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17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0.688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24" style:family="table-column">
      <style:table-column-properties fo:break-before="auto" style:column-width="0.291cm"/>
    </style:style>
    <style:style style:name="co12" style:family="table-column">
      <style:table-column-properties fo:break-before="auto" style:column-width="2.037cm"/>
    </style:style>
    <style:style style:name="co13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1.984cm"/>
    </style:style>
    <style:style style:name="co16" style:family="table-column">
      <style:table-column-properties fo:break-before="auto" style:column-width="1.879cm"/>
    </style:style>
    <style:style style:name="co25" style:family="table-column">
      <style:table-column-properties fo:break-before="auto" style:column-width="2.117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1.773cm"/>
    </style:style>
    <style:style style:name="co28" style:family="table-column">
      <style:table-column-properties fo:break-before="auto" style:column-width="0.159cm"/>
    </style:style>
    <style:style style:name="co29" style:family="table-column">
      <style:table-column-properties fo:break-before="auto" style:column-width="1.058cm"/>
    </style:style>
    <style:style style:name="co30" style:family="table-column">
      <style:table-column-properties fo:break-before="auto" style:column-width="1.614cm"/>
    </style:style>
    <style:style style:name="co31" style:family="table-column">
      <style:table-column-properties fo:break-before="page" style:column-width="0.159cm"/>
    </style:style>
    <style:style style:name="co32" style:family="table-column">
      <style:table-column-properties fo:break-before="auto" style:column-width="2.011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0.265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2.566cm"/>
    </style:style>
    <style:style style:name="ro7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36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0.318cm" fo:break-before="page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16" style:family="table-row">
      <style:table-row-properties style:row-height="0.436cm" fo:break-before="page" style:use-optimal-row-height="true"/>
    </style:style>
    <style:style style:name="ro17" style:family="table-row">
      <style:table-row-properties style:row-height="0.635cm" fo:break-before="auto" style:use-optimal-row-height="false"/>
    </style:style>
    <style:style style:name="ro18" style:family="table-row">
      <style:table-row-properties style:row-height="1.085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688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18" style:family="table-cell" style:parent-style-name="Default" style:data-style-name="N0">
      <style:text-properties style:text-position="" fo:font-size="9pt" style:font-size-asian="9pt" style:font-size-complex="9pt"/>
    </style:style>
    <style:style style:name="ce119" style:family="table-cell" style:parent-style-name="Default" style:data-style-name="N0">
      <style:text-properties style:text-position="" fo:font-size="9pt" style:font-size-asian="9pt" style:font-size-complex="9pt"/>
    </style:style>
    <style:style style:name="ce120" style:family="table-cell" style:parent-style-name="Default" style:data-style-name="N112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1" style:family="table-cell" style:parent-style-name="Default" style:data-style-name="N110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2" style:family="table-cell" style:parent-style-name="Default" style:data-style-name="N112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7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" style:font-name-asian="Times New Roman1" style:font-name-complex="Times New Roman1"/>
    </style:style>
    <style:style style:name="ce184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12" style:family="table-cell" style:parent-style-name="Default" style:data-style-name="N110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13" style:family="table-cell" style:parent-style-name="Default" style:data-style-name="N0">
      <style:table-cell-properties fo:border-bottom="0.06pt solid #000000" fo:background-color="#cc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214" style:family="table-cell" style:parent-style-name="Default" style:data-style-name="N110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15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17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18" style:family="table-cell" style:parent-style-name="Default" style:data-style-name="N112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" style:family="table-cell" style:parent-style-name="Default" style:data-style-name="N112">
      <style:table-cell-properties fo:background-color="transparent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4" style:family="table-cell" style:parent-style-name="Default" style:data-style-name="N110">
      <style:table-cell-properties fo:background-color="transparent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46" style:family="table-cell" style:parent-style-name="Default" style:data-style-name="N110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47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48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49" style:family="table-cell" style:parent-style-name="Default" style:data-style-name="N112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5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5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2" style:family="table-cell" style:parent-style-name="Default" style:data-style-name="N112">
      <style:table-cell-properties fo:background-color="#ccffcc" fo:border="0.06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53" style:family="table-cell" style:parent-style-name="Default" style:data-style-name="N112">
      <style:table-cell-properties fo:background-color="#ccffcc" fo:border="2.01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3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4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5" style:family="table-cell" style:parent-style-name="Default" style:data-style-name="N11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6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7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8" style:family="table-cell" style:parent-style-name="Default" style:data-style-name="N112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0" style:family="table-cell" style:parent-style-name="Default" style:data-style-name="N112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1" style:family="table-cell" style:parent-style-name="Default" style:data-style-name="N112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2" style:family="table-cell" style:parent-style-name="Default" style:data-style-name="N112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38" style:family="table-cell" style:parent-style-name="Default" style:data-style-name="N0"/>
    <style:style style:name="ce39" style:family="table-cell" style:parent-style-name="Default" style:data-style-name="N5110"/>
    <style:style style:name="ce40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4" style:family="table-cell" style:parent-style-name="Default" style:data-style-name="N110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5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8" style:family="table-cell" style:parent-style-name="Default" style:data-style-name="N110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9" style:family="table-cell" style:parent-style-name="Default" style:data-style-name="N110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0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3" style:family="table-cell" style:parent-style-name="Default" style:data-style-name="N11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110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6" style:family="table-cell" style:parent-style-name="Default" style:data-style-name="N110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8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81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8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83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84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ce85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86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1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3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4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5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6" style:family="table-cell" style:parent-style-name="Default" style:data-style-name="N1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7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8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9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0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1" style:family="table-cell" style:parent-style-name="Default" style:data-style-name="N11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2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5" style:family="table-cell" style:parent-style-name="Default" style:data-style-name="N112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12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112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12">
      <style:table-cell-properties fo:background-color="#ff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12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1" style:family="table-cell" style:parent-style-name="Default" style:data-style-name="N112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112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3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14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15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16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24" style:family="table-cell" style:parent-style-name="Default" style:data-style-name="N112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5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7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2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9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1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2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3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4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5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9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0" style:family="table-cell" style:parent-style-name="Default" style:data-style-name="N11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1" style:family="table-cell" style:parent-style-name="Default" style:data-style-name="N112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2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4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6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8" style:family="table-cell" style:parent-style-name="Default" style:data-style-name="N112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9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1" style:family="table-cell" style:parent-style-name="Default" style:data-style-name="N112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2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3" style:family="table-cell" style:parent-style-name="Default" style:data-style-name="N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4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5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6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7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8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9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0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4" style:family="table-cell" style:parent-style-name="Default" style:data-style-name="N0">
      <style:text-properties fo:font-size="9pt" style:font-size-asian="9pt" style:font-size-complex="9pt"/>
    </style:style>
    <style:style style:name="ce165" style:family="table-cell" style:parent-style-name="Default" style:data-style-name="N110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6" style:family="table-cell" style:parent-style-name="Default" style:data-style-name="N110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7" style:family="table-cell" style:parent-style-name="Default" style:data-style-name="N110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8" style:family="table-cell" style:parent-style-name="Default" style:data-style-name="N110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0" style:family="table-cell" style:parent-style-name="Default" style:data-style-name="N0">
      <style:table-cell-properties fo:border-bottom="0.06pt solid #000000" fo:background-color="#cc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1" style:family="table-cell" style:parent-style-name="Default" style:data-style-name="N110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2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4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9" style:family="table-cell" style:parent-style-name="Default" style:data-style-name="N112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0" style:family="table-cell" style:parent-style-name="Default" style:data-style-name="N112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1" style:family="table-cell" style:parent-style-name="Default" style:data-style-name="N112">
      <style:table-cell-properties fo:background-color="#cc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2" style:family="table-cell" style:parent-style-name="Default" style:data-style-name="N112">
      <style:table-cell-properties fo:background-color="#cc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3" style:family="table-cell" style:parent-style-name="Default" style:data-style-name="N112">
      <style:table-cell-properties fo:background-color="#ccffcc" fo:border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5" style:family="table-cell" style:parent-style-name="Default" style:data-style-name="N112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6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112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8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9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style:font-name-asian="Times New Roman1" style:font-name-complex="Times New Roman1"/>
    </style:style>
    <style:style style:name="ce191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2" style:family="table-cell" style:parent-style-name="Default" style:data-style-name="N112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3" style:family="table-cell" style:parent-style-name="Default" style:data-style-name="N112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4" style:family="table-cell" style:parent-style-name="Default" style:data-style-name="N112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5" style:family="table-cell" style:parent-style-name="Default" style:data-style-name="N4">
      <style:table-cell-properties fo:background-color="#cc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6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7" style:family="table-cell" style:parent-style-name="Default" style:data-style-name="N4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8" style:family="table-cell" style:parent-style-name="Default" style:data-style-name="N110">
      <style:table-cell-properties fo:background-color="#cc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9" style:family="table-cell" style:parent-style-name="Default" style:data-style-name="N4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0" style:family="table-cell" style:parent-style-name="Default" style:data-style-name="N1">
      <style:table-cell-properties fo:background-color="#ffffcc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01" style:family="table-cell" style:parent-style-name="Default" style:data-style-name="N11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2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3" style:family="table-cell" style:parent-style-name="Default" style:data-style-name="N110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205" style:family="table-cell" style:parent-style-name="Default" style:data-style-name="N1">
      <style:table-cell-properties fo:background-color="#cc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6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7" style:family="table-cell" style:parent-style-name="Default" style:data-style-name="N1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8" style:family="table-cell" style:parent-style-name="Default" style:data-style-name="N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9" style:family="table-cell" style:parent-style-name="Default" style:data-style-name="N1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0" style:family="table-cell" style:parent-style-name="Default" style:data-style-name="N1">
      <style:table-cell-properties fo:background-color="#ffffcc"/>
      <style:text-properties style:font-name="Times New Roman" style:font-name-asian="Times New Roman1" style:font-name-complex="Times New Roman1"/>
    </style:style>
    <style:style style:name="ce211" style:family="table-cell" style:parent-style-name="Default" style:data-style-name="N4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0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1" style:family="table-cell" style:parent-style-name="Default" style:data-style-name="N4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2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5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30" style:family="table-cell" style:parent-style-name="Default" style:data-style-name="N4">
      <style:table-cell-properties fo:background-color="#ffffcc" fo:wrap-option="wrap" style:vertical-align="automatic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23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3">
        <table:table-column table:style-name="co1" table:default-cell-style-name="ce41"/>
        <table:table-column table:style-name="co12" table:default-cell-style-name="ce54"/>
        <table:table-column table:style-name="co13" table:default-cell-style-name="ce79"/>
        <table:table-column table:style-name="co15" table:default-cell-style-name="ce86"/>
        <table:table-column table:style-name="co15" table:default-cell-style-name="ce103"/>
        <table:table-column table:style-name="co16" table:default-cell-style-name="ce103"/>
        <table:table-column table:style-name="co25" table:default-cell-style-name="ce103"/>
        <table:table-column table:style-name="co26" table:default-cell-style-name="ce126"/>
        <table:table-column table:style-name="co8" table:default-cell-style-name="ce103"/>
        <table:table-column table:style-name="co27" table:default-cell-style-name="ce103"/>
        <table:table-column table:style-name="co12" table:default-cell-style-name="ce103"/>
        <table:table-column table:style-name="co28" table:default-cell-style-name="ce103"/>
        <table:table-column table:style-name="co26" table:default-cell-style-name="ce126"/>
        <table:table-column table:style-name="co28" table:default-cell-style-name="ce103"/>
        <table:table-column table:style-name="co12" table:default-cell-style-name="ce139"/>
        <table:table-column table:style-name="co29" table:default-cell-style-name="ce143"/>
        <table:table-column table:style-name="co30" table:number-columns-repeated="2" table:default-cell-style-name="ce139"/>
        <table:table-column table:style-name="co25" table:default-cell-style-name="ce139"/>
        <table:table-column table:style-name="co31" table:default-cell-style-name="ce139"/>
        <table:table-column table:style-name="co14" table:default-cell-style-name="ce54"/>
        <table:table-column table:style-name="co15" table:default-cell-style-name="ce103"/>
        <table:table-column table:style-name="co32" table:default-cell-style-name="ce103"/>
        <table:table-column table:style-name="co33" table:default-cell-style-name="ce103"/>
        <table:table-column table:style-name="co14" table:number-columns-repeated="2" table:default-cell-style-name="ce139"/>
        <table:table-column table:style-name="co1" table:default-cell-style-name="ce41"/>
        <table:table-column table:style-name="co14" table:number-columns-repeated="997" table:default-cell-style-name="ce41"/>
        <table:table-row table:style-name="ro6">
          <table:table-cell table:style-name="ce40" table:number-columns-spanned="1" table:number-rows-spanned="4"/>
          <table:table-cell table:style-name="ce45" office:value-type="string" table:number-columns-spanned="1" table:number-rows-spanned="4">
            <text:p>Date Asset Purchased</text:p>
          </table:table-cell>
          <table:table-cell table:style-name="ce77" office:value-type="string" table:number-columns-spanned="2" table:number-rows-spanned="1">
            <text:p>FIXED ASSETS</text:p>
          </table:table-cell>
          <table:covered-table-cell/>
          <table:table-cell table:style-name="ce101" table:formula="of:=[.E57]+[.E110]" office:value-type="float" office:value="0">
            <text:p>0.00 </text:p>
          </table:table-cell>
          <table:table-cell table:style-name="ce112" table:formula="of:=[.F57]+[.F110]" office:value-type="float" office:value="0">
            <text:p>0.00 </text:p>
          </table:table-cell>
          <table:table-cell table:style-name="ce112" table:formula="of:=[.G57]+[.G110]" office:value-type="float" office:value="0">
            <text:p>0.00 </text:p>
          </table:table-cell>
          <table:table-cell table:style-name="ce125" office:value-type="string" table:number-columns-spanned="1" table:number-rows-spanned="4">
            <text:p>Deprn Rate %</text:p>
          </table:table-cell>
          <table:table-cell table:style-name="ce112" table:formula="of:=[.I57]+[.I110]" office:value-type="float" office:value="0">
            <text:p>0.00 </text:p>
          </table:table-cell>
          <table:table-cell table:style-name="ce112" table:formula="of:=[.J57]+[.J110]" office:value-type="float" office:value="0">
            <text:p>0.00 </text:p>
          </table:table-cell>
          <table:table-cell table:style-name="ce112" table:formula="of:=[.K57]+[.K110]" office:value-type="float" office:value="0">
            <text:p>0.00 </text:p>
          </table:table-cell>
          <table:table-cell table:style-name="ce112" table:number-columns-spanned="1" table:number-rows-spanned="4"/>
          <table:table-cell table:style-name="ce125" office:value-type="string" table:number-columns-spanned="1" table:number-rows-spanned="4">
            <text:p>Enter % Personal use of vehicles</text:p>
          </table:table-cell>
          <table:table-cell table:style-name="ce112" table:number-columns-spanned="1" table:number-rows-spanned="4"/>
          <table:table-cell table:style-name="ce112" table:formula="of:=[.O57]+[.O110]" office:value-type="float" office:value="0">
            <text:p>0.00 </text:p>
          </table:table-cell>
          <table:table-cell table:style-name="ce142" office:value-type="string" table:number-columns-spanned="1" table:number-rows-spanned="3">
            <text:p>Annual Invest Allow</text:p>
          </table:table-cell>
          <table:table-cell table:style-name="ce112" table:formula="of:=[.Q57]+[.Q110]" office:value-type="float" office:value="0">
            <text:p>0.00 </text:p>
          </table:table-cell>
          <table:table-cell table:style-name="ce112" table:formula="of:=[.R57]+[.R110]" office:value-type="float" office:value="0">
            <text:p>0.00 </text:p>
          </table:table-cell>
          <table:table-cell table:style-name="ce112" table:formula="of:=[.S57]+[.S110]" office:value-type="float" office:value="0">
            <text:p>0.00 </text:p>
          </table:table-cell>
          <table:table-cell table:style-name="ce151" table:number-columns-spanned="1" table:number-rows-spanned="4"/>
          <table:table-cell table:style-name="ce153" office:value-type="string" table:number-columns-spanned="1" table:number-rows-spanned="4">
            <text:p>Date <text:s text:c="9"/>Asset Sold</text:p>
          </table:table-cell>
          <table:table-cell table:style-name="ce112" table:formula="of:=[.V57]+[.V110]" office:value-type="float" office:value="0">
            <text:p>0.00 </text:p>
          </table:table-cell>
          <table:table-cell table:style-name="ce112" table:formula="of:=[.W57]+[.W110]" office:value-type="float" office:value="0">
            <text:p>0.00 </text:p>
          </table:table-cell>
          <table:table-cell table:style-name="ce112" table:formula="of:=[.X57]+[.X110]" office:value-type="float" office:value="0">
            <text:p>0.00 </text:p>
          </table:table-cell>
          <table:table-cell table:style-name="ce112" table:formula="of:=[.Y57]+[.Y110]" office:value-type="float" office:value="0">
            <text:p>0.00 </text:p>
          </table:table-cell>
          <table:table-cell table:style-name="ce112" table:formula="of:=[.Z57]+[.Z110]" office:value-type="float" office:value="0">
            <text:p>0.00 </text:p>
          </table:table-cell>
          <table:table-cell table:style-name="ce155"/>
          <table:table-cell table:style-name="ce159" table:number-columns-repeated="997"/>
        </table:table-row>
        <table:table-row table:style-name="ro8">
          <table:covered-table-cell table:number-columns-repeated="2"/>
          <table:table-cell table:style-name="ce78" office:value-type="string" table:number-columns-spanned="1" table:number-rows-spanned="3">
            <text:p>Asset Description</text:p>
          </table:table-cell>
          <table:table-cell table:style-name="ce87" office:value-type="string" table:number-columns-spanned="1" table:number-rows-spanned="3">
            <text:p>Purchase Reference</text:p>
          </table:table-cell>
          <table:table-cell table:style-name="ce102" office:value-type="string" table:number-columns-spanned="1" table:number-rows-spanned="3">
            <text:p>Original Cost</text:p>
          </table:table-cell>
          <table:table-cell table:style-name="ce113" office:value-type="string" table:number-columns-spanned="1" table:number-rows-spanned="2">
            <text:p>Accumulated Depreciation</text:p>
          </table:table-cell>
          <table:table-cell table:style-name="ce102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113" office:value-type="string" table:number-columns-spanned="1" table:number-rows-spanned="3">
            <text:p>Depreciation Charge current year</text:p>
          </table:table-cell>
          <table:table-cell table:style-name="ce113" office:value-type="string" table:number-columns-spanned="1" table:number-rows-spanned="2">
            <text:p>Accumulated Depreciation</text:p>
          </table:table-cell>
          <table:table-cell table:style-name="ce102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102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102" office:value-type="string" table:number-columns-spanned="1" table:number-rows-spanned="3">
            <text:p>Annual Investment Allowance</text:p>
          </table:table-cell>
          <table:table-cell table:style-name="ce102" office:value-type="string" table:number-columns-spanned="1" table:number-rows-spanned="2">
            <text:p>W Down Allowance</text:p>
          </table:table-cell>
          <table:table-cell table:style-name="ce102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54" office:value-type="string" table:number-columns-spanned="1" table:number-rows-spanned="3">
            <text:p>Sales Value<text:span text:style-name="T2"> Assets Sold</text:span></text:p>
          </table:table-cell>
          <table:table-cell table:style-name="ce154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54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102" office:value-type="string" table:number-columns-spanned="1" table:number-rows-spanned="3">
            <text:p>Capital Allowance</text:p>
          </table:table-cell>
          <table:table-cell table:style-name="ce102" office:value-type="string" table:number-columns-spanned="1" table:number-rows-spanned="3">
            <text:p>Balancing Charge</text:p>
          </table:table-cell>
          <table:table-cell table:style-name="ce156"/>
          <table:table-cell table:number-columns-repeated="997"/>
        </table:table-row>
        <table:table-row table:style-name="ro8">
          <table:covered-table-cell table:number-columns-repeated="26"/>
          <table:table-cell table:style-name="ce156"/>
          <table:table-cell table:number-columns-repeated="997"/>
        </table:table-row>
        <table:table-row table:style-name="ro9">
          <table:covered-table-cell table:number-columns-repeated="5"/>
          <table:table-cell table:style-name="ce114" table:formula="of:=[.D6]" office:value-type="date" office:date-value="2012-04-01">
            <text:p>01-Apr-12</text:p>
          </table:table-cell>
          <table:table-cell table:style-name="ce114" table:formula="of:=[.D6]" office:value-type="date" office:date-value="2012-04-01">
            <text:p>01-Apr-12</text:p>
          </table:table-cell>
          <table:covered-table-cell table:number-columns-repeated="2"/>
          <table:table-cell table:style-name="ce114" table:formula="of:=['file:///C:/Users/Antony/diy/GB%20Accounts/GB%20Accounts%202013/GB%20Accounts%20Company%202013-03-31%20(Mar13)%20OpenOffice/Financialaccounts.ods'#$Admin.$N$7]" office:value-type="date" office:date-value="2013-03-31">
            <text:p>31-Mar-13</text:p>
          </table:table-cell>
          <table:table-cell table:style-name="ce114" table:formula="of:=[.J4]" office:value-type="date" office:date-value="2013-03-31">
            <text:p>31-Mar-13</text:p>
          </table:table-cell>
          <table:covered-table-cell table:number-columns-repeated="3"/>
          <table:table-cell table:style-name="ce45" table:formula="of:=[.D6]" office:value-type="date" office:date-value="2012-04-01">
            <text:p>01-Apr-12</text:p>
          </table:table-cell>
          <table:table-cell table:style-name="ce144" office:value-type="float" office:value="100">
            <text:p>100</text:p>
          </table:table-cell>
          <table:covered-table-cell/>
          <table:table-cell table:style-name="ce149" office:value-type="float" office:value="20">
            <text:p>20</text:p>
          </table:table-cell>
          <table:table-cell table:style-name="ce45" table:formula="of:=[.J4]" office:value-type="date" office:date-value="2013-03-31">
            <text:p>31-Mar-13</text:p>
          </table:table-cell>
          <table:covered-table-cell table:number-columns-repeated="7"/>
          <table:table-cell table:style-name="ce157"/>
          <table:table-cell table:style-name="ce160" table:number-columns-repeated="997"/>
        </table:table-row>
        <table:table-row table:style-name="ro12">
          <table:table-cell table:style-name="ce42"/>
          <table:table-cell table:style-name="ce55"/>
          <table:table-cell table:style-name="ce80"/>
          <table:table-cell table:style-name="ce88"/>
          <table:table-cell table:style-name="ce104"/>
          <table:table-cell table:style-name="ce115"/>
          <table:table-cell table:style-name="ce104"/>
          <table:table-cell table:style-name="ce127"/>
          <table:table-cell table:style-name="ce115" table:number-columns-repeated="2"/>
          <table:table-cell table:style-name="ce104"/>
          <table:table-cell table:style-name="ce136"/>
          <table:table-cell table:style-name="ce137"/>
          <table:table-cell table:style-name="ce136"/>
          <table:table-cell table:style-name="ce104"/>
          <table:table-cell table:style-name="ce88"/>
          <table:table-cell table:style-name="ce148"/>
          <table:table-cell table:style-name="ce150"/>
          <table:table-cell table:style-name="ce104"/>
          <table:table-cell table:style-name="ce136"/>
          <table:table-cell table:style-name="ce55"/>
          <table:table-cell table:style-name="ce104" table:number-columns-repeated="5"/>
          <table:table-cell table:style-name="ce157"/>
          <table:table-cell table:style-name="ce160" table:number-columns-repeated="997"/>
        </table:table-row>
        <table:table-row table:style-name="ro6">
          <table:table-cell table:style-name="ce43"/>
          <table:table-cell table:style-name="ce56" office:value-type="string" table:number-columns-spanned="2" table:number-rows-spanned="1">
            <text:p>EXISTING FIXED ASSETS AT </text:p>
          </table:table-cell>
          <table:covered-table-cell/>
          <table:table-cell table:style-name="ce89" table:formula="of:=['file:///C:/Users/Antony/diy/GB%20Accounts/GB%20Accounts%202013/GB%20Accounts%20Company%202013-03-31%20(Mar13)%20OpenOffice/Financialaccounts.ods'#$Admin.$L$6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105" table:number-columns-repeated="2"/>
          <table:table-cell table:style-name="ce128"/>
          <table:table-cell table:style-name="ce105" table:number-columns-repeated="4"/>
          <table:table-cell table:style-name="ce128"/>
          <table:table-cell table:style-name="ce105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6">
          <table:table-cell table:style-name="ce43"/>
          <table:table-cell table:style-name="ce57" office:value-type="string" table:number-columns-spanned="2" table:number-rows-spanned="1">
            <text:p>Land &amp; Property</text:p>
          </table:table-cell>
          <table:covered-table-cell/>
          <table:table-cell table:style-name="ce90"/>
          <table:table-cell table:style-name="ce105" table:number-columns-repeated="3"/>
          <table:table-cell table:style-name="ce129" office:value-type="percentage" office:value="0">
            <text:p>0%</text:p>
          </table:table-cell>
          <table:table-cell table:style-name="ce105" table:number-columns-repeated="4"/>
          <table:table-cell table:style-name="ce128"/>
          <table:table-cell table:style-name="ce105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8]&gt;0;[.E8]-[.F8];&quot; &quot;)" office:value-type="string" office:string-value=" ">
            <text:p><text:s/></text:p>
          </table:table-cell>
          <table:table-cell table:style-name="ce130" table:formula="of:=[.H$7]" office:value-type="percentage" office:value="0">
            <text:p>0%</text:p>
          </table:table-cell>
          <table:table-cell table:style-name="ce108" table:formula="of:=IF([.E8]&gt;0;MIN([.E8]*[.H8];[.G8]);&quot; &quot;)" office:value-type="string" office:string-value=" ">
            <text:p><text:s/></text:p>
          </table:table-cell>
          <table:table-cell table:style-name="ce108" table:formula="of:=IF([.E8]&gt;0;[.F8]+[.I8];&quot; &quot;)" office:value-type="string" office:string-value=" ">
            <text:p><text:s/></text:p>
          </table:table-cell>
          <table:table-cell table:style-name="ce108" table:formula="of:=IF([.E8]&gt;0;[.E8]-[.J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58"/>
          <table:table-cell table:style-name="ce106"/>
          <table:table-cell table:style-name="ce108" table:formula="of:=IF([.V8]&gt;0;[.E8];&quot; &quot;)" office:value-type="string" office:string-value=" ">
            <text:p><text:s/></text:p>
          </table:table-cell>
          <table:table-cell table:style-name="ce108" table:formula="of:=IF([.V8]&gt;0;[.J8];&quot; &quot;)" office:value-type="string" office:string-value=" ">
            <text:p><text:s/></text:p>
          </table:table-cell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9]&gt;0;[.E9]-[.F9];&quot; &quot;)" office:value-type="string" office:string-value=" ">
            <text:p><text:s/></text:p>
          </table:table-cell>
          <table:table-cell table:style-name="ce130" table:formula="of:=[.H$7]" office:value-type="percentage" office:value="0">
            <text:p>0%</text:p>
          </table:table-cell>
          <table:table-cell table:style-name="ce108" table:formula="of:=IF([.E9]&gt;0;MIN([.E9]*[.H9];[.G9]);&quot; &quot;)" office:value-type="string" office:string-value=" ">
            <text:p><text:s/></text:p>
          </table:table-cell>
          <table:table-cell table:style-name="ce108" table:formula="of:=IF([.E9]&gt;0;[.F9]+[.I9];&quot; &quot;)" office:value-type="string" office:string-value=" ">
            <text:p><text:s/></text:p>
          </table:table-cell>
          <table:table-cell table:style-name="ce108" table:formula="of:=IF([.E9]&gt;0;[.E9]-[.J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58"/>
          <table:table-cell table:style-name="ce106"/>
          <table:table-cell table:style-name="ce108" table:formula="of:=IF([.V9]&gt;0;[.E9];&quot; &quot;)" office:value-type="string" office:string-value=" ">
            <text:p><text:s/></text:p>
          </table:table-cell>
          <table:table-cell table:style-name="ce108" table:formula="of:=IF([.V9]&gt;0;[.J9];&quot; &quot;)" office:value-type="string" office:string-value=" ">
            <text:p><text:s/></text:p>
          </table:table-cell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0]&gt;0;[.E10]-[.F10];&quot; &quot;)" office:value-type="string" office:string-value=" ">
            <text:p><text:s/></text:p>
          </table:table-cell>
          <table:table-cell table:style-name="ce130" table:formula="of:=[.H$7]" office:value-type="percentage" office:value="0">
            <text:p>0%</text:p>
          </table:table-cell>
          <table:table-cell table:style-name="ce108" table:formula="of:=IF([.E10]&gt;0;MIN([.E10]*[.H10];[.G10]);&quot; &quot;)" office:value-type="string" office:string-value=" ">
            <text:p><text:s/></text:p>
          </table:table-cell>
          <table:table-cell table:style-name="ce108" table:formula="of:=IF([.E10]&gt;0;[.F10]+[.I10];&quot; &quot;)" office:value-type="string" office:string-value=" ">
            <text:p><text:s/></text:p>
          </table:table-cell>
          <table:table-cell table:style-name="ce108" table:formula="of:=IF([.E10]&gt;0;[.E10]-[.J10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58"/>
          <table:table-cell table:style-name="ce106"/>
          <table:table-cell table:style-name="ce108" table:formula="of:=IF([.V10]&gt;0;[.E10];&quot; &quot;)" office:value-type="string" office:string-value=" ">
            <text:p><text:s/></text:p>
          </table:table-cell>
          <table:table-cell table:style-name="ce108" table:formula="of:=IF([.V10]&gt;0;[.J10];&quot; &quot;)" office:value-type="string" office:string-value=" ">
            <text:p><text:s/></text:p>
          </table:table-cell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table:formula="of:=IF(([.E11]-[.F11])=(['file:///C:/Users/Antony/diy/GB%20Accounts/GB%20Accounts%202013/GB%20Accounts%20Company%202013-03-31%20(Mar13)%20OpenOffice/Financialaccounts.ods'#$OpenAccounts.$G$13]-['file:///C:/Users/Antony/diy/GB%20Accounts/GB%20Accounts%202013/GB%20Accounts%20Company%202013-03-31%20(Mar13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07" table:formula="of:=SUM([.E8:.E10])" office:value-type="float" office:value="0">
            <text:p>0.00 </text:p>
          </table:table-cell>
          <table:table-cell table:style-name="ce107" table:formula="of:=SUM([.F8:.F10])" office:value-type="float" office:value="0">
            <text:p>0.00 </text:p>
          </table:table-cell>
          <table:table-cell table:style-name="ce124" table:formula="of:=SUM([.G8:.G10])" office:value-type="float" office:value="0">
            <text:p>0.00 </text:p>
          </table:table-cell>
          <table:table-cell table:style-name="ce130"/>
          <table:table-cell table:style-name="ce124" table:formula="of:=SUM([.I8:.I10])" office:value-type="float" office:value="0">
            <text:p>0.00 </text:p>
          </table:table-cell>
          <table:table-cell table:style-name="ce124" table:formula="of:=SUM([.J8:.J10])" office:value-type="float" office:value="0">
            <text:p>0.00 </text:p>
          </table:table-cell>
          <table:table-cell table:style-name="ce124" table:formula="of:=SUM([.K8:.K10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8:.O10])" office:value-type="float" office:value="0">
            <text:p>0.00 </text:p>
          </table:table-cell>
          <table:table-cell table:style-name="ce93"/>
          <table:table-cell table:style-name="ce124" table:formula="of:=SUM([.Q8:.Q10])" office:value-type="float" office:value="0">
            <text:p>0.00 </text:p>
          </table:table-cell>
          <table:table-cell table:style-name="ce124" table:formula="of:=SUM([.R8:.R10])" office:value-type="float" office:value="0">
            <text:p>0.00 </text:p>
          </table:table-cell>
          <table:table-cell table:style-name="ce124" table:formula="of:=SUM([.S8:.S10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8:.V10])" office:value-type="float" office:value="0">
            <text:p>0.00 </text:p>
          </table:table-cell>
          <table:table-cell table:style-name="ce124" table:formula="of:=SUM([.W8:.W10])" office:value-type="float" office:value="0">
            <text:p>0.00 </text:p>
          </table:table-cell>
          <table:table-cell table:style-name="ce124" table:formula="of:=SUM([.X8:.X10])" office:value-type="float" office:value="0">
            <text:p>0.00 </text:p>
          </table:table-cell>
          <table:table-cell table:style-name="ce124" table:formula="of:=SUM([.Y8:.Y10])" office:value-type="float" office:value="0">
            <text:p>0.00 </text:p>
          </table:table-cell>
          <table:table-cell table:style-name="ce124" table:formula="of:=SUM([.Z8:.Z10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1" office:value-type="string" table:number-columns-spanned="2" table:number-rows-spanned="1">
            <text:p>Plant &amp; Machinery</text:p>
          </table:table-cell>
          <table:covered-table-cell/>
          <table:table-cell table:style-name="ce93"/>
          <table:table-cell table:style-name="ce108" table:number-columns-repeated="3"/>
          <table:table-cell table:style-name="ce131" office:value-type="percentage" office:value="0.1">
            <text:p>10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4]&gt;0;[.E14]-[.F14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14]&gt;0;MIN([.E14]*[.H14];[.G14]);&quot; &quot;)" office:value-type="string" office:string-value=" ">
            <text:p><text:s/></text:p>
          </table:table-cell>
          <table:table-cell table:style-name="ce108" table:formula="of:=IF([.E14]&gt;0;[.F14]+[.I14];&quot; &quot;)" office:value-type="string" office:string-value=" ">
            <text:p><text:s/></text:p>
          </table:table-cell>
          <table:table-cell table:style-name="ce108" table:formula="of:=IF([.E14]&gt;0;[.E14]-[.J14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14]&gt;0;[.O14]*[.R$4]/100;&quot; &quot;)" office:value-type="string" office:string-value=" ">
            <text:p><text:s/></text:p>
          </table:table-cell>
          <table:table-cell table:style-name="ce135" table:formula="of:=IF([.O14]&gt;0;[.O14]-[.R14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4]&gt;0;[.E14];&quot; &quot;)" office:value-type="string" office:string-value=" ">
            <text:p><text:s/></text:p>
          </table:table-cell>
          <table:table-cell table:style-name="ce108" table:formula="of:=IF([.V14]&gt;0;[.J14];&quot; &quot;)" office:value-type="string" office:string-value=" ">
            <text:p><text:s/></text:p>
          </table:table-cell>
          <table:table-cell table:style-name="ce135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35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5]&gt;0;[.E15]-[.F15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15]&gt;0;MIN([.E15]*[.H15];[.G15]);&quot; &quot;)" office:value-type="string" office:string-value=" ">
            <text:p><text:s/></text:p>
          </table:table-cell>
          <table:table-cell table:style-name="ce108" table:formula="of:=IF([.E15]&gt;0;[.F15]+[.I15];&quot; &quot;)" office:value-type="string" office:string-value=" ">
            <text:p><text:s/></text:p>
          </table:table-cell>
          <table:table-cell table:style-name="ce108" table:formula="of:=IF([.E15]&gt;0;[.E15]-[.J15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15]&gt;0;[.O15]*[.R$4]/100;&quot; &quot;)" office:value-type="string" office:string-value=" ">
            <text:p><text:s/></text:p>
          </table:table-cell>
          <table:table-cell table:style-name="ce135" table:formula="of:=IF([.O15]&gt;0;[.O15]-[.R15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5]&gt;0;[.E15];&quot; &quot;)" office:value-type="string" office:string-value=" ">
            <text:p><text:s/></text:p>
          </table:table-cell>
          <table:table-cell table:style-name="ce108" table:formula="of:=IF([.V15]&gt;0;[.J15];&quot; &quot;)" office:value-type="string" office:string-value=" ">
            <text:p><text:s/></text:p>
          </table:table-cell>
          <table:table-cell table:style-name="ce135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35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6]&gt;0;[.E16]-[.F16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16]&gt;0;MIN([.E16]*[.H16];[.G16]);&quot; &quot;)" office:value-type="string" office:string-value=" ">
            <text:p><text:s/></text:p>
          </table:table-cell>
          <table:table-cell table:style-name="ce108" table:formula="of:=IF([.E16]&gt;0;[.F16]+[.I16];&quot; &quot;)" office:value-type="string" office:string-value=" ">
            <text:p><text:s/></text:p>
          </table:table-cell>
          <table:table-cell table:style-name="ce108" table:formula="of:=IF([.E16]&gt;0;[.E16]-[.J16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16]&gt;0;[.O16]*[.R$4]/100;&quot; &quot;)" office:value-type="string" office:string-value=" ">
            <text:p><text:s/></text:p>
          </table:table-cell>
          <table:table-cell table:style-name="ce135" table:formula="of:=IF([.O16]&gt;0;[.O16]-[.R16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6]&gt;0;[.E16];&quot; &quot;)" office:value-type="string" office:string-value=" ">
            <text:p><text:s/></text:p>
          </table:table-cell>
          <table:table-cell table:style-name="ce108" table:formula="of:=IF([.V16]&gt;0;[.J16];&quot; &quot;)" office:value-type="string" office:string-value=" ">
            <text:p><text:s/></text:p>
          </table:table-cell>
          <table:table-cell table:style-name="ce135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35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7]&gt;0;[.E17]-[.F17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17]&gt;0;MIN([.E17]*[.H17];[.G17]);&quot; &quot;)" office:value-type="string" office:string-value=" ">
            <text:p><text:s/></text:p>
          </table:table-cell>
          <table:table-cell table:style-name="ce108" table:formula="of:=IF([.E17]&gt;0;[.F17]+[.I17];&quot; &quot;)" office:value-type="string" office:string-value=" ">
            <text:p><text:s/></text:p>
          </table:table-cell>
          <table:table-cell table:style-name="ce108" table:formula="of:=IF([.E17]&gt;0;[.E17]-[.J17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17]&gt;0;[.O17]*[.R$4]/100;&quot; &quot;)" office:value-type="string" office:string-value=" ">
            <text:p><text:s/></text:p>
          </table:table-cell>
          <table:table-cell table:style-name="ce135" table:formula="of:=IF([.O17]&gt;0;[.O17]-[.R1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7]&gt;0;[.E17];&quot; &quot;)" office:value-type="string" office:string-value=" ">
            <text:p><text:s/></text:p>
          </table:table-cell>
          <table:table-cell table:style-name="ce108" table:formula="of:=IF([.V17]&gt;0;[.J17];&quot; &quot;)" office:value-type="string" office:string-value=" ">
            <text:p><text:s/></text:p>
          </table:table-cell>
          <table:table-cell table:style-name="ce135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35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8]&gt;0;[.E18]-[.F18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18]&gt;0;MIN([.E18]*[.H18];[.G18]);&quot; &quot;)" office:value-type="string" office:string-value=" ">
            <text:p><text:s/></text:p>
          </table:table-cell>
          <table:table-cell table:style-name="ce108" table:formula="of:=IF([.E18]&gt;0;[.F18]+[.I18];&quot; &quot;)" office:value-type="string" office:string-value=" ">
            <text:p><text:s/></text:p>
          </table:table-cell>
          <table:table-cell table:style-name="ce108" table:formula="of:=IF([.E18]&gt;0;[.E18]-[.J1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18]&gt;0;[.O18]*[.R$4]/100;&quot; &quot;)" office:value-type="string" office:string-value=" ">
            <text:p><text:s/></text:p>
          </table:table-cell>
          <table:table-cell table:style-name="ce135" table:formula="of:=IF([.O18]&gt;0;[.O18]-[.R1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8]&gt;0;[.E18];&quot; &quot;)" office:value-type="string" office:string-value=" ">
            <text:p><text:s/></text:p>
          </table:table-cell>
          <table:table-cell table:style-name="ce108" table:formula="of:=IF([.V18]&gt;0;[.J18];&quot; &quot;)" office:value-type="string" office:string-value=" ">
            <text:p><text:s/></text:p>
          </table:table-cell>
          <table:table-cell table:style-name="ce135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35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19]&gt;0;[.E19]-[.F19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19]&gt;0;MIN([.E19]*[.H19];[.G19]);&quot; &quot;)" office:value-type="string" office:string-value=" ">
            <text:p><text:s/></text:p>
          </table:table-cell>
          <table:table-cell table:style-name="ce108" table:formula="of:=IF([.E19]&gt;0;[.F19]+[.I19];&quot; &quot;)" office:value-type="string" office:string-value=" ">
            <text:p><text:s/></text:p>
          </table:table-cell>
          <table:table-cell table:style-name="ce108" table:formula="of:=IF([.E19]&gt;0;[.E19]-[.J1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19]&gt;0;[.O19]*[.R$4]/100;&quot; &quot;)" office:value-type="string" office:string-value=" ">
            <text:p><text:s/></text:p>
          </table:table-cell>
          <table:table-cell table:style-name="ce135" table:formula="of:=IF([.O19]&gt;0;[.O19]-[.R1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9]&gt;0;[.E19];&quot; &quot;)" office:value-type="string" office:string-value=" ">
            <text:p><text:s/></text:p>
          </table:table-cell>
          <table:table-cell table:style-name="ce108" table:formula="of:=IF([.V19]&gt;0;[.J19];&quot; &quot;)" office:value-type="string" office:string-value=" ">
            <text:p><text:s/></text:p>
          </table:table-cell>
          <table:table-cell table:style-name="ce135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35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0]&gt;0;[.E20]-[.F20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20]&gt;0;MIN([.E20]*[.H20];[.G20]);&quot; &quot;)" office:value-type="string" office:string-value=" ">
            <text:p><text:s/></text:p>
          </table:table-cell>
          <table:table-cell table:style-name="ce108" table:formula="of:=IF([.E20]&gt;0;[.F20]+[.I20];&quot; &quot;)" office:value-type="string" office:string-value=" ">
            <text:p><text:s/></text:p>
          </table:table-cell>
          <table:table-cell table:style-name="ce108" table:formula="of:=IF([.E20]&gt;0;[.E20]-[.J20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0]&gt;0;[.O20]*[.R$4]/100;&quot; &quot;)" office:value-type="string" office:string-value=" ">
            <text:p><text:s/></text:p>
          </table:table-cell>
          <table:table-cell table:style-name="ce135" table:formula="of:=IF([.O20]&gt;0;[.O20]-[.R2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0]&gt;0;[.E20];&quot; &quot;)" office:value-type="string" office:string-value=" ">
            <text:p><text:s/></text:p>
          </table:table-cell>
          <table:table-cell table:style-name="ce108" table:formula="of:=IF([.V20]&gt;0;[.J20];&quot; &quot;)" office:value-type="string" office:string-value=" ">
            <text:p><text:s/></text:p>
          </table:table-cell>
          <table:table-cell table:style-name="ce135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35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1]&gt;0;[.E21]-[.F21];&quot; &quot;)" office:value-type="string" office:string-value=" ">
            <text:p><text:s/></text:p>
          </table:table-cell>
          <table:table-cell table:style-name="ce130" table:formula="of:=[.H$13]" office:value-type="percentage" office:value="0.1">
            <text:p>10%</text:p>
          </table:table-cell>
          <table:table-cell table:style-name="ce108" table:formula="of:=IF([.E21]&gt;0;MIN([.E21]*[.H21];[.G21]);&quot; &quot;)" office:value-type="string" office:string-value=" ">
            <text:p><text:s/></text:p>
          </table:table-cell>
          <table:table-cell table:style-name="ce108" table:formula="of:=IF([.E21]&gt;0;[.F21]+[.I21];&quot; &quot;)" office:value-type="string" office:string-value=" ">
            <text:p><text:s/></text:p>
          </table:table-cell>
          <table:table-cell table:style-name="ce108" table:formula="of:=IF([.E21]&gt;0;[.E21]-[.J21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1]&gt;0;[.O21]*[.R$4]/100;&quot; &quot;)" office:value-type="string" office:string-value=" ">
            <text:p><text:s/></text:p>
          </table:table-cell>
          <table:table-cell table:style-name="ce135" table:formula="of:=IF([.O21]&gt;0;[.O21]-[.R21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1]&gt;0;[.E21];&quot; &quot;)" office:value-type="string" office:string-value=" ">
            <text:p><text:s/></text:p>
          </table:table-cell>
          <table:table-cell table:style-name="ce108" table:formula="of:=IF([.V21]&gt;0;[.J21];&quot; &quot;)" office:value-type="string" office:string-value=" ">
            <text:p><text:s/></text:p>
          </table:table-cell>
          <table:table-cell table:style-name="ce135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35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table:formula="of:=IF(([.E22]-[.F22])=(['file:///C:/Users/Antony/diy/GB%20Accounts/GB%20Accounts%202013/GB%20Accounts%20Company%202013-03-31%20(Mar13)%20OpenOffice/Financialaccounts.ods'#$OpenAccounts.$H$13]-['file:///C:/Users/Antony/diy/GB%20Accounts/GB%20Accounts%202013/GB%20Accounts%20Company%202013-03-31%20(Mar13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07" table:formula="of:=SUM([.E14:.E21])" office:value-type="float" office:value="0">
            <text:p>0.00 </text:p>
          </table:table-cell>
          <table:table-cell table:style-name="ce107" table:formula="of:=SUM([.F14:.F21])" office:value-type="float" office:value="0">
            <text:p>0.00 </text:p>
          </table:table-cell>
          <table:table-cell table:style-name="ce124" table:formula="of:=SUM([.G14:.G21])" office:value-type="float" office:value="0">
            <text:p>0.00 </text:p>
          </table:table-cell>
          <table:table-cell table:style-name="ce130"/>
          <table:table-cell table:style-name="ce124" table:formula="of:=SUM([.I14:.I21])" office:value-type="float" office:value="0">
            <text:p>0.00 </text:p>
          </table:table-cell>
          <table:table-cell table:style-name="ce124" table:formula="of:=SUM([.J14:.J21])" office:value-type="float" office:value="0">
            <text:p>0.00 </text:p>
          </table:table-cell>
          <table:table-cell table:style-name="ce124" table:formula="of:=SUM([.K14:.K21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14:.O21])" office:value-type="float" office:value="0">
            <text:p>0.00 </text:p>
          </table:table-cell>
          <table:table-cell table:style-name="ce93"/>
          <table:table-cell table:style-name="ce124" table:formula="of:=SUM([.Q14:.Q21])" office:value-type="float" office:value="0">
            <text:p>0.00 </text:p>
          </table:table-cell>
          <table:table-cell table:style-name="ce124" table:formula="of:=SUM([.R14:.R21])" office:value-type="float" office:value="0">
            <text:p>0.00 </text:p>
          </table:table-cell>
          <table:table-cell table:style-name="ce124" table:formula="of:=SUM([.S14:.S21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14:.V21])" office:value-type="float" office:value="0">
            <text:p>0.00 </text:p>
          </table:table-cell>
          <table:table-cell table:style-name="ce124" table:formula="of:=SUM([.W14:.W21])" office:value-type="float" office:value="0">
            <text:p>0.00 </text:p>
          </table:table-cell>
          <table:table-cell table:style-name="ce124" table:formula="of:=SUM([.X14:.X21])" office:value-type="float" office:value="0">
            <text:p>0.00 </text:p>
          </table:table-cell>
          <table:table-cell table:style-name="ce124" table:formula="of:=SUM([.Y14:.Y21])" office:value-type="float" office:value="0">
            <text:p>0.00 </text:p>
          </table:table-cell>
          <table:table-cell table:style-name="ce124" table:formula="of:=SUM([.Z14:.Z21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1" office:value-type="string" table:number-columns-spanned="2" table:number-rows-spanned="1">
            <text:p>Fixtures &amp; Fittings</text:p>
          </table:table-cell>
          <table:covered-table-cell/>
          <table:table-cell table:style-name="ce93"/>
          <table:table-cell table:style-name="ce108" table:number-columns-repeated="3"/>
          <table:table-cell table:style-name="ce131" office:value-type="percentage" office:value="0.2">
            <text:p>20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5]&gt;0;[.E25]-[.F25];&quot; &quot;)" office:value-type="string" office:string-value=" ">
            <text:p><text:s/></text:p>
          </table:table-cell>
          <table:table-cell table:style-name="ce130" table:formula="of:=[.H$24]" office:value-type="percentage" office:value="0.2">
            <text:p>20%</text:p>
          </table:table-cell>
          <table:table-cell table:style-name="ce108" table:formula="of:=IF([.E25]&gt;0;MIN([.E25]*[.H25];[.G25]);&quot; &quot;)" office:value-type="string" office:string-value=" ">
            <text:p><text:s/></text:p>
          </table:table-cell>
          <table:table-cell table:style-name="ce108" table:formula="of:=IF([.E25]&gt;0;[.F25]+[.I25];&quot; &quot;)" office:value-type="string" office:string-value=" ">
            <text:p><text:s/></text:p>
          </table:table-cell>
          <table:table-cell table:style-name="ce108" table:formula="of:=IF([.E25]&gt;0;[.E25]-[.J25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5]&gt;0;[.O25]*[.R$4]/100;&quot; &quot;)" office:value-type="string" office:string-value=" ">
            <text:p><text:s/></text:p>
          </table:table-cell>
          <table:table-cell table:style-name="ce135" table:formula="of:=IF([.O25]&gt;0;[.O25]-[.R25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5]&gt;0;[.E25];&quot; &quot;)" office:value-type="string" office:string-value=" ">
            <text:p><text:s/></text:p>
          </table:table-cell>
          <table:table-cell table:style-name="ce108" table:formula="of:=IF([.V25]&gt;0;[.J25];&quot; &quot;)" office:value-type="string" office:string-value=" ">
            <text:p><text:s/></text:p>
          </table:table-cell>
          <table:table-cell table:style-name="ce135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35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6]&gt;0;[.E26]-[.F26];&quot; &quot;)" office:value-type="string" office:string-value=" ">
            <text:p><text:s/></text:p>
          </table:table-cell>
          <table:table-cell table:style-name="ce130" table:formula="of:=[.H$24]" office:value-type="percentage" office:value="0.2">
            <text:p>20%</text:p>
          </table:table-cell>
          <table:table-cell table:style-name="ce108" table:formula="of:=IF([.E26]&gt;0;MIN([.E26]*[.H26];[.G26]);&quot; &quot;)" office:value-type="string" office:string-value=" ">
            <text:p><text:s/></text:p>
          </table:table-cell>
          <table:table-cell table:style-name="ce108" table:formula="of:=IF([.E26]&gt;0;[.F26]+[.I26];&quot; &quot;)" office:value-type="string" office:string-value=" ">
            <text:p><text:s/></text:p>
          </table:table-cell>
          <table:table-cell table:style-name="ce108" table:formula="of:=IF([.E26]&gt;0;[.E26]-[.J26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6]&gt;0;[.O26]*[.R$4]/100;&quot; &quot;)" office:value-type="string" office:string-value=" ">
            <text:p><text:s/></text:p>
          </table:table-cell>
          <table:table-cell table:style-name="ce135" table:formula="of:=IF([.O26]&gt;0;[.O26]-[.R26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6]&gt;0;[.E26];&quot; &quot;)" office:value-type="string" office:string-value=" ">
            <text:p><text:s/></text:p>
          </table:table-cell>
          <table:table-cell table:style-name="ce108" table:formula="of:=IF([.V26]&gt;0;[.J26];&quot; &quot;)" office:value-type="string" office:string-value=" ">
            <text:p><text:s/></text:p>
          </table:table-cell>
          <table:table-cell table:style-name="ce135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35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7]&gt;0;[.E27]-[.F27];&quot; &quot;)" office:value-type="string" office:string-value=" ">
            <text:p><text:s/></text:p>
          </table:table-cell>
          <table:table-cell table:style-name="ce130" table:formula="of:=[.H$24]" office:value-type="percentage" office:value="0.2">
            <text:p>20%</text:p>
          </table:table-cell>
          <table:table-cell table:style-name="ce108" table:formula="of:=IF([.E27]&gt;0;MIN([.E27]*[.H27];[.G27]);&quot; &quot;)" office:value-type="string" office:string-value=" ">
            <text:p><text:s/></text:p>
          </table:table-cell>
          <table:table-cell table:style-name="ce108" table:formula="of:=IF([.E27]&gt;0;[.F27]+[.I27];&quot; &quot;)" office:value-type="string" office:string-value=" ">
            <text:p><text:s/></text:p>
          </table:table-cell>
          <table:table-cell table:style-name="ce108" table:formula="of:=IF([.E27]&gt;0;[.E27]-[.J27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7]&gt;0;[.O27]*[.R$4]/100;&quot; &quot;)" office:value-type="string" office:string-value=" ">
            <text:p><text:s/></text:p>
          </table:table-cell>
          <table:table-cell table:style-name="ce135" table:formula="of:=IF([.O27]&gt;0;[.O27]-[.R2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7]&gt;0;[.E27];&quot; &quot;)" office:value-type="string" office:string-value=" ">
            <text:p><text:s/></text:p>
          </table:table-cell>
          <table:table-cell table:style-name="ce108" table:formula="of:=IF([.V27]&gt;0;[.J27];&quot; &quot;)" office:value-type="string" office:string-value=" ">
            <text:p><text:s/></text:p>
          </table:table-cell>
          <table:table-cell table:style-name="ce135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35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8]&gt;0;[.E28]-[.F28];&quot; &quot;)" office:value-type="string" office:string-value=" ">
            <text:p><text:s/></text:p>
          </table:table-cell>
          <table:table-cell table:style-name="ce130" table:formula="of:=[.H$24]" office:value-type="percentage" office:value="0.2">
            <text:p>20%</text:p>
          </table:table-cell>
          <table:table-cell table:style-name="ce108" table:formula="of:=IF([.E28]&gt;0;MIN([.E28]*[.H28];[.G28]);&quot; &quot;)" office:value-type="string" office:string-value=" ">
            <text:p><text:s/></text:p>
          </table:table-cell>
          <table:table-cell table:style-name="ce108" table:formula="of:=IF([.E28]&gt;0;[.F28]+[.I28];&quot; &quot;)" office:value-type="string" office:string-value=" ">
            <text:p><text:s/></text:p>
          </table:table-cell>
          <table:table-cell table:style-name="ce108" table:formula="of:=IF([.E28]&gt;0;[.E28]-[.J2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8]&gt;0;[.O28]*[.R$4]/100;&quot; &quot;)" office:value-type="string" office:string-value=" ">
            <text:p><text:s/></text:p>
          </table:table-cell>
          <table:table-cell table:style-name="ce135" table:formula="of:=IF([.O28]&gt;0;[.O28]-[.R2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8]&gt;0;[.E28];&quot; &quot;)" office:value-type="string" office:string-value=" ">
            <text:p><text:s/></text:p>
          </table:table-cell>
          <table:table-cell table:style-name="ce108" table:formula="of:=IF([.V28]&gt;0;[.J28];&quot; &quot;)" office:value-type="string" office:string-value=" ">
            <text:p><text:s/></text:p>
          </table:table-cell>
          <table:table-cell table:style-name="ce135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35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29]&gt;0;[.E29]-[.F29];&quot; &quot;)" office:value-type="string" office:string-value=" ">
            <text:p><text:s/></text:p>
          </table:table-cell>
          <table:table-cell table:style-name="ce130" table:formula="of:=[.H$24]" office:value-type="percentage" office:value="0.2">
            <text:p>20%</text:p>
          </table:table-cell>
          <table:table-cell table:style-name="ce108" table:formula="of:=IF([.E29]&gt;0;MIN([.E29]*[.H29];[.G29]);&quot; &quot;)" office:value-type="string" office:string-value=" ">
            <text:p><text:s/></text:p>
          </table:table-cell>
          <table:table-cell table:style-name="ce108" table:formula="of:=IF([.E29]&gt;0;[.F29]+[.I29];&quot; &quot;)" office:value-type="string" office:string-value=" ">
            <text:p><text:s/></text:p>
          </table:table-cell>
          <table:table-cell table:style-name="ce108" table:formula="of:=IF([.E29]&gt;0;[.E29]-[.J2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29]&gt;0;[.O29]*[.R$4]/100;&quot; &quot;)" office:value-type="string" office:string-value=" ">
            <text:p><text:s/></text:p>
          </table:table-cell>
          <table:table-cell table:style-name="ce135" table:formula="of:=IF([.O29]&gt;0;[.O29]-[.R2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29]&gt;0;[.E29];&quot; &quot;)" office:value-type="string" office:string-value=" ">
            <text:p><text:s/></text:p>
          </table:table-cell>
          <table:table-cell table:style-name="ce108" table:formula="of:=IF([.V29]&gt;0;[.J29];&quot; &quot;)" office:value-type="string" office:string-value=" ">
            <text:p><text:s/></text:p>
          </table:table-cell>
          <table:table-cell table:style-name="ce135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35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table:formula="of:=IF(([.E30]-[.F30])=(['file:///C:/Users/Antony/diy/GB%20Accounts/GB%20Accounts%202013/GB%20Accounts%20Company%202013-03-31%20(Mar13)%20OpenOffice/Financialaccounts.ods'#$OpenAccounts.$I$13]-['file:///C:/Users/Antony/diy/GB%20Accounts/GB%20Accounts%202013/GB%20Accounts%20Company%202013-03-31%20(Mar13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07" table:formula="of:=SUM([.E25:.E29])" office:value-type="float" office:value="0">
            <text:p>0.00 </text:p>
          </table:table-cell>
          <table:table-cell table:style-name="ce107" table:formula="of:=SUM([.F25:.F29])" office:value-type="float" office:value="0">
            <text:p>0.00 </text:p>
          </table:table-cell>
          <table:table-cell table:style-name="ce124" table:formula="of:=SUM([.G25:.G29])" office:value-type="float" office:value="0">
            <text:p>0.00 </text:p>
          </table:table-cell>
          <table:table-cell table:style-name="ce130"/>
          <table:table-cell table:style-name="ce124" table:formula="of:=SUM([.I25:.I29])" office:value-type="float" office:value="0">
            <text:p>0.00 </text:p>
          </table:table-cell>
          <table:table-cell table:style-name="ce124" table:formula="of:=SUM([.J25:.J29])" office:value-type="float" office:value="0">
            <text:p>0.00 </text:p>
          </table:table-cell>
          <table:table-cell table:style-name="ce124" table:formula="of:=SUM([.K25:.K29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25:.O29])" office:value-type="float" office:value="0">
            <text:p>0.00 </text:p>
          </table:table-cell>
          <table:table-cell table:style-name="ce93"/>
          <table:table-cell table:style-name="ce124" table:formula="of:=SUM([.Q25:.Q29])" office:value-type="float" office:value="0">
            <text:p>0.00 </text:p>
          </table:table-cell>
          <table:table-cell table:style-name="ce124" table:formula="of:=SUM([.R25:.R29])" office:value-type="float" office:value="0">
            <text:p>0.00 </text:p>
          </table:table-cell>
          <table:table-cell table:style-name="ce124" table:formula="of:=SUM([.S25:.S29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25:.V29])" office:value-type="float" office:value="0">
            <text:p>0.00 </text:p>
          </table:table-cell>
          <table:table-cell table:style-name="ce124" table:formula="of:=SUM([.W25:.W29])" office:value-type="float" office:value="0">
            <text:p>0.00 </text:p>
          </table:table-cell>
          <table:table-cell table:style-name="ce124" table:formula="of:=SUM([.X25:.X29])" office:value-type="float" office:value="0">
            <text:p>0.00 </text:p>
          </table:table-cell>
          <table:table-cell table:style-name="ce124" table:formula="of:=SUM([.Y25:.Y29])" office:value-type="float" office:value="0">
            <text:p>0.00 </text:p>
          </table:table-cell>
          <table:table-cell table:style-name="ce124" table:formula="of:=SUM([.Z25:.Z29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1" office:value-type="string" table:number-columns-spanned="2" table:number-rows-spanned="1">
            <text:p>Computers</text:p>
          </table:table-cell>
          <table:covered-table-cell/>
          <table:table-cell table:style-name="ce94"/>
          <table:table-cell table:style-name="ce108" table:number-columns-repeated="3"/>
          <table:table-cell table:style-name="ce131" office:value-type="percentage" office:value="0.33">
            <text:p>33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3]&gt;0;[.E33]-[.F33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3]&gt;0;MIN([.E33]*[.H33];[.G33]);&quot; &quot;)" office:value-type="string" office:string-value=" ">
            <text:p><text:s/></text:p>
          </table:table-cell>
          <table:table-cell table:style-name="ce108" table:formula="of:=IF([.E33]&gt;0;[.F33]+[.I33];&quot; &quot;)" office:value-type="string" office:string-value=" ">
            <text:p><text:s/></text:p>
          </table:table-cell>
          <table:table-cell table:style-name="ce108" table:formula="of:=IF([.E33]&gt;0;[.E33]-[.J33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3]&gt;0;[.O33]*[.R$4]/100;&quot; &quot;)" office:value-type="string" office:string-value=" ">
            <text:p><text:s/></text:p>
          </table:table-cell>
          <table:table-cell table:style-name="ce135" table:formula="of:=IF([.O33]&gt;0;[.O33]-[.R33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3]&gt;0;[.E33];&quot; &quot;)" office:value-type="string" office:string-value=" ">
            <text:p><text:s/></text:p>
          </table:table-cell>
          <table:table-cell table:style-name="ce108" table:formula="of:=IF([.V33]&gt;0;[.J33];&quot; &quot;)" office:value-type="string" office:string-value=" ">
            <text:p><text:s/></text:p>
          </table:table-cell>
          <table:table-cell table:style-name="ce135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35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4]&gt;0;[.E34]-[.F34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4]&gt;0;MIN([.E34]*[.H34];[.G34]);&quot; &quot;)" office:value-type="string" office:string-value=" ">
            <text:p><text:s/></text:p>
          </table:table-cell>
          <table:table-cell table:style-name="ce108" table:formula="of:=IF([.E34]&gt;0;[.F34]+[.I34];&quot; &quot;)" office:value-type="string" office:string-value=" ">
            <text:p><text:s/></text:p>
          </table:table-cell>
          <table:table-cell table:style-name="ce108" table:formula="of:=IF([.E34]&gt;0;[.E34]-[.J34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4]&gt;0;[.O34]*[.R$4]/100;&quot; &quot;)" office:value-type="string" office:string-value=" ">
            <text:p><text:s/></text:p>
          </table:table-cell>
          <table:table-cell table:style-name="ce135" table:formula="of:=IF([.O34]&gt;0;[.O34]-[.R34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4]&gt;0;[.E34];&quot; &quot;)" office:value-type="string" office:string-value=" ">
            <text:p><text:s/></text:p>
          </table:table-cell>
          <table:table-cell table:style-name="ce108" table:formula="of:=IF([.V34]&gt;0;[.J34];&quot; &quot;)" office:value-type="string" office:string-value=" ">
            <text:p><text:s/></text:p>
          </table:table-cell>
          <table:table-cell table:style-name="ce135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35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5]&gt;0;[.E35]-[.F35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5]&gt;0;MIN([.E35]*[.H35];[.G35]);&quot; &quot;)" office:value-type="string" office:string-value=" ">
            <text:p><text:s/></text:p>
          </table:table-cell>
          <table:table-cell table:style-name="ce108" table:formula="of:=IF([.E35]&gt;0;[.F35]+[.I35];&quot; &quot;)" office:value-type="string" office:string-value=" ">
            <text:p><text:s/></text:p>
          </table:table-cell>
          <table:table-cell table:style-name="ce108" table:formula="of:=IF([.E35]&gt;0;[.E35]-[.J35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5]&gt;0;[.O35]*[.R$4]/100;&quot; &quot;)" office:value-type="string" office:string-value=" ">
            <text:p><text:s/></text:p>
          </table:table-cell>
          <table:table-cell table:style-name="ce135" table:formula="of:=IF([.O35]&gt;0;[.O35]-[.R35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5]&gt;0;[.E35];&quot; &quot;)" office:value-type="string" office:string-value=" ">
            <text:p><text:s/></text:p>
          </table:table-cell>
          <table:table-cell table:style-name="ce108" table:formula="of:=IF([.V35]&gt;0;[.J35];&quot; &quot;)" office:value-type="string" office:string-value=" ">
            <text:p><text:s/></text:p>
          </table:table-cell>
          <table:table-cell table:style-name="ce135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35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6]&gt;0;[.E36]-[.F36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6]&gt;0;MIN([.E36]*[.H36];[.G36]);&quot; &quot;)" office:value-type="string" office:string-value=" ">
            <text:p><text:s/></text:p>
          </table:table-cell>
          <table:table-cell table:style-name="ce108" table:formula="of:=IF([.E36]&gt;0;[.F36]+[.I36];&quot; &quot;)" office:value-type="string" office:string-value=" ">
            <text:p><text:s/></text:p>
          </table:table-cell>
          <table:table-cell table:style-name="ce108" table:formula="of:=IF([.E36]&gt;0;[.E36]-[.J36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6]&gt;0;[.O36]*[.R$4]/100;&quot; &quot;)" office:value-type="string" office:string-value=" ">
            <text:p><text:s/></text:p>
          </table:table-cell>
          <table:table-cell table:style-name="ce135" table:formula="of:=IF([.O36]&gt;0;[.O36]-[.R36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6]&gt;0;[.E36];&quot; &quot;)" office:value-type="string" office:string-value=" ">
            <text:p><text:s/></text:p>
          </table:table-cell>
          <table:table-cell table:style-name="ce108" table:formula="of:=IF([.V36]&gt;0;[.J36];&quot; &quot;)" office:value-type="string" office:string-value=" ">
            <text:p><text:s/></text:p>
          </table:table-cell>
          <table:table-cell table:style-name="ce135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35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7]&gt;0;[.E37]-[.F37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7]&gt;0;MIN([.E37]*[.H37];[.G37]);&quot; &quot;)" office:value-type="string" office:string-value=" ">
            <text:p><text:s/></text:p>
          </table:table-cell>
          <table:table-cell table:style-name="ce108" table:formula="of:=IF([.E37]&gt;0;[.F37]+[.I37];&quot; &quot;)" office:value-type="string" office:string-value=" ">
            <text:p><text:s/></text:p>
          </table:table-cell>
          <table:table-cell table:style-name="ce108" table:formula="of:=IF([.E37]&gt;0;[.E37]-[.J37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7]&gt;0;[.O37]*[.R$4]/100;&quot; &quot;)" office:value-type="string" office:string-value=" ">
            <text:p><text:s/></text:p>
          </table:table-cell>
          <table:table-cell table:style-name="ce135" table:formula="of:=IF([.O37]&gt;0;[.O37]-[.R3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7]&gt;0;[.E37];&quot; &quot;)" office:value-type="string" office:string-value=" ">
            <text:p><text:s/></text:p>
          </table:table-cell>
          <table:table-cell table:style-name="ce108" table:formula="of:=IF([.V37]&gt;0;[.J37];&quot; &quot;)" office:value-type="string" office:string-value=" ">
            <text:p><text:s/></text:p>
          </table:table-cell>
          <table:table-cell table:style-name="ce135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35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8]&gt;0;[.E38]-[.F38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8]&gt;0;MIN([.E38]*[.H38];[.G38]);&quot; &quot;)" office:value-type="string" office:string-value=" ">
            <text:p><text:s/></text:p>
          </table:table-cell>
          <table:table-cell table:style-name="ce108" table:formula="of:=IF([.E38]&gt;0;[.F38]+[.I38];&quot; &quot;)" office:value-type="string" office:string-value=" ">
            <text:p><text:s/></text:p>
          </table:table-cell>
          <table:table-cell table:style-name="ce108" table:formula="of:=IF([.E38]&gt;0;[.E38]-[.J3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8]&gt;0;[.O38]*[.R$4]/100;&quot; &quot;)" office:value-type="string" office:string-value=" ">
            <text:p><text:s/></text:p>
          </table:table-cell>
          <table:table-cell table:style-name="ce135" table:formula="of:=IF([.O38]&gt;0;[.O38]-[.R3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8]&gt;0;[.E38];&quot; &quot;)" office:value-type="string" office:string-value=" ">
            <text:p><text:s/></text:p>
          </table:table-cell>
          <table:table-cell table:style-name="ce108" table:formula="of:=IF([.V38]&gt;0;[.J38];&quot; &quot;)" office:value-type="string" office:string-value=" ">
            <text:p><text:s/></text:p>
          </table:table-cell>
          <table:table-cell table:style-name="ce135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35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39]&gt;0;[.E39]-[.F39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39]&gt;0;MIN([.E39]*[.H39];[.G39]);&quot; &quot;)" office:value-type="string" office:string-value=" ">
            <text:p><text:s/></text:p>
          </table:table-cell>
          <table:table-cell table:style-name="ce108" table:formula="of:=IF([.E39]&gt;0;[.F39]+[.I39];&quot; &quot;)" office:value-type="string" office:string-value=" ">
            <text:p><text:s/></text:p>
          </table:table-cell>
          <table:table-cell table:style-name="ce108" table:formula="of:=IF([.E39]&gt;0;[.E39]-[.J3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39]&gt;0;[.O39]*[.R$4]/100;&quot; &quot;)" office:value-type="string" office:string-value=" ">
            <text:p><text:s/></text:p>
          </table:table-cell>
          <table:table-cell table:style-name="ce135" table:formula="of:=IF([.O39]&gt;0;[.O39]-[.R3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39]&gt;0;[.E39];&quot; &quot;)" office:value-type="string" office:string-value=" ">
            <text:p><text:s/></text:p>
          </table:table-cell>
          <table:table-cell table:style-name="ce108" table:formula="of:=IF([.V39]&gt;0;[.J39];&quot; &quot;)" office:value-type="string" office:string-value=" ">
            <text:p><text:s/></text:p>
          </table:table-cell>
          <table:table-cell table:style-name="ce135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35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40]&gt;0;[.E40]-[.F40];&quot; &quot;)" office:value-type="string" office:string-value=" ">
            <text:p><text:s/></text:p>
          </table:table-cell>
          <table:table-cell table:style-name="ce130" table:formula="of:=[.H$32]" office:value-type="percentage" office:value="0.33">
            <text:p>33%</text:p>
          </table:table-cell>
          <table:table-cell table:style-name="ce108" table:formula="of:=IF([.E40]&gt;0;MIN([.E40]*[.H40];[.G40]);&quot; &quot;)" office:value-type="string" office:string-value=" ">
            <text:p><text:s/></text:p>
          </table:table-cell>
          <table:table-cell table:style-name="ce108" table:formula="of:=IF([.E40]&gt;0;[.F40]+[.I40];&quot; &quot;)" office:value-type="string" office:string-value=" ">
            <text:p><text:s/></text:p>
          </table:table-cell>
          <table:table-cell table:style-name="ce108" table:formula="of:=IF([.E40]&gt;0;[.E40]-[.J40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40]&gt;0;[.O40]*[.R$4]/100;&quot; &quot;)" office:value-type="string" office:string-value=" ">
            <text:p><text:s/></text:p>
          </table:table-cell>
          <table:table-cell table:style-name="ce135" table:formula="of:=IF([.O40]&gt;0;[.O40]-[.R4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40]&gt;0;[.E40];&quot; &quot;)" office:value-type="string" office:string-value=" ">
            <text:p><text:s/></text:p>
          </table:table-cell>
          <table:table-cell table:style-name="ce108" table:formula="of:=IF([.V40]&gt;0;[.J40];&quot; &quot;)" office:value-type="string" office:string-value=" ">
            <text:p><text:s/></text:p>
          </table:table-cell>
          <table:table-cell table:style-name="ce135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35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table:formula="of:=IF(([.E41]-[.F41])=(['file:///C:/Users/Antony/diy/GB%20Accounts/GB%20Accounts%202013/GB%20Accounts%20Company%202013-03-31%20(Mar13)%20OpenOffice/Financialaccounts.ods'#$OpenAccounts.$J$13]-['file:///C:/Users/Antony/diy/GB%20Accounts/GB%20Accounts%202013/GB%20Accounts%20Company%202013-03-31%20(Mar13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07" table:formula="of:=SUM([.E33:.E40])" office:value-type="float" office:value="0">
            <text:p>0.00 </text:p>
          </table:table-cell>
          <table:table-cell table:style-name="ce107" table:formula="of:=SUM([.F33:.F40])" office:value-type="float" office:value="0">
            <text:p>0.00 </text:p>
          </table:table-cell>
          <table:table-cell table:style-name="ce124" table:formula="of:=SUM([.G33:.G40])" office:value-type="float" office:value="0">
            <text:p>0.00 </text:p>
          </table:table-cell>
          <table:table-cell table:style-name="ce130"/>
          <table:table-cell table:style-name="ce124" table:formula="of:=SUM([.I33:.I40])" office:value-type="float" office:value="0">
            <text:p>0.00 </text:p>
          </table:table-cell>
          <table:table-cell table:style-name="ce124" table:formula="of:=SUM([.J33:.J40])" office:value-type="float" office:value="0">
            <text:p>0.00 </text:p>
          </table:table-cell>
          <table:table-cell table:style-name="ce124" table:formula="of:=SUM([.K33:.K40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33:.O40])" office:value-type="float" office:value="0">
            <text:p>0.00 </text:p>
          </table:table-cell>
          <table:table-cell table:style-name="ce93"/>
          <table:table-cell table:style-name="ce124" table:formula="of:=SUM([.Q33:.Q40])" office:value-type="float" office:value="0">
            <text:p>0.00 </text:p>
          </table:table-cell>
          <table:table-cell table:style-name="ce124" table:formula="of:=SUM([.R33:.R40])" office:value-type="float" office:value="0">
            <text:p>0.00 </text:p>
          </table:table-cell>
          <table:table-cell table:style-name="ce124" table:formula="of:=SUM([.S33:.S40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33:.V40])" office:value-type="float" office:value="0">
            <text:p>0.00 </text:p>
          </table:table-cell>
          <table:table-cell table:style-name="ce124" table:formula="of:=SUM([.W33:.W40])" office:value-type="float" office:value="0">
            <text:p>0.00 </text:p>
          </table:table-cell>
          <table:table-cell table:style-name="ce124" table:formula="of:=SUM([.X33:.X40])" office:value-type="float" office:value="0">
            <text:p>0.00 </text:p>
          </table:table-cell>
          <table:table-cell table:style-name="ce124" table:formula="of:=SUM([.Y33:.Y40])" office:value-type="float" office:value="0">
            <text:p>0.00 </text:p>
          </table:table-cell>
          <table:table-cell table:style-name="ce124" table:formula="of:=SUM([.Z33:.Z40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1" office:value-type="string" table:number-columns-spanned="2" table:number-rows-spanned="1">
            <text:p>Motor Vehicles - Cars</text:p>
          </table:table-cell>
          <table:covered-table-cell/>
          <table:table-cell table:style-name="ce94"/>
          <table:table-cell table:style-name="ce108" table:number-columns-repeated="3"/>
          <table:table-cell table:style-name="ce131" office:value-type="percentage" office:value="0.25">
            <text:p>25%</text:p>
          </table:table-cell>
          <table:table-cell table:style-name="ce108" table:number-columns-repeated="4"/>
          <table:table-cell table:style-name="ce138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52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44]&gt;0;[.E44]-[.F44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44]&gt;0;MIN([.E44]*[.H44];[.G44]);&quot; &quot;)" office:value-type="string" office:string-value=" ">
            <text:p><text:s/></text:p>
          </table:table-cell>
          <table:table-cell table:style-name="ce108" table:formula="of:=IF([.E44]&gt;0;[.F44]+[.I44];&quot; &quot;)" office:value-type="string" office:string-value=" ">
            <text:p><text:s/></text:p>
          </table:table-cell>
          <table:table-cell table:style-name="ce108" table:formula="of:=IF([.E44]&gt;0;[.E44]-[.J44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44]&gt;0;MIN([.O44]*[.R$4]/100*(1-[.M44]);3000*(1-[.M44]));&quot; &quot;)" office:value-type="string" office:string-value=" ">
            <text:p><text:s/></text:p>
          </table:table-cell>
          <table:table-cell table:style-name="ce135" table:formula="of:=IF([.O44]&gt;0;[.O44]-[.R44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44]&gt;0;[.E44];&quot; &quot;)" office:value-type="string" office:string-value=" ">
            <text:p><text:s/></text:p>
          </table:table-cell>
          <table:table-cell table:style-name="ce108" table:formula="of:=IF([.V44]&gt;0;[.J44];&quot; &quot;)" office:value-type="string" office:string-value=" ">
            <text:p><text:s/></text:p>
          </table:table-cell>
          <table:table-cell table:style-name="ce135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35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45]&gt;0;[.E45]-[.F45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45]&gt;0;MIN([.E45]*[.H45];[.G45]);&quot; &quot;)" office:value-type="string" office:string-value=" ">
            <text:p><text:s/></text:p>
          </table:table-cell>
          <table:table-cell table:style-name="ce108" table:formula="of:=IF([.E45]&gt;0;[.F45]+[.I45];&quot; &quot;)" office:value-type="string" office:string-value=" ">
            <text:p><text:s/></text:p>
          </table:table-cell>
          <table:table-cell table:style-name="ce108" table:formula="of:=IF([.E45]&gt;0;[.E45]-[.J45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45]&gt;0;MIN([.O45]*[.R$4]/100*(1-[.M45]);3000*(1-[.M45]));&quot; &quot;)" office:value-type="string" office:string-value=" ">
            <text:p><text:s/></text:p>
          </table:table-cell>
          <table:table-cell table:style-name="ce135" table:formula="of:=IF([.O45]&gt;0;[.O45]-[.R45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45]&gt;0;[.E45];&quot; &quot;)" office:value-type="string" office:string-value=" ">
            <text:p><text:s/></text:p>
          </table:table-cell>
          <table:table-cell table:style-name="ce108" table:formula="of:=IF([.V45]&gt;0;[.J45];&quot; &quot;)" office:value-type="string" office:string-value=" ">
            <text:p><text:s/></text:p>
          </table:table-cell>
          <table:table-cell table:style-name="ce135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35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46]&gt;0;[.E46]-[.F46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46]&gt;0;MIN([.E46]*[.H46];[.G46]);&quot; &quot;)" office:value-type="string" office:string-value=" ">
            <text:p><text:s/></text:p>
          </table:table-cell>
          <table:table-cell table:style-name="ce108" table:formula="of:=IF([.E46]&gt;0;[.F46]+[.I46];&quot; &quot;)" office:value-type="string" office:string-value=" ">
            <text:p><text:s/></text:p>
          </table:table-cell>
          <table:table-cell table:style-name="ce108" table:formula="of:=IF([.E46]&gt;0;[.E46]-[.J46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46]&gt;0;MIN([.O46]*[.R$4]/100*(1-[.M46]);3000*(1-[.M46]));&quot; &quot;)" office:value-type="string" office:string-value=" ">
            <text:p><text:s/></text:p>
          </table:table-cell>
          <table:table-cell table:style-name="ce135" table:formula="of:=IF([.O46]&gt;0;[.O46]-[.R46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46]&gt;0;[.E46];&quot; &quot;)" office:value-type="string" office:string-value=" ">
            <text:p><text:s/></text:p>
          </table:table-cell>
          <table:table-cell table:style-name="ce108" table:formula="of:=IF([.V46]&gt;0;[.J46];&quot; &quot;)" office:value-type="string" office:string-value=" ">
            <text:p><text:s/></text:p>
          </table:table-cell>
          <table:table-cell table:style-name="ce135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35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47]&gt;0;[.E47]-[.F47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47]&gt;0;MIN([.E47]*[.H47];[.G47]);&quot; &quot;)" office:value-type="string" office:string-value=" ">
            <text:p><text:s/></text:p>
          </table:table-cell>
          <table:table-cell table:style-name="ce108" table:formula="of:=IF([.E47]&gt;0;[.F47]+[.I47];&quot; &quot;)" office:value-type="string" office:string-value=" ">
            <text:p><text:s/></text:p>
          </table:table-cell>
          <table:table-cell table:style-name="ce108" table:formula="of:=IF([.E47]&gt;0;[.E47]-[.J47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47]&gt;0;MIN([.O47]*[.R$4]/100*(1-[.M47]);3000*(1-[.M47]));&quot; &quot;)" office:value-type="string" office:string-value=" ">
            <text:p><text:s/></text:p>
          </table:table-cell>
          <table:table-cell table:style-name="ce135" table:formula="of:=IF([.O47]&gt;0;[.O47]-[.R4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47]&gt;0;[.E47];&quot; &quot;)" office:value-type="string" office:string-value=" ">
            <text:p><text:s/></text:p>
          </table:table-cell>
          <table:table-cell table:style-name="ce108" table:formula="of:=IF([.V47]&gt;0;[.J47];&quot; &quot;)" office:value-type="string" office:string-value=" ">
            <text:p><text:s/></text:p>
          </table:table-cell>
          <table:table-cell table:style-name="ce135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35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48]&gt;0;[.E48]-[.F48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48]&gt;0;MIN([.E48]*[.H48];[.G48]);&quot; &quot;)" office:value-type="string" office:string-value=" ">
            <text:p><text:s/></text:p>
          </table:table-cell>
          <table:table-cell table:style-name="ce108" table:formula="of:=IF([.E48]&gt;0;[.F48]+[.I48];&quot; &quot;)" office:value-type="string" office:string-value=" ">
            <text:p><text:s/></text:p>
          </table:table-cell>
          <table:table-cell table:style-name="ce108" table:formula="of:=IF([.E48]&gt;0;[.E48]-[.J48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48]&gt;0;MIN([.O48]*[.R$4]/100*(1-[.M48]);3000*(1-[.M48]));&quot; &quot;)" office:value-type="string" office:string-value=" ">
            <text:p><text:s/></text:p>
          </table:table-cell>
          <table:table-cell table:style-name="ce135" table:formula="of:=IF([.O48]&gt;0;[.O48]-[.R4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48]&gt;0;[.E48];&quot; &quot;)" office:value-type="string" office:string-value=" ">
            <text:p><text:s/></text:p>
          </table:table-cell>
          <table:table-cell table:style-name="ce108" table:formula="of:=IF([.V48]&gt;0;[.J48];&quot; &quot;)" office:value-type="string" office:string-value=" ">
            <text:p><text:s/></text:p>
          </table:table-cell>
          <table:table-cell table:style-name="ce135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35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2" office:value-type="string" table:number-columns-spanned="2" table:number-rows-spanned="1">
            <text:p>Motor Vehicles - Vans &amp; Lorries</text:p>
          </table:table-cell>
          <table:covered-table-cell/>
          <table:table-cell table:style-name="ce93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50]&gt;0;[.E50]-[.F50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50]&gt;0;MIN([.E50]*[.H50];[.G50]);&quot; &quot;)" office:value-type="string" office:string-value=" ">
            <text:p><text:s/></text:p>
          </table:table-cell>
          <table:table-cell table:style-name="ce108" table:formula="of:=IF([.E50]&gt;0;[.F50]+[.I50];&quot; &quot;)" office:value-type="string" office:string-value=" ">
            <text:p><text:s/></text:p>
          </table:table-cell>
          <table:table-cell table:style-name="ce108" table:formula="of:=IF([.E50]&gt;0;[.E50]-[.J50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50]&gt;0;IF([.O50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50]);[.O50]*[.R$4]/100)*(1-[.M50]);&quot; &quot;)" office:value-type="string" office:string-value=" ">
            <text:p><text:s/></text:p>
          </table:table-cell>
          <table:table-cell table:style-name="ce135" table:formula="of:=IF([.O50]&gt;0;[.O50]-[.R5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50]&gt;0;[.E50];&quot; &quot;)" office:value-type="string" office:string-value=" ">
            <text:p><text:s/></text:p>
          </table:table-cell>
          <table:table-cell table:style-name="ce108" table:formula="of:=IF([.V50]&gt;0;[.J50];&quot; &quot;)" office:value-type="string" office:string-value=" ">
            <text:p><text:s/></text:p>
          </table:table-cell>
          <table:table-cell table:style-name="ce135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35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51]&gt;0;[.E51]-[.F51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51]&gt;0;MIN([.E51]*[.H51];[.G51]);&quot; &quot;)" office:value-type="string" office:string-value=" ">
            <text:p><text:s/></text:p>
          </table:table-cell>
          <table:table-cell table:style-name="ce108" table:formula="of:=IF([.E51]&gt;0;[.F51]+[.I51];&quot; &quot;)" office:value-type="string" office:string-value=" ">
            <text:p><text:s/></text:p>
          </table:table-cell>
          <table:table-cell table:style-name="ce108" table:formula="of:=IF([.E51]&gt;0;[.E51]-[.J51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51]&gt;0;IF([.O51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51]);[.O51]*[.R$4]/100)*(1-[.M51]);&quot; &quot;)" office:value-type="string" office:string-value=" ">
            <text:p><text:s/></text:p>
          </table:table-cell>
          <table:table-cell table:style-name="ce135" table:formula="of:=IF([.O51]&gt;0;[.O51]-[.R51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51]&gt;0;[.E51];&quot; &quot;)" office:value-type="string" office:string-value=" ">
            <text:p><text:s/></text:p>
          </table:table-cell>
          <table:table-cell table:style-name="ce108" table:formula="of:=IF([.V51]&gt;0;[.J51];&quot; &quot;)" office:value-type="string" office:string-value=" ">
            <text:p><text:s/></text:p>
          </table:table-cell>
          <table:table-cell table:style-name="ce135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35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52]&gt;0;[.E52]-[.F52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52]&gt;0;MIN([.E52]*[.H52];[.G52]);&quot; &quot;)" office:value-type="string" office:string-value=" ">
            <text:p><text:s/></text:p>
          </table:table-cell>
          <table:table-cell table:style-name="ce108" table:formula="of:=IF([.E52]&gt;0;[.F52]+[.I52];&quot; &quot;)" office:value-type="string" office:string-value=" ">
            <text:p><text:s/></text:p>
          </table:table-cell>
          <table:table-cell table:style-name="ce108" table:formula="of:=IF([.E52]&gt;0;[.E52]-[.J52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52]&gt;0;IF([.O52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52]);[.O52]*[.R$4]/100)*(1-[.M52]);&quot; &quot;)" office:value-type="string" office:string-value=" ">
            <text:p><text:s/></text:p>
          </table:table-cell>
          <table:table-cell table:style-name="ce135" table:formula="of:=IF([.O52]&gt;0;[.O52]-[.R52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52]&gt;0;[.E52];&quot; &quot;)" office:value-type="string" office:string-value=" ">
            <text:p><text:s/></text:p>
          </table:table-cell>
          <table:table-cell table:style-name="ce108" table:formula="of:=IF([.V52]&gt;0;[.J52];&quot; &quot;)" office:value-type="string" office:string-value=" ">
            <text:p><text:s/></text:p>
          </table:table-cell>
          <table:table-cell table:style-name="ce135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35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53]&gt;0;[.E53]-[.F53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53]&gt;0;MIN([.E53]*[.H53];[.G53]);&quot; &quot;)" office:value-type="string" office:string-value=" ">
            <text:p><text:s/></text:p>
          </table:table-cell>
          <table:table-cell table:style-name="ce108" table:formula="of:=IF([.E53]&gt;0;[.F53]+[.I53];&quot; &quot;)" office:value-type="string" office:string-value=" ">
            <text:p><text:s/></text:p>
          </table:table-cell>
          <table:table-cell table:style-name="ce108" table:formula="of:=IF([.E53]&gt;0;[.E53]-[.J53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53]&gt;0;IF([.O53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53]);[.O53]*[.R$4]/100)*(1-[.M53]);&quot; &quot;)" office:value-type="string" office:string-value=" ">
            <text:p><text:s/></text:p>
          </table:table-cell>
          <table:table-cell table:style-name="ce135" table:formula="of:=IF([.O53]&gt;0;[.O53]-[.R53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53]&gt;0;[.E53];&quot; &quot;)" office:value-type="string" office:string-value=" ">
            <text:p><text:s/></text:p>
          </table:table-cell>
          <table:table-cell table:style-name="ce108" table:formula="of:=IF([.V53]&gt;0;[.J53];&quot; &quot;)" office:value-type="string" office:string-value=" ">
            <text:p><text:s/></text:p>
          </table:table-cell>
          <table:table-cell table:style-name="ce135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35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number-columns-repeated="2" table:style-name="ce106"/>
          <table:table-cell table:style-name="ce108" table:formula="of:=IF([.E54]&gt;0;[.E54]-[.F54];&quot; &quot;)" office:value-type="string" office:string-value=" ">
            <text:p><text:s/></text:p>
          </table:table-cell>
          <table:table-cell table:style-name="ce130" table:formula="of:=[.H$43]" office:value-type="percentage" office:value="0.25">
            <text:p>25%</text:p>
          </table:table-cell>
          <table:table-cell table:style-name="ce108" table:formula="of:=IF([.E54]&gt;0;MIN([.E54]*[.H54];[.G54]);&quot; &quot;)" office:value-type="string" office:string-value=" ">
            <text:p><text:s/></text:p>
          </table:table-cell>
          <table:table-cell table:style-name="ce108" table:formula="of:=IF([.E54]&gt;0;[.F54]+[.I54];&quot; &quot;)" office:value-type="string" office:string-value=" ">
            <text:p><text:s/></text:p>
          </table:table-cell>
          <table:table-cell table:style-name="ce108" table:formula="of:=IF([.E54]&gt;0;[.E54]-[.J54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40"/>
          <table:table-cell table:style-name="ce145"/>
          <table:table-cell table:style-name="ce135"/>
          <table:table-cell table:style-name="ce135" table:formula="of:=IF([.O54]&gt;0;IF([.O54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54]);[.O54]*[.R$4]/100)*(1-[.M54]);&quot; &quot;)" office:value-type="string" office:string-value=" ">
            <text:p><text:s/></text:p>
          </table:table-cell>
          <table:table-cell table:style-name="ce135" table:formula="of:=IF([.O54]&gt;0;[.O54]-[.R54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54]&gt;0;[.E54];&quot; &quot;)" office:value-type="string" office:string-value=" ">
            <text:p><text:s/></text:p>
          </table:table-cell>
          <table:table-cell table:style-name="ce108" table:formula="of:=IF([.V54]&gt;0;[.J54];&quot; &quot;)" office:value-type="string" office:string-value=" ">
            <text:p><text:s/></text:p>
          </table:table-cell>
          <table:table-cell table:style-name="ce135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35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table:formula="of:=IF(([.E55]-[.F55])=(['file:///C:/Users/Antony/diy/GB%20Accounts/GB%20Accounts%202013/GB%20Accounts%20Company%202013-03-31%20(Mar13)%20OpenOffice/Financialaccounts.ods'#$OpenAccounts.$K$13]-['file:///C:/Users/Antony/diy/GB%20Accounts/GB%20Accounts%202013/GB%20Accounts%20Company%202013-03-31%20(Mar13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07" table:formula="of:=SUM([.E44:.E54])" office:value-type="float" office:value="0">
            <text:p>0.00 </text:p>
          </table:table-cell>
          <table:table-cell table:style-name="ce107" table:formula="of:=SUM([.F44:.F54])" office:value-type="float" office:value="0">
            <text:p>0.00 </text:p>
          </table:table-cell>
          <table:table-cell table:style-name="ce124" table:formula="of:=SUM([.G44:.G54])" office:value-type="float" office:value="0">
            <text:p>0.00 </text:p>
          </table:table-cell>
          <table:table-cell table:style-name="ce130"/>
          <table:table-cell table:style-name="ce124" table:formula="of:=SUM([.I44:.I54])" office:value-type="float" office:value="0">
            <text:p>0.00 </text:p>
          </table:table-cell>
          <table:table-cell table:style-name="ce124" table:formula="of:=SUM([.J44:.J54])" office:value-type="float" office:value="0">
            <text:p>0.00 </text:p>
          </table:table-cell>
          <table:table-cell table:style-name="ce124" table:formula="of:=SUM([.K44:.K54])" office:value-type="float" office:value="0">
            <text:p>0.00 </text:p>
          </table:table-cell>
          <table:table-cell table:style-name="ce108"/>
          <table:table-cell table:style-name="ce138"/>
          <table:table-cell table:style-name="ce108"/>
          <table:table-cell table:style-name="ce124" table:formula="of:=SUM([.O44:.O54])" office:value-type="float" office:value="0">
            <text:p>0.00 </text:p>
          </table:table-cell>
          <table:table-cell table:style-name="ce93"/>
          <table:table-cell table:style-name="ce124" table:formula="of:=SUM([.Q44:.Q54])" office:value-type="float" office:value="0">
            <text:p>0.00 </text:p>
          </table:table-cell>
          <table:table-cell table:style-name="ce124" table:formula="of:=SUM([.R44:.R54])" office:value-type="float" office:value="0">
            <text:p>0.00 </text:p>
          </table:table-cell>
          <table:table-cell table:style-name="ce124" table:formula="of:=SUM([.S44:.S54])" office:value-type="float" office:value="0">
            <text:p>0.00 </text:p>
          </table:table-cell>
          <table:table-cell table:style-name="ce108"/>
          <table:table-cell table:style-name="ce73"/>
          <table:table-cell table:style-name="ce107" table:formula="of:=SUM([.V44:.V54])" office:value-type="float" office:value="0">
            <text:p>0.00 </text:p>
          </table:table-cell>
          <table:table-cell table:style-name="ce124" table:formula="of:=SUM([.W44:.W54])" office:value-type="float" office:value="0">
            <text:p>0.00 </text:p>
          </table:table-cell>
          <table:table-cell table:style-name="ce124" table:formula="of:=SUM([.X44:.X54])" office:value-type="float" office:value="0">
            <text:p>0.00 </text:p>
          </table:table-cell>
          <table:table-cell table:style-name="ce124" table:formula="of:=SUM([.Y44:.Y54])" office:value-type="float" office:value="0">
            <text:p>0.00 </text:p>
          </table:table-cell>
          <table:table-cell table:style-name="ce124" table:formula="of:=SUM([.Z44:.Z54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73"/>
          <table:table-cell table:style-name="ce83"/>
          <table:table-cell table:style-name="ce93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/>
          <table:table-cell table:style-name="ce135" table:number-columns-repeated="4"/>
          <table:table-cell table:style-name="ce156"/>
          <table:table-cell table:number-columns-repeated="997"/>
        </table:table-row>
        <table:table-row table:style-name="ro6">
          <table:table-cell table:style-name="ce43"/>
          <table:table-cell table:style-name="ce5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95" table:formula="of:=[.D6]" office:value-type="date" office:date-value="2012-04-01">
            <text:p>01-Apr-12</text:p>
          </table:table-cell>
          <table:table-cell table:style-name="ce109" table:formula="of:=[.E11]+[.E22]+[.E30]+[.E41]+[.E55]" office:value-type="float" office:value="0">
            <text:p>0.00 </text:p>
          </table:table-cell>
          <table:table-cell table:style-name="ce109" table:formula="of:=[.F11]+[.F22]+[.F30]+[.F41]+[.F55]" office:value-type="float" office:value="0">
            <text:p>0.00 </text:p>
          </table:table-cell>
          <table:table-cell table:style-name="ce109" table:formula="of:=[.G11]+[.G22]+[.G30]+[.G41]+[.G55]" office:value-type="float" office:value="0">
            <text:p>0.00 </text:p>
          </table:table-cell>
          <table:table-cell table:style-name="ce130"/>
          <table:table-cell table:style-name="ce109" table:formula="of:=[.I11]+[.I22]+[.I30]+[.I41]+[.I55]" office:value-type="float" office:value="0">
            <text:p>0.00 </text:p>
          </table:table-cell>
          <table:table-cell table:style-name="ce109" table:formula="of:=[.J11]+[.J22]+[.J30]+[.J41]+[.J55]" office:value-type="float" office:value="0">
            <text:p>0.00 </text:p>
          </table:table-cell>
          <table:table-cell table:style-name="ce109" table:formula="of:=[.K11]+[.K22]+[.K30]+[.K41]+[.K55]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09" table:formula="of:=[.O11]+[.O22]+[.O30]+[.O41]+[.O55]" office:value-type="float" office:value="0">
            <text:p>0.00 </text:p>
          </table:table-cell>
          <table:table-cell table:style-name="ce93"/>
          <table:table-cell table:style-name="ce109" table:formula="of:=[.Q11]+[.Q22]+[.Q30]+[.Q41]+[.Q55]" office:value-type="float" office:value="0">
            <text:p>0.00 </text:p>
          </table:table-cell>
          <table:table-cell table:style-name="ce109" table:formula="of:=[.R11]+[.R22]+[.R30]+[.R41]+[.R55]" office:value-type="float" office:value="0">
            <text:p>0.00 </text:p>
          </table:table-cell>
          <table:table-cell table:style-name="ce109" table:formula="of:=[.S11]+[.S22]+[.S30]+[.S41]+[.S55]" office:value-type="float" office:value="0">
            <text:p>0.00 </text:p>
          </table:table-cell>
          <table:table-cell table:style-name="ce135"/>
          <table:table-cell table:style-name="ce73"/>
          <table:table-cell table:style-name="ce109" table:formula="of:=[.V11]+[.V22]+[.V30]+[.V41]+[.V55]" office:value-type="float" office:value="0">
            <text:p>0.00 </text:p>
          </table:table-cell>
          <table:table-cell table:style-name="ce109" table:formula="of:=[.W11]+[.W22]+[.W30]+[.W41]+[.W55]" office:value-type="float" office:value="0">
            <text:p>0.00 </text:p>
          </table:table-cell>
          <table:table-cell table:style-name="ce109" table:formula="of:=[.X11]+[.X22]+[.X30]+[.X41]+[.X55]" office:value-type="float" office:value="0">
            <text:p>0.00 </text:p>
          </table:table-cell>
          <table:table-cell table:style-name="ce109" table:formula="of:=[.Y11]+[.Y22]+[.Y30]+[.Y41]+[.Y55]" office:value-type="float" office:value="0">
            <text:p>0.00 </text:p>
          </table:table-cell>
          <table:table-cell table:style-name="ce109" table:formula="of:=[.Z11]+[.Z22]+[.Z30]+[.Z41]+[.Z55]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4">
          <table:table-cell table:style-name="ce43"/>
          <table:table-cell table:style-name="ce74"/>
          <table:table-cell table:style-name="ce84"/>
          <table:table-cell table:style-name="ce96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6">
          <table:table-cell table:style-name="ce43"/>
          <table:table-cell table:style-name="ce75" office:value-type="string" table:number-columns-spanned="2" table:number-rows-spanned="1">
            <text:p>NEW FIXED ASSETS Bought This Year</text:p>
          </table:table-cell>
          <table:covered-table-cell/>
          <table:table-cell table:style-name="ce97" table:formula="of:=[.D57]" office:value-type="date" office:date-value="2012-04-01">
            <text:p>01-Apr-12</text:p>
          </table:table-cell>
          <table:table-cell table:style-name="ce110" office:value-type="string">
            <text:p>to</text:p>
          </table:table-cell>
          <table:table-cell table:style-name="ce116" table:formula="of:=[.J4]" office:value-type="date" office:date-value="2013-03-31">
            <text:p>31-Mar-13</text:p>
          </table:table-cell>
          <table:table-cell table:style-name="ce123"/>
          <table:table-cell table:style-name="ce130"/>
          <table:table-cell table:style-name="ce135" table:number-columns-repeated="4"/>
          <table:table-cell table:style-name="ce130"/>
          <table:table-cell table:style-name="ce135" table:number-columns-repeated="2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9">
          <table:table-cell table:style-name="ce43"/>
          <table:table-cell table:style-name="ce57" office:value-type="string" table:number-columns-spanned="2" table:number-rows-spanned="1">
            <text:p>Land &amp; Property</text:p>
          </table:table-cell>
          <table:covered-table-cell/>
          <table:table-cell table:style-name="ce90"/>
          <table:table-cell table:style-name="ce105"/>
          <table:table-cell table:style-name="ce123" table:number-columns-repeated="2"/>
          <table:table-cell table:style-name="ce132" table:formula="of:=[.H$7]" office:value-type="percentage" office:value="0">
            <text:p>0%</text:p>
          </table:table-cell>
          <table:table-cell table:style-name="ce105" table:number-columns-repeated="4"/>
          <table:table-cell table:style-name="ce130"/>
          <table:table-cell table:style-name="ce105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60]" office:value-type="percentage" office:value="0">
            <text:p>0%</text:p>
          </table:table-cell>
          <table:table-cell table:style-name="ce108" table:formula="of:=IF([.E61]&gt;0;MIN([.E61]*[.H61];[.G61]);&quot; &quot;)" office:value-type="string" office:string-value=" ">
            <text:p><text:s/></text:p>
          </table:table-cell>
          <table:table-cell table:style-name="ce108" table:formula="of:=IF([.E61]&gt;0;[.F61]+[.I61];&quot; &quot;)" office:value-type="string" office:string-value=" ">
            <text:p><text:s/></text:p>
          </table:table-cell>
          <table:table-cell table:style-name="ce108" table:formula="of:=IF([.E61]&gt;0;[.E61]-[.J61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58"/>
          <table:table-cell table:style-name="ce106"/>
          <table:table-cell table:style-name="ce108" table:formula="of:=IF([.V61]&gt;0;[.E61];&quot; &quot;)" office:value-type="string" office:string-value=" ">
            <text:p><text:s/></text:p>
          </table:table-cell>
          <table:table-cell table:style-name="ce108" table:formula="of:=IF([.V61]&gt;0;[.J61];&quot; &quot;)" office:value-type="string" office:string-value=" ">
            <text:p><text:s/></text:p>
          </table:table-cell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60]" office:value-type="percentage" office:value="0">
            <text:p>0%</text:p>
          </table:table-cell>
          <table:table-cell table:style-name="ce108" table:formula="of:=IF([.E62]&gt;0;MIN([.E62]*[.H62];[.G62]);&quot; &quot;)" office:value-type="string" office:string-value=" ">
            <text:p><text:s/></text:p>
          </table:table-cell>
          <table:table-cell table:style-name="ce108" table:formula="of:=IF([.E62]&gt;0;[.F62]+[.I62];&quot; &quot;)" office:value-type="string" office:string-value=" ">
            <text:p><text:s/></text:p>
          </table:table-cell>
          <table:table-cell table:style-name="ce108" table:formula="of:=IF([.E62]&gt;0;[.E62]-[.J62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58"/>
          <table:table-cell table:style-name="ce106"/>
          <table:table-cell table:style-name="ce108" table:formula="of:=IF([.V62]&gt;0;[.E62];&quot; &quot;)" office:value-type="string" office:string-value=" ">
            <text:p><text:s/></text:p>
          </table:table-cell>
          <table:table-cell table:style-name="ce108" table:formula="of:=IF([.V62]&gt;0;[.J62];&quot; &quot;)" office:value-type="string" office:string-value=" ">
            <text:p><text:s/></text:p>
          </table:table-cell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60]" office:value-type="percentage" office:value="0">
            <text:p>0%</text:p>
          </table:table-cell>
          <table:table-cell table:style-name="ce108" table:formula="of:=IF([.E63]&gt;0;MIN([.E63]*[.H63];[.G63]);&quot; &quot;)" office:value-type="string" office:string-value=" ">
            <text:p><text:s/></text:p>
          </table:table-cell>
          <table:table-cell table:style-name="ce108" table:formula="of:=IF([.E63]&gt;0;[.F63]+[.I63];&quot; &quot;)" office:value-type="string" office:string-value=" ">
            <text:p><text:s/></text:p>
          </table:table-cell>
          <table:table-cell table:style-name="ce108" table:formula="of:=IF([.E63]&gt;0;[.E63]-[.J63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58"/>
          <table:table-cell table:style-name="ce106"/>
          <table:table-cell table:style-name="ce108" table:formula="of:=IF([.V63]&gt;0;[.E63];&quot; &quot;)" office:value-type="string" office:string-value=" ">
            <text:p><text:s/></text:p>
          </table:table-cell>
          <table:table-cell table:style-name="ce108" table:formula="of:=IF([.V63]&gt;0;[.J63];&quot; &quot;)" office:value-type="string" office:string-value=" ">
            <text:p><text:s/></text:p>
          </table:table-cell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07" table:formula="of:=SUM([.E61:.E63])" office:value-type="float" office:value="0">
            <text:p>0.00 </text:p>
          </table:table-cell>
          <table:table-cell table:style-name="ce124" table:formula="of:=SUM([.F61:.F63])" office:value-type="float" office:value="0">
            <text:p>0.00 </text:p>
          </table:table-cell>
          <table:table-cell table:style-name="ce124" table:formula="of:=SUM([.G61:.G63])" office:value-type="float" office:value="0">
            <text:p>0.00 </text:p>
          </table:table-cell>
          <table:table-cell table:style-name="ce130"/>
          <table:table-cell table:style-name="ce124" table:formula="of:=SUM([.I61:.I63])" office:value-type="float" office:value="0">
            <text:p>0.00 </text:p>
          </table:table-cell>
          <table:table-cell table:style-name="ce124" table:formula="of:=SUM([.J61:.J63])" office:value-type="float" office:value="0">
            <text:p>0.00 </text:p>
          </table:table-cell>
          <table:table-cell table:style-name="ce124" table:formula="of:=SUM([.K61:.K63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61:.O63])" office:value-type="float" office:value="0">
            <text:p>0.00 </text:p>
          </table:table-cell>
          <table:table-cell table:style-name="ce146"/>
          <table:table-cell table:style-name="ce124" table:formula="of:=SUM([.Q61:.Q63])" office:value-type="float" office:value="0">
            <text:p>0.00 </text:p>
          </table:table-cell>
          <table:table-cell table:style-name="ce124" table:formula="of:=SUM([.R61:.R63])" office:value-type="float" office:value="0">
            <text:p>0.00 </text:p>
          </table:table-cell>
          <table:table-cell table:style-name="ce124" table:formula="of:=SUM([.S61:.S63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61:.V63])" office:value-type="float" office:value="0">
            <text:p>0.00 </text:p>
          </table:table-cell>
          <table:table-cell table:style-name="ce124" table:formula="of:=SUM([.W61:.W63])" office:value-type="float" office:value="0">
            <text:p>0.00 </text:p>
          </table:table-cell>
          <table:table-cell table:style-name="ce124" table:formula="of:=SUM([.X61:.X63])" office:value-type="float" office:value="0">
            <text:p>0.00 </text:p>
          </table:table-cell>
          <table:table-cell table:style-name="ce124" table:formula="of:=SUM([.Y61:.Y63])" office:value-type="float" office:value="0">
            <text:p>0.00 </text:p>
          </table:table-cell>
          <table:table-cell table:style-name="ce124" table:formula="of:=SUM([.Z61:.Z63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8">
          <table:table-cell table:style-name="ce43"/>
          <table:table-cell table:style-name="ce61" office:value-type="string" table:number-columns-spanned="2" table:number-rows-spanned="1">
            <text:p>Plant &amp; Machinery</text:p>
          </table:table-cell>
          <table:covered-table-cell/>
          <table:table-cell table:style-name="ce93"/>
          <table:table-cell table:style-name="ce108" table:number-columns-repeated="3"/>
          <table:table-cell table:style-name="ce133" table:formula="of:=[.H$13]" office:value-type="percentage" office:value="0.1">
            <text:p>10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67]&gt;0;MIN([.E67]*[.H67];[.G67]);&quot; &quot;)" office:value-type="string" office:string-value=" ">
            <text:p><text:s/></text:p>
          </table:table-cell>
          <table:table-cell table:style-name="ce108" table:formula="of:=IF([.E67]&gt;0;[.F67]+[.I67];&quot; &quot;)" office:value-type="string" office:string-value=" ">
            <text:p><text:s/></text:p>
          </table:table-cell>
          <table:table-cell table:style-name="ce108" table:formula="of:=IF([.E67]&gt;0;[.E67]-[.J67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67]&gt;0;IF([.B67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67]&gt;0;[.E67]*[.P67]/100;&quot; &quot;)" office:value-type="string" office:string-value=" ">
            <text:p><text:s/></text:p>
          </table:table-cell>
          <table:table-cell table:style-name="ce135"/>
          <table:table-cell table:style-name="ce135" table:formula="of:=IF([.E67]&gt;0;[.E67]-[.Q6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67]&gt;0;[.E67];&quot; &quot;)" office:value-type="string" office:string-value=" ">
            <text:p><text:s/></text:p>
          </table:table-cell>
          <table:table-cell table:style-name="ce108" table:formula="of:=IF([.V67]&gt;0;[.J67];&quot; &quot;)" office:value-type="string" office:string-value=" ">
            <text:p><text:s/></text:p>
          </table:table-cell>
          <table:table-cell table:style-name="ce135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35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68]&gt;0;MIN([.E68]*[.H68];[.G68]);&quot; &quot;)" office:value-type="string" office:string-value=" ">
            <text:p><text:s/></text:p>
          </table:table-cell>
          <table:table-cell table:style-name="ce108" table:formula="of:=IF([.E68]&gt;0;[.F68]+[.I68];&quot; &quot;)" office:value-type="string" office:string-value=" ">
            <text:p><text:s/></text:p>
          </table:table-cell>
          <table:table-cell table:style-name="ce108" table:formula="of:=IF([.E68]&gt;0;[.E68]-[.J6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68]&gt;0;IF([.B68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68]&gt;0;[.E68]*[.P68]/100;&quot; &quot;)" office:value-type="string" office:string-value=" ">
            <text:p><text:s/></text:p>
          </table:table-cell>
          <table:table-cell table:style-name="ce135"/>
          <table:table-cell table:style-name="ce135" table:formula="of:=IF([.E68]&gt;0;[.E68]-[.Q6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68]&gt;0;[.E68];&quot; &quot;)" office:value-type="string" office:string-value=" ">
            <text:p><text:s/></text:p>
          </table:table-cell>
          <table:table-cell table:style-name="ce108" table:formula="of:=IF([.V68]&gt;0;[.J68];&quot; &quot;)" office:value-type="string" office:string-value=" ">
            <text:p><text:s/></text:p>
          </table:table-cell>
          <table:table-cell table:style-name="ce135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35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69]&gt;0;MIN([.E69]*[.H69];[.G69]);&quot; &quot;)" office:value-type="string" office:string-value=" ">
            <text:p><text:s/></text:p>
          </table:table-cell>
          <table:table-cell table:style-name="ce108" table:formula="of:=IF([.E69]&gt;0;[.F69]+[.I69];&quot; &quot;)" office:value-type="string" office:string-value=" ">
            <text:p><text:s/></text:p>
          </table:table-cell>
          <table:table-cell table:style-name="ce108" table:formula="of:=IF([.E69]&gt;0;[.E69]-[.J6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69]&gt;0;IF([.B69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69]&gt;0;[.E69]*[.P69]/100;&quot; &quot;)" office:value-type="string" office:string-value=" ">
            <text:p><text:s/></text:p>
          </table:table-cell>
          <table:table-cell table:style-name="ce135"/>
          <table:table-cell table:style-name="ce135" table:formula="of:=IF([.E69]&gt;0;[.E69]-[.Q6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69]&gt;0;[.E69];&quot; &quot;)" office:value-type="string" office:string-value=" ">
            <text:p><text:s/></text:p>
          </table:table-cell>
          <table:table-cell table:style-name="ce108" table:formula="of:=IF([.V69]&gt;0;[.J69];&quot; &quot;)" office:value-type="string" office:string-value=" ">
            <text:p><text:s/></text:p>
          </table:table-cell>
          <table:table-cell table:style-name="ce135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35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70]&gt;0;MIN([.E70]*[.H70];[.G70]);&quot; &quot;)" office:value-type="string" office:string-value=" ">
            <text:p><text:s/></text:p>
          </table:table-cell>
          <table:table-cell table:style-name="ce108" table:formula="of:=IF([.E70]&gt;0;[.F70]+[.I70];&quot; &quot;)" office:value-type="string" office:string-value=" ">
            <text:p><text:s/></text:p>
          </table:table-cell>
          <table:table-cell table:style-name="ce108" table:formula="of:=IF([.E70]&gt;0;[.E70]-[.J70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0]&gt;0;IF([.B70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0]&gt;0;[.E70]*[.P70]/100;&quot; &quot;)" office:value-type="string" office:string-value=" ">
            <text:p><text:s/></text:p>
          </table:table-cell>
          <table:table-cell table:style-name="ce135"/>
          <table:table-cell table:style-name="ce135" table:formula="of:=IF([.E70]&gt;0;[.E70]-[.Q7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0]&gt;0;[.E70];&quot; &quot;)" office:value-type="string" office:string-value=" ">
            <text:p><text:s/></text:p>
          </table:table-cell>
          <table:table-cell table:style-name="ce108" table:formula="of:=IF([.V70]&gt;0;[.J70];&quot; &quot;)" office:value-type="string" office:string-value=" ">
            <text:p><text:s/></text:p>
          </table:table-cell>
          <table:table-cell table:style-name="ce135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35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71]&gt;0;MIN([.E71]*[.H71];[.G71]);&quot; &quot;)" office:value-type="string" office:string-value=" ">
            <text:p><text:s/></text:p>
          </table:table-cell>
          <table:table-cell table:style-name="ce108" table:formula="of:=IF([.E71]&gt;0;[.F71]+[.I71];&quot; &quot;)" office:value-type="string" office:string-value=" ">
            <text:p><text:s/></text:p>
          </table:table-cell>
          <table:table-cell table:style-name="ce108" table:formula="of:=IF([.E71]&gt;0;[.E71]-[.J71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1]&gt;0;IF([.B71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1]&gt;0;[.E71]*[.P71]/100;&quot; &quot;)" office:value-type="string" office:string-value=" ">
            <text:p><text:s/></text:p>
          </table:table-cell>
          <table:table-cell table:style-name="ce135"/>
          <table:table-cell table:style-name="ce135" table:formula="of:=IF([.E71]&gt;0;[.E71]-[.Q71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1]&gt;0;[.E71];&quot; &quot;)" office:value-type="string" office:string-value=" ">
            <text:p><text:s/></text:p>
          </table:table-cell>
          <table:table-cell table:style-name="ce108" table:formula="of:=IF([.V71]&gt;0;[.J71];&quot; &quot;)" office:value-type="string" office:string-value=" ">
            <text:p><text:s/></text:p>
          </table:table-cell>
          <table:table-cell table:style-name="ce135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35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72]&gt;0;MIN([.E72]*[.H72];[.G72]);&quot; &quot;)" office:value-type="string" office:string-value=" ">
            <text:p><text:s/></text:p>
          </table:table-cell>
          <table:table-cell table:style-name="ce108" table:formula="of:=IF([.E72]&gt;0;[.F72]+[.I72];&quot; &quot;)" office:value-type="string" office:string-value=" ">
            <text:p><text:s/></text:p>
          </table:table-cell>
          <table:table-cell table:style-name="ce108" table:formula="of:=IF([.E72]&gt;0;[.E72]-[.J72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2]&gt;0;IF([.B72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2]&gt;0;[.E72]*[.P72]/100;&quot; &quot;)" office:value-type="string" office:string-value=" ">
            <text:p><text:s/></text:p>
          </table:table-cell>
          <table:table-cell table:style-name="ce135"/>
          <table:table-cell table:style-name="ce135" table:formula="of:=IF([.E72]&gt;0;[.E72]-[.Q72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2]&gt;0;[.E72];&quot; &quot;)" office:value-type="string" office:string-value=" ">
            <text:p><text:s/></text:p>
          </table:table-cell>
          <table:table-cell table:style-name="ce108" table:formula="of:=IF([.V72]&gt;0;[.J72];&quot; &quot;)" office:value-type="string" office:string-value=" ">
            <text:p><text:s/></text:p>
          </table:table-cell>
          <table:table-cell table:style-name="ce135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35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73]&gt;0;MIN([.E73]*[.H73];[.G73]);&quot; &quot;)" office:value-type="string" office:string-value=" ">
            <text:p><text:s/></text:p>
          </table:table-cell>
          <table:table-cell table:style-name="ce108" table:formula="of:=IF([.E73]&gt;0;[.F73]+[.I73];&quot; &quot;)" office:value-type="string" office:string-value=" ">
            <text:p><text:s/></text:p>
          </table:table-cell>
          <table:table-cell table:style-name="ce108" table:formula="of:=IF([.E73]&gt;0;[.E73]-[.J73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3]&gt;0;IF([.B73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3]&gt;0;[.E73]*[.P73]/100;&quot; &quot;)" office:value-type="string" office:string-value=" ">
            <text:p><text:s/></text:p>
          </table:table-cell>
          <table:table-cell table:style-name="ce135"/>
          <table:table-cell table:style-name="ce135" table:formula="of:=IF([.E73]&gt;0;[.E73]-[.Q73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3]&gt;0;[.E73];&quot; &quot;)" office:value-type="string" office:string-value=" ">
            <text:p><text:s/></text:p>
          </table:table-cell>
          <table:table-cell table:style-name="ce108" table:formula="of:=IF([.V73]&gt;0;[.J73];&quot; &quot;)" office:value-type="string" office:string-value=" ">
            <text:p><text:s/></text:p>
          </table:table-cell>
          <table:table-cell table:style-name="ce135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35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1"/>
          <table:table-cell table:style-name="ce106"/>
          <table:table-cell table:number-columns-repeated="2" table:style-name="ce108"/>
          <table:table-cell table:style-name="ce130" table:formula="of:=[.H$66]" office:value-type="percentage" office:value="0.1">
            <text:p>10%</text:p>
          </table:table-cell>
          <table:table-cell table:style-name="ce108" table:formula="of:=IF([.E74]&gt;0;MIN([.E74]*[.H74];[.G74]);&quot; &quot;)" office:value-type="string" office:string-value=" ">
            <text:p><text:s/></text:p>
          </table:table-cell>
          <table:table-cell table:style-name="ce108" table:formula="of:=IF([.E74]&gt;0;[.F74]+[.I74];&quot; &quot;)" office:value-type="string" office:string-value=" ">
            <text:p><text:s/></text:p>
          </table:table-cell>
          <table:table-cell table:style-name="ce108" table:formula="of:=IF([.E74]&gt;0;[.E74]-[.J74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4]&gt;0;IF([.B74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4]&gt;0;[.E74]*[.P74]/100;&quot; &quot;)" office:value-type="string" office:string-value=" ">
            <text:p><text:s/></text:p>
          </table:table-cell>
          <table:table-cell table:style-name="ce135"/>
          <table:table-cell table:style-name="ce135" table:formula="of:=IF([.E74]&gt;0;[.E74]-[.Q74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4]&gt;0;[.E74];&quot; &quot;)" office:value-type="string" office:string-value=" ">
            <text:p><text:s/></text:p>
          </table:table-cell>
          <table:table-cell table:style-name="ce108" table:formula="of:=IF([.V74]&gt;0;[.J74];&quot; &quot;)" office:value-type="string" office:string-value=" ">
            <text:p><text:s/></text:p>
          </table:table-cell>
          <table:table-cell table:style-name="ce135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35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07" table:formula="of:=SUM([.E67:.E74])" office:value-type="float" office:value="0">
            <text:p>0.00 </text:p>
          </table:table-cell>
          <table:table-cell table:style-name="ce124" table:formula="of:=SUM([.F67:.F74])" office:value-type="float" office:value="0">
            <text:p>0.00 </text:p>
          </table:table-cell>
          <table:table-cell table:style-name="ce124" table:formula="of:=SUM([.G67:.G74])" office:value-type="float" office:value="0">
            <text:p>0.00 </text:p>
          </table:table-cell>
          <table:table-cell table:style-name="ce130"/>
          <table:table-cell table:style-name="ce124" table:formula="of:=SUM([.I67:.I74])" office:value-type="float" office:value="0">
            <text:p>0.00 </text:p>
          </table:table-cell>
          <table:table-cell table:style-name="ce124" table:formula="of:=SUM([.J67:.J74])" office:value-type="float" office:value="0">
            <text:p>0.00 </text:p>
          </table:table-cell>
          <table:table-cell table:style-name="ce124" table:formula="of:=SUM([.K67:.K74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67:.O74])" office:value-type="float" office:value="0">
            <text:p>0.00 </text:p>
          </table:table-cell>
          <table:table-cell table:style-name="ce93"/>
          <table:table-cell table:style-name="ce124" table:formula="of:=SUM([.Q67:.Q74])" office:value-type="float" office:value="0">
            <text:p>0.00 </text:p>
          </table:table-cell>
          <table:table-cell table:style-name="ce124" table:formula="of:=SUM([.R67:.R74])" office:value-type="float" office:value="0">
            <text:p>0.00 </text:p>
          </table:table-cell>
          <table:table-cell table:style-name="ce124" table:formula="of:=SUM([.S67:.S74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67:.V74])" office:value-type="float" office:value="0">
            <text:p>0.00 </text:p>
          </table:table-cell>
          <table:table-cell table:style-name="ce124" table:formula="of:=SUM([.W67:.W74])" office:value-type="float" office:value="0">
            <text:p>0.00 </text:p>
          </table:table-cell>
          <table:table-cell table:style-name="ce124" table:formula="of:=SUM([.X67:.X74])" office:value-type="float" office:value="0">
            <text:p>0.00 </text:p>
          </table:table-cell>
          <table:table-cell table:style-name="ce124" table:formula="of:=SUM([.Y67:.Y74])" office:value-type="float" office:value="0">
            <text:p>0.00 </text:p>
          </table:table-cell>
          <table:table-cell table:style-name="ce124" table:formula="of:=SUM([.Z67:.Z74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1" office:value-type="string" table:number-columns-spanned="2" table:number-rows-spanned="1">
            <text:p>Fixtures &amp; Fittings</text:p>
          </table:table-cell>
          <table:covered-table-cell/>
          <table:table-cell table:style-name="ce93"/>
          <table:table-cell table:style-name="ce108" table:number-columns-repeated="3"/>
          <table:table-cell table:style-name="ce133" table:formula="of:=[.H$24]" office:value-type="percentage" office:value="0.2">
            <text:p>20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8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77]" office:value-type="percentage" office:value="0.2">
            <text:p>20%</text:p>
          </table:table-cell>
          <table:table-cell table:style-name="ce108" table:formula="of:=IF([.E78]&gt;0;MIN([.E78]*[.H78];[.G78]);&quot; &quot;)" office:value-type="string" office:string-value=" ">
            <text:p><text:s/></text:p>
          </table:table-cell>
          <table:table-cell table:style-name="ce108" table:formula="of:=IF([.E78]&gt;0;[.F78]+[.I78];&quot; &quot;)" office:value-type="string" office:string-value=" ">
            <text:p><text:s/></text:p>
          </table:table-cell>
          <table:table-cell table:style-name="ce108" table:formula="of:=IF([.E78]&gt;0;[.E78]-[.J7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8]&gt;0;IF([.B78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8]&gt;0;[.E78]*[.P78]/100;&quot; &quot;)" office:value-type="string" office:string-value=" ">
            <text:p><text:s/></text:p>
          </table:table-cell>
          <table:table-cell table:style-name="ce135"/>
          <table:table-cell table:style-name="ce135" table:formula="of:=IF([.E78]&gt;0;[.E78]-[.Q7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8]&gt;0;[.E78];&quot; &quot;)" office:value-type="string" office:string-value=" ">
            <text:p><text:s/></text:p>
          </table:table-cell>
          <table:table-cell table:style-name="ce108" table:formula="of:=IF([.V78]&gt;0;[.J78];&quot; &quot;)" office:value-type="string" office:string-value=" ">
            <text:p><text:s/></text:p>
          </table:table-cell>
          <table:table-cell table:style-name="ce135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35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77]" office:value-type="percentage" office:value="0.2">
            <text:p>20%</text:p>
          </table:table-cell>
          <table:table-cell table:style-name="ce108" table:formula="of:=IF([.E79]&gt;0;MIN([.E79]*[.H79];[.G79]);&quot; &quot;)" office:value-type="string" office:string-value=" ">
            <text:p><text:s/></text:p>
          </table:table-cell>
          <table:table-cell table:style-name="ce108" table:formula="of:=IF([.E79]&gt;0;[.F79]+[.I79];&quot; &quot;)" office:value-type="string" office:string-value=" ">
            <text:p><text:s/></text:p>
          </table:table-cell>
          <table:table-cell table:style-name="ce108" table:formula="of:=IF([.E79]&gt;0;[.E79]-[.J7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79]&gt;0;IF([.B79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79]&gt;0;[.E79]*[.P79]/100;&quot; &quot;)" office:value-type="string" office:string-value=" ">
            <text:p><text:s/></text:p>
          </table:table-cell>
          <table:table-cell table:style-name="ce135"/>
          <table:table-cell table:style-name="ce135" table:formula="of:=IF([.E79]&gt;0;[.E79]-[.Q7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79]&gt;0;[.E79];&quot; &quot;)" office:value-type="string" office:string-value=" ">
            <text:p><text:s/></text:p>
          </table:table-cell>
          <table:table-cell table:style-name="ce108" table:formula="of:=IF([.V79]&gt;0;[.J79];&quot; &quot;)" office:value-type="string" office:string-value=" ">
            <text:p><text:s/></text:p>
          </table:table-cell>
          <table:table-cell table:style-name="ce135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35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77]" office:value-type="percentage" office:value="0.2">
            <text:p>20%</text:p>
          </table:table-cell>
          <table:table-cell table:style-name="ce108" table:formula="of:=IF([.E80]&gt;0;MIN([.E80]*[.H80];[.G80]);&quot; &quot;)" office:value-type="string" office:string-value=" ">
            <text:p><text:s/></text:p>
          </table:table-cell>
          <table:table-cell table:style-name="ce108" table:formula="of:=IF([.E80]&gt;0;[.F80]+[.I80];&quot; &quot;)" office:value-type="string" office:string-value=" ">
            <text:p><text:s/></text:p>
          </table:table-cell>
          <table:table-cell table:style-name="ce108" table:formula="of:=IF([.E80]&gt;0;[.E80]-[.J80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0]&gt;0;IF([.B80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0]&gt;0;[.E80]*[.P80]/100;&quot; &quot;)" office:value-type="string" office:string-value=" ">
            <text:p><text:s/></text:p>
          </table:table-cell>
          <table:table-cell table:style-name="ce135"/>
          <table:table-cell table:style-name="ce135" table:formula="of:=IF([.E80]&gt;0;[.E80]-[.Q8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0]&gt;0;[.E80];&quot; &quot;)" office:value-type="string" office:string-value=" ">
            <text:p><text:s/></text:p>
          </table:table-cell>
          <table:table-cell table:style-name="ce108" table:formula="of:=IF([.V80]&gt;0;[.J80];&quot; &quot;)" office:value-type="string" office:string-value=" ">
            <text:p><text:s/></text:p>
          </table:table-cell>
          <table:table-cell table:style-name="ce135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35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77]" office:value-type="percentage" office:value="0.2">
            <text:p>20%</text:p>
          </table:table-cell>
          <table:table-cell table:style-name="ce108" table:formula="of:=IF([.E81]&gt;0;MIN([.E81]*[.H81];[.G81]);&quot; &quot;)" office:value-type="string" office:string-value=" ">
            <text:p><text:s/></text:p>
          </table:table-cell>
          <table:table-cell table:style-name="ce108" table:formula="of:=IF([.E81]&gt;0;[.F81]+[.I81];&quot; &quot;)" office:value-type="string" office:string-value=" ">
            <text:p><text:s/></text:p>
          </table:table-cell>
          <table:table-cell table:style-name="ce108" table:formula="of:=IF([.E81]&gt;0;[.E81]-[.J81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1]&gt;0;IF([.B81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1]&gt;0;[.E81]*[.P81]/100;&quot; &quot;)" office:value-type="string" office:string-value=" ">
            <text:p><text:s/></text:p>
          </table:table-cell>
          <table:table-cell table:style-name="ce135"/>
          <table:table-cell table:style-name="ce135" table:formula="of:=IF([.E81]&gt;0;[.E81]-[.Q81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1]&gt;0;[.E81];&quot; &quot;)" office:value-type="string" office:string-value=" ">
            <text:p><text:s/></text:p>
          </table:table-cell>
          <table:table-cell table:style-name="ce108" table:formula="of:=IF([.V81]&gt;0;[.J81];&quot; &quot;)" office:value-type="string" office:string-value=" ">
            <text:p><text:s/></text:p>
          </table:table-cell>
          <table:table-cell table:style-name="ce135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35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77]" office:value-type="percentage" office:value="0.2">
            <text:p>20%</text:p>
          </table:table-cell>
          <table:table-cell table:style-name="ce108" table:formula="of:=IF([.E82]&gt;0;MIN([.E82]*[.H82];[.G82]);&quot; &quot;)" office:value-type="string" office:string-value=" ">
            <text:p><text:s/></text:p>
          </table:table-cell>
          <table:table-cell table:style-name="ce108" table:formula="of:=IF([.E82]&gt;0;[.F82]+[.I82];&quot; &quot;)" office:value-type="string" office:string-value=" ">
            <text:p><text:s/></text:p>
          </table:table-cell>
          <table:table-cell table:style-name="ce108" table:formula="of:=IF([.E82]&gt;0;[.E82]-[.J82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2]&gt;0;IF([.B82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2]&gt;0;[.E82]*[.P82]/100;&quot; &quot;)" office:value-type="string" office:string-value=" ">
            <text:p><text:s/></text:p>
          </table:table-cell>
          <table:table-cell table:style-name="ce135"/>
          <table:table-cell table:style-name="ce135" table:formula="of:=IF([.E82]&gt;0;[.E82]-[.Q82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2]&gt;0;[.E82];&quot; &quot;)" office:value-type="string" office:string-value=" ">
            <text:p><text:s/></text:p>
          </table:table-cell>
          <table:table-cell table:style-name="ce108" table:formula="of:=IF([.V82]&gt;0;[.J82];&quot; &quot;)" office:value-type="string" office:string-value=" ">
            <text:p><text:s/></text:p>
          </table:table-cell>
          <table:table-cell table:style-name="ce135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35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07" table:formula="of:=SUM([.E78:.E82])" office:value-type="float" office:value="0">
            <text:p>0.00 </text:p>
          </table:table-cell>
          <table:table-cell table:style-name="ce124" table:formula="of:=SUM([.F78:.F82])" office:value-type="float" office:value="0">
            <text:p>0.00 </text:p>
          </table:table-cell>
          <table:table-cell table:style-name="ce124" table:formula="of:=SUM([.G78:.G82])" office:value-type="float" office:value="0">
            <text:p>0.00 </text:p>
          </table:table-cell>
          <table:table-cell table:style-name="ce130"/>
          <table:table-cell table:style-name="ce124" table:formula="of:=SUM([.I78:.I82])" office:value-type="float" office:value="0">
            <text:p>0.00 </text:p>
          </table:table-cell>
          <table:table-cell table:style-name="ce124" table:formula="of:=SUM([.J78:.J82])" office:value-type="float" office:value="0">
            <text:p>0.00 </text:p>
          </table:table-cell>
          <table:table-cell table:style-name="ce124" table:formula="of:=SUM([.K78:.K82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78:.O82])" office:value-type="float" office:value="0">
            <text:p>0.00 </text:p>
          </table:table-cell>
          <table:table-cell table:style-name="ce93"/>
          <table:table-cell table:style-name="ce124" table:formula="of:=SUM([.Q78:.Q82])" office:value-type="float" office:value="0">
            <text:p>0.00 </text:p>
          </table:table-cell>
          <table:table-cell table:style-name="ce124" table:formula="of:=SUM([.R78:.R82])" office:value-type="float" office:value="0">
            <text:p>0.00 </text:p>
          </table:table-cell>
          <table:table-cell table:style-name="ce124" table:formula="of:=SUM([.S78:.S82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78:.V82])" office:value-type="float" office:value="0">
            <text:p>0.00 </text:p>
          </table:table-cell>
          <table:table-cell table:style-name="ce124" table:formula="of:=SUM([.W78:.W82])" office:value-type="float" office:value="0">
            <text:p>0.00 </text:p>
          </table:table-cell>
          <table:table-cell table:style-name="ce124" table:formula="of:=SUM([.X78:.X82])" office:value-type="float" office:value="0">
            <text:p>0.00 </text:p>
          </table:table-cell>
          <table:table-cell table:style-name="ce124" table:formula="of:=SUM([.Y78:.Y82])" office:value-type="float" office:value="0">
            <text:p>0.00 </text:p>
          </table:table-cell>
          <table:table-cell table:style-name="ce124" table:formula="of:=SUM([.Z78:.Z82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1" office:value-type="string" table:number-columns-spanned="2" table:number-rows-spanned="1">
            <text:p>Computers</text:p>
          </table:table-cell>
          <table:covered-table-cell/>
          <table:table-cell table:style-name="ce94"/>
          <table:table-cell table:style-name="ce108" table:number-columns-repeated="3"/>
          <table:table-cell table:style-name="ce133" table:formula="of:=[.H$32]" office:value-type="percentage" office:value="0.33">
            <text:p>33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86]&gt;0;MIN([.E86]*[.H86];[.G86]);&quot; &quot;)" office:value-type="string" office:string-value=" ">
            <text:p><text:s/></text:p>
          </table:table-cell>
          <table:table-cell table:style-name="ce108" table:formula="of:=IF([.E86]&gt;0;[.F86]+[.I86];&quot; &quot;)" office:value-type="string" office:string-value=" ">
            <text:p><text:s/></text:p>
          </table:table-cell>
          <table:table-cell table:style-name="ce108" table:formula="of:=IF([.E86]&gt;0;[.E86]-[.J86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6]&gt;0;IF([.B86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6]&gt;0;[.E86]*[.P86]/100;&quot; &quot;)" office:value-type="string" office:string-value=" ">
            <text:p><text:s/></text:p>
          </table:table-cell>
          <table:table-cell table:style-name="ce135"/>
          <table:table-cell table:style-name="ce135" table:formula="of:=IF([.E86]&gt;0;[.E86]-[.Q86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6]&gt;0;[.E86];&quot; &quot;)" office:value-type="string" office:string-value=" ">
            <text:p><text:s/></text:p>
          </table:table-cell>
          <table:table-cell table:style-name="ce108" table:formula="of:=IF([.V86]&gt;0;[.J86];&quot; &quot;)" office:value-type="string" office:string-value=" ">
            <text:p><text:s/></text:p>
          </table:table-cell>
          <table:table-cell table:style-name="ce135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35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87]&gt;0;MIN([.E87]*[.H87];[.G87]);&quot; &quot;)" office:value-type="string" office:string-value=" ">
            <text:p><text:s/></text:p>
          </table:table-cell>
          <table:table-cell table:style-name="ce108" table:formula="of:=IF([.E87]&gt;0;[.F87]+[.I87];&quot; &quot;)" office:value-type="string" office:string-value=" ">
            <text:p><text:s/></text:p>
          </table:table-cell>
          <table:table-cell table:style-name="ce108" table:formula="of:=IF([.E87]&gt;0;[.E87]-[.J87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7]&gt;0;IF([.B87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7]&gt;0;[.E87]*[.P87]/100;&quot; &quot;)" office:value-type="string" office:string-value=" ">
            <text:p><text:s/></text:p>
          </table:table-cell>
          <table:table-cell table:style-name="ce135"/>
          <table:table-cell table:style-name="ce135" table:formula="of:=IF([.E87]&gt;0;[.E87]-[.Q8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7]&gt;0;[.E87];&quot; &quot;)" office:value-type="string" office:string-value=" ">
            <text:p><text:s/></text:p>
          </table:table-cell>
          <table:table-cell table:style-name="ce108" table:formula="of:=IF([.V87]&gt;0;[.J87];&quot; &quot;)" office:value-type="string" office:string-value=" ">
            <text:p><text:s/></text:p>
          </table:table-cell>
          <table:table-cell table:style-name="ce135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35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88]&gt;0;MIN([.E88]*[.H88];[.G88]);&quot; &quot;)" office:value-type="string" office:string-value=" ">
            <text:p><text:s/></text:p>
          </table:table-cell>
          <table:table-cell table:style-name="ce108" table:formula="of:=IF([.E88]&gt;0;[.F88]+[.I88];&quot; &quot;)" office:value-type="string" office:string-value=" ">
            <text:p><text:s/></text:p>
          </table:table-cell>
          <table:table-cell table:style-name="ce108" table:formula="of:=IF([.E88]&gt;0;[.E88]-[.J88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8]&gt;0;IF([.B88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8]&gt;0;[.E88]*[.P88]/100;&quot; &quot;)" office:value-type="string" office:string-value=" ">
            <text:p><text:s/></text:p>
          </table:table-cell>
          <table:table-cell table:style-name="ce135"/>
          <table:table-cell table:style-name="ce135" table:formula="of:=IF([.E88]&gt;0;[.E88]-[.Q8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8]&gt;0;[.E88];&quot; &quot;)" office:value-type="string" office:string-value=" ">
            <text:p><text:s/></text:p>
          </table:table-cell>
          <table:table-cell table:style-name="ce108" table:formula="of:=IF([.V88]&gt;0;[.J88];&quot; &quot;)" office:value-type="string" office:string-value=" ">
            <text:p><text:s/></text:p>
          </table:table-cell>
          <table:table-cell table:style-name="ce135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35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89]&gt;0;MIN([.E89]*[.H89];[.G89]);&quot; &quot;)" office:value-type="string" office:string-value=" ">
            <text:p><text:s/></text:p>
          </table:table-cell>
          <table:table-cell table:style-name="ce108" table:formula="of:=IF([.E89]&gt;0;[.F89]+[.I89];&quot; &quot;)" office:value-type="string" office:string-value=" ">
            <text:p><text:s/></text:p>
          </table:table-cell>
          <table:table-cell table:style-name="ce108" table:formula="of:=IF([.E89]&gt;0;[.E89]-[.J89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89]&gt;0;IF([.B89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89]&gt;0;[.E89]*[.P89]/100;&quot; &quot;)" office:value-type="string" office:string-value=" ">
            <text:p><text:s/></text:p>
          </table:table-cell>
          <table:table-cell table:style-name="ce135"/>
          <table:table-cell table:style-name="ce135" table:formula="of:=IF([.E89]&gt;0;[.E89]-[.Q8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89]&gt;0;[.E89];&quot; &quot;)" office:value-type="string" office:string-value=" ">
            <text:p><text:s/></text:p>
          </table:table-cell>
          <table:table-cell table:style-name="ce108" table:formula="of:=IF([.V89]&gt;0;[.J89];&quot; &quot;)" office:value-type="string" office:string-value=" ">
            <text:p><text:s/></text:p>
          </table:table-cell>
          <table:table-cell table:style-name="ce135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35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90]&gt;0;MIN([.E90]*[.H90];[.G90]);&quot; &quot;)" office:value-type="string" office:string-value=" ">
            <text:p><text:s/></text:p>
          </table:table-cell>
          <table:table-cell table:style-name="ce108" table:formula="of:=IF([.E90]&gt;0;[.F90]+[.I90];&quot; &quot;)" office:value-type="string" office:string-value=" ">
            <text:p><text:s/></text:p>
          </table:table-cell>
          <table:table-cell table:style-name="ce108" table:formula="of:=IF([.E90]&gt;0;[.E90]-[.J90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90]&gt;0;IF([.B90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90]&gt;0;[.E90]*[.P90]/100;&quot; &quot;)" office:value-type="string" office:string-value=" ">
            <text:p><text:s/></text:p>
          </table:table-cell>
          <table:table-cell table:style-name="ce135"/>
          <table:table-cell table:style-name="ce135" table:formula="of:=IF([.E90]&gt;0;[.E90]-[.Q9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0]&gt;0;[.E90];&quot; &quot;)" office:value-type="string" office:string-value=" ">
            <text:p><text:s/></text:p>
          </table:table-cell>
          <table:table-cell table:style-name="ce108" table:formula="of:=IF([.V90]&gt;0;[.J90];&quot; &quot;)" office:value-type="string" office:string-value=" ">
            <text:p><text:s/></text:p>
          </table:table-cell>
          <table:table-cell table:style-name="ce135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35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91]&gt;0;MIN([.E91]*[.H91];[.G91]);&quot; &quot;)" office:value-type="string" office:string-value=" ">
            <text:p><text:s/></text:p>
          </table:table-cell>
          <table:table-cell table:style-name="ce108" table:formula="of:=IF([.E91]&gt;0;[.F91]+[.I91];&quot; &quot;)" office:value-type="string" office:string-value=" ">
            <text:p><text:s/></text:p>
          </table:table-cell>
          <table:table-cell table:style-name="ce108" table:formula="of:=IF([.E91]&gt;0;[.E91]-[.J91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91]&gt;0;IF([.B91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91]&gt;0;[.E91]*[.P91]/100;&quot; &quot;)" office:value-type="string" office:string-value=" ">
            <text:p><text:s/></text:p>
          </table:table-cell>
          <table:table-cell table:style-name="ce135"/>
          <table:table-cell table:style-name="ce135" table:formula="of:=IF([.E91]&gt;0;[.E91]-[.Q91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1]&gt;0;[.E91];&quot; &quot;)" office:value-type="string" office:string-value=" ">
            <text:p><text:s/></text:p>
          </table:table-cell>
          <table:table-cell table:style-name="ce108" table:formula="of:=IF([.V91]&gt;0;[.J91];&quot; &quot;)" office:value-type="string" office:string-value=" ">
            <text:p><text:s/></text:p>
          </table:table-cell>
          <table:table-cell table:style-name="ce135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35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92]&gt;0;MIN([.E92]*[.H92];[.G92]);&quot; &quot;)" office:value-type="string" office:string-value=" ">
            <text:p><text:s/></text:p>
          </table:table-cell>
          <table:table-cell table:style-name="ce108" table:formula="of:=IF([.E92]&gt;0;[.F92]+[.I92];&quot; &quot;)" office:value-type="string" office:string-value=" ">
            <text:p><text:s/></text:p>
          </table:table-cell>
          <table:table-cell table:style-name="ce108" table:formula="of:=IF([.E92]&gt;0;[.E92]-[.J92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92]&gt;0;IF([.B92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92]&gt;0;[.E92]*[.P92]/100;&quot; &quot;)" office:value-type="string" office:string-value=" ">
            <text:p><text:s/></text:p>
          </table:table-cell>
          <table:table-cell table:style-name="ce135"/>
          <table:table-cell table:style-name="ce135" table:formula="of:=IF([.E92]&gt;0;[.E92]-[.Q92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2]&gt;0;[.E92];&quot; &quot;)" office:value-type="string" office:string-value=" ">
            <text:p><text:s/></text:p>
          </table:table-cell>
          <table:table-cell table:style-name="ce108" table:formula="of:=IF([.V92]&gt;0;[.J92];&quot; &quot;)" office:value-type="string" office:string-value=" ">
            <text:p><text:s/></text:p>
          </table:table-cell>
          <table:table-cell table:style-name="ce135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35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85]" office:value-type="percentage" office:value="0.33">
            <text:p>33%</text:p>
          </table:table-cell>
          <table:table-cell table:style-name="ce108" table:formula="of:=IF([.E93]&gt;0;MIN([.E93]*[.H93];[.G93]);&quot; &quot;)" office:value-type="string" office:string-value=" ">
            <text:p><text:s/></text:p>
          </table:table-cell>
          <table:table-cell table:style-name="ce108" table:formula="of:=IF([.E93]&gt;0;[.F93]+[.I93];&quot; &quot;)" office:value-type="string" office:string-value=" ">
            <text:p><text:s/></text:p>
          </table:table-cell>
          <table:table-cell table:style-name="ce108" table:formula="of:=IF([.E93]&gt;0;[.E93]-[.J93];&quot; &quot;)" office:value-type="string" office:string-value=" ">
            <text:p><text:s/></text:p>
          </table:table-cell>
          <table:table-cell table:style-name="ce108"/>
          <table:table-cell table:style-name="ce130"/>
          <table:table-cell table:style-name="ce108"/>
          <table:table-cell table:style-name="ce135"/>
          <table:table-cell table:style-name="ce145" table:formula="of:=IF([.B93]&gt;0;IF([.B93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93]&gt;0;[.E93]*[.P93]/100;&quot; &quot;)" office:value-type="string" office:string-value=" ">
            <text:p><text:s/></text:p>
          </table:table-cell>
          <table:table-cell table:style-name="ce135"/>
          <table:table-cell table:style-name="ce135" table:formula="of:=IF([.E93]&gt;0;[.E93]-[.Q93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3]&gt;0;[.E93];&quot; &quot;)" office:value-type="string" office:string-value=" ">
            <text:p><text:s/></text:p>
          </table:table-cell>
          <table:table-cell table:style-name="ce108" table:formula="of:=IF([.V93]&gt;0;[.J93];&quot; &quot;)" office:value-type="string" office:string-value=" ">
            <text:p><text:s/></text:p>
          </table:table-cell>
          <table:table-cell table:style-name="ce135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35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07" table:formula="of:=SUM([.E86:.E93])" office:value-type="float" office:value="0">
            <text:p>0.00 </text:p>
          </table:table-cell>
          <table:table-cell table:style-name="ce124" table:formula="of:=SUM([.F86:.F93])" office:value-type="float" office:value="0">
            <text:p>0.00 </text:p>
          </table:table-cell>
          <table:table-cell table:style-name="ce124" table:formula="of:=SUM([.G86:.G93])" office:value-type="float" office:value="0">
            <text:p>0.00 </text:p>
          </table:table-cell>
          <table:table-cell table:style-name="ce130"/>
          <table:table-cell table:style-name="ce124" table:formula="of:=SUM([.I86:.I93])" office:value-type="float" office:value="0">
            <text:p>0.00 </text:p>
          </table:table-cell>
          <table:table-cell table:style-name="ce124" table:formula="of:=SUM([.J86:.J93])" office:value-type="float" office:value="0">
            <text:p>0.00 </text:p>
          </table:table-cell>
          <table:table-cell table:style-name="ce124" table:formula="of:=SUM([.K86:.K93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86:.O93])" office:value-type="float" office:value="0">
            <text:p>0.00 </text:p>
          </table:table-cell>
          <table:table-cell table:style-name="ce93"/>
          <table:table-cell table:style-name="ce124" table:formula="of:=SUM([.Q86:.Q93])" office:value-type="float" office:value="0">
            <text:p>0.00 </text:p>
          </table:table-cell>
          <table:table-cell table:style-name="ce124" table:formula="of:=SUM([.R86:.R93])" office:value-type="float" office:value="0">
            <text:p>0.00 </text:p>
          </table:table-cell>
          <table:table-cell table:style-name="ce124" table:formula="of:=SUM([.S86:.S93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86:.V93])" office:value-type="float" office:value="0">
            <text:p>0.00 </text:p>
          </table:table-cell>
          <table:table-cell table:style-name="ce124" table:formula="of:=SUM([.W86:.W93])" office:value-type="float" office:value="0">
            <text:p>0.00 </text:p>
          </table:table-cell>
          <table:table-cell table:style-name="ce124" table:formula="of:=SUM([.X86:.X93])" office:value-type="float" office:value="0">
            <text:p>0.00 </text:p>
          </table:table-cell>
          <table:table-cell table:style-name="ce124" table:formula="of:=SUM([.Y86:.Y93])" office:value-type="float" office:value="0">
            <text:p>0.00 </text:p>
          </table:table-cell>
          <table:table-cell table:style-name="ce124" table:formula="of:=SUM([.Z86:.Z93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2">
          <table:table-cell table:style-name="ce43"/>
          <table:table-cell table:style-name="ce60"/>
          <table:table-cell table:style-name="ce82"/>
          <table:table-cell table:style-name="ce92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 table:number-columns-repeated="2"/>
          <table:table-cell table:style-name="ce93"/>
          <table:table-cell table:style-name="ce108" table:number-columns-repeated="3"/>
          <table:table-cell table:style-name="ce135"/>
          <table:table-cell table:style-name="ce73"/>
          <table:table-cell table:style-name="ce108" table:number-columns-repeated="5"/>
          <table:table-cell table:style-name="ce156"/>
          <table:table-cell table:number-columns-repeated="997"/>
        </table:table-row>
        <table:table-row table:style-name="ro8">
          <table:table-cell table:style-name="ce43"/>
          <table:table-cell table:style-name="ce61" office:value-type="string" table:number-columns-spanned="2" table:number-rows-spanned="1">
            <text:p>Motor Vehicles - Cars</text:p>
          </table:table-cell>
          <table:covered-table-cell/>
          <table:table-cell table:style-name="ce94"/>
          <table:table-cell table:style-name="ce108" table:number-columns-repeated="3"/>
          <table:table-cell table:style-name="ce133" table:formula="of:=[.H$43]" office:value-type="percentage" office:value="0.25">
            <text:p>25%</text:p>
          </table:table-cell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93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97]&gt;0;MIN([.E97]*[.H97];[.G97]);&quot; &quot;)" office:value-type="string" office:string-value=" ">
            <text:p><text:s/></text:p>
          </table:table-cell>
          <table:table-cell table:style-name="ce108" table:formula="of:=IF([.E97]&gt;0;[.F97]+[.I97];&quot; &quot;)" office:value-type="string" office:string-value=" ">
            <text:p><text:s/></text:p>
          </table:table-cell>
          <table:table-cell table:style-name="ce108" table:formula="of:=IF([.E97]&gt;0;[.E97]-[.J97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/>
          <table:table-cell table:style-name="ce135"/>
          <table:table-cell table:style-name="ce135" table:formula="of:=IF([.E97]&gt;0;IF([.E97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97]);[.E97]*[.R$4]/100)*(1-[.M97]);&quot; &quot;)" office:value-type="string" office:string-value=" ">
            <text:p><text:s/></text:p>
          </table:table-cell>
          <table:table-cell table:style-name="ce135" table:formula="of:=IF([.E97]&gt;0;[.E97]-[.R9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7]&gt;0;[.E97];&quot; &quot;)" office:value-type="string" office:string-value=" ">
            <text:p><text:s/></text:p>
          </table:table-cell>
          <table:table-cell table:style-name="ce108" table:formula="of:=IF([.V97]&gt;0;[.J97];&quot; &quot;)" office:value-type="string" office:string-value=" ">
            <text:p><text:s/></text:p>
          </table:table-cell>
          <table:table-cell table:style-name="ce135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35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98]&gt;0;MIN([.E98]*[.H98];[.G98]);&quot; &quot;)" office:value-type="string" office:string-value=" ">
            <text:p><text:s/></text:p>
          </table:table-cell>
          <table:table-cell table:style-name="ce108" table:formula="of:=IF([.E98]&gt;0;[.F98]+[.I98];&quot; &quot;)" office:value-type="string" office:string-value=" ">
            <text:p><text:s/></text:p>
          </table:table-cell>
          <table:table-cell table:style-name="ce108" table:formula="of:=IF([.E98]&gt;0;[.E98]-[.J98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/>
          <table:table-cell table:style-name="ce135"/>
          <table:table-cell table:style-name="ce135" table:formula="of:=IF([.E98]&gt;0;IF([.E98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98]);[.E98]*[.R$4]/100)*(1-[.M98]);&quot; &quot;)" office:value-type="string" office:string-value=" ">
            <text:p><text:s/></text:p>
          </table:table-cell>
          <table:table-cell table:style-name="ce135" table:formula="of:=IF([.E98]&gt;0;[.E98]-[.R98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8]&gt;0;[.E98];&quot; &quot;)" office:value-type="string" office:string-value=" ">
            <text:p><text:s/></text:p>
          </table:table-cell>
          <table:table-cell table:style-name="ce108" table:formula="of:=IF([.V98]&gt;0;[.J98];&quot; &quot;)" office:value-type="string" office:string-value=" ">
            <text:p><text:s/></text:p>
          </table:table-cell>
          <table:table-cell table:style-name="ce135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35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99]&gt;0;MIN([.E99]*[.H99];[.G99]);&quot; &quot;)" office:value-type="string" office:string-value=" ">
            <text:p><text:s/></text:p>
          </table:table-cell>
          <table:table-cell table:style-name="ce108" table:formula="of:=IF([.E99]&gt;0;[.F99]+[.I99];&quot; &quot;)" office:value-type="string" office:string-value=" ">
            <text:p><text:s/></text:p>
          </table:table-cell>
          <table:table-cell table:style-name="ce108" table:formula="of:=IF([.E99]&gt;0;[.E99]-[.J99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/>
          <table:table-cell table:style-name="ce135"/>
          <table:table-cell table:style-name="ce135" table:formula="of:=IF([.E99]&gt;0;IF([.E99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99]);[.E99]*[.R$4]/100)*(1-[.M99]);&quot; &quot;)" office:value-type="string" office:string-value=" ">
            <text:p><text:s/></text:p>
          </table:table-cell>
          <table:table-cell table:style-name="ce135" table:formula="of:=IF([.E99]&gt;0;[.E99]-[.R99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99]&gt;0;[.E99];&quot; &quot;)" office:value-type="string" office:string-value=" ">
            <text:p><text:s/></text:p>
          </table:table-cell>
          <table:table-cell table:style-name="ce108" table:formula="of:=IF([.V99]&gt;0;[.J99];&quot; &quot;)" office:value-type="string" office:string-value=" ">
            <text:p><text:s/></text:p>
          </table:table-cell>
          <table:table-cell table:style-name="ce135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35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0]&gt;0;MIN([.E100]*[.H100];[.G100]);&quot; &quot;)" office:value-type="string" office:string-value=" ">
            <text:p><text:s/></text:p>
          </table:table-cell>
          <table:table-cell table:style-name="ce108" table:formula="of:=IF([.E100]&gt;0;[.F100]+[.I100];&quot; &quot;)" office:value-type="string" office:string-value=" ">
            <text:p><text:s/></text:p>
          </table:table-cell>
          <table:table-cell table:style-name="ce108" table:formula="of:=IF([.E100]&gt;0;[.E100]-[.J100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/>
          <table:table-cell table:style-name="ce135"/>
          <table:table-cell table:style-name="ce135" table:formula="of:=IF([.E100]&gt;0;IF([.E100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35" table:formula="of:=IF([.E100]&gt;0;[.E100]-[.R100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0]&gt;0;[.E100];&quot; &quot;)" office:value-type="string" office:string-value=" ">
            <text:p><text:s/></text:p>
          </table:table-cell>
          <table:table-cell table:style-name="ce108" table:formula="of:=IF([.V100]&gt;0;[.J100];&quot; &quot;)" office:value-type="string" office:string-value=" ">
            <text:p><text:s/></text:p>
          </table:table-cell>
          <table:table-cell table:style-name="ce135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35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1]&gt;0;MIN([.E101]*[.H101];[.G101]);&quot; &quot;)" office:value-type="string" office:string-value=" ">
            <text:p><text:s/></text:p>
          </table:table-cell>
          <table:table-cell table:style-name="ce108" table:formula="of:=IF([.E101]&gt;0;[.F101]+[.I101];&quot; &quot;)" office:value-type="string" office:string-value=" ">
            <text:p><text:s/></text:p>
          </table:table-cell>
          <table:table-cell table:style-name="ce108" table:formula="of:=IF([.E101]&gt;0;[.E101]-[.J101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/>
          <table:table-cell table:style-name="ce135"/>
          <table:table-cell table:style-name="ce135" table:formula="of:=IF([.E101]&gt;0;IF([.E101]&gt;['file:///C:/Users/Antony/diy/GB%20Accounts/GB%20Accounts%202013/GB%20Accounts%20Company%202013-03-31%20(Mar13)%20OpenOffice/Financialaccounts.ods'#$Admin.$E$11];['file:///C:/Users/Antony/diy/GB%20Accounts/GB%20Accounts%202013/GB%20Accounts%20Company%202013-03-31%20(Mar13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35" table:formula="of:=IF([.E101]&gt;0;[.E101]-[.R101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1]&gt;0;[.E101];&quot; &quot;)" office:value-type="string" office:string-value=" ">
            <text:p><text:s/></text:p>
          </table:table-cell>
          <table:table-cell table:style-name="ce108" table:formula="of:=IF([.V101]&gt;0;[.J101];&quot; &quot;)" office:value-type="string" office:string-value=" ">
            <text:p><text:s/></text:p>
          </table:table-cell>
          <table:table-cell table:style-name="ce135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35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62" office:value-type="string" table:number-columns-spanned="2" table:number-rows-spanned="1">
            <text:p>Motor Vehicles - Vans &amp; Lorries</text:p>
          </table:table-cell>
          <table:covered-table-cell/>
          <table:table-cell table:style-name="ce94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 table:number-columns-repeated="3"/>
          <table:table-cell table:style-name="ce135" table:number-columns-repeated="2"/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3]&gt;0;MIN([.E103]*[.H103];[.G103]);&quot; &quot;)" office:value-type="string" office:string-value=" ">
            <text:p><text:s/></text:p>
          </table:table-cell>
          <table:table-cell table:style-name="ce108" table:formula="of:=IF([.E103]&gt;0;[.F103]+[.I103];&quot; &quot;)" office:value-type="string" office:string-value=" ">
            <text:p><text:s/></text:p>
          </table:table-cell>
          <table:table-cell table:style-name="ce108" table:formula="of:=IF([.E103]&gt;0;[.E103]-[.J103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 table:formula="of:=IF([.B103]&gt;0;IF([.B103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103]&gt;0;[.E103]*[.P103]/100;&quot; &quot;)" office:value-type="string" office:string-value=" ">
            <text:p><text:s/></text:p>
          </table:table-cell>
          <table:table-cell table:style-name="ce135"/>
          <table:table-cell table:style-name="ce135" table:formula="of:=IF([.E103]&gt;0;[.E103]-[.Q103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3]&gt;0;[.E103];&quot; &quot;)" office:value-type="string" office:string-value=" ">
            <text:p><text:s/></text:p>
          </table:table-cell>
          <table:table-cell table:style-name="ce108" table:formula="of:=IF([.V103]&gt;0;[.J103];&quot; &quot;)" office:value-type="string" office:string-value=" ">
            <text:p><text:s/></text:p>
          </table:table-cell>
          <table:table-cell table:style-name="ce135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35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4]&gt;0;MIN([.E104]*[.H104];[.G104]);&quot; &quot;)" office:value-type="string" office:string-value=" ">
            <text:p><text:s/></text:p>
          </table:table-cell>
          <table:table-cell table:style-name="ce108" table:formula="of:=IF([.E104]&gt;0;[.F104]+[.I104];&quot; &quot;)" office:value-type="string" office:string-value=" ">
            <text:p><text:s/></text:p>
          </table:table-cell>
          <table:table-cell table:style-name="ce108" table:formula="of:=IF([.E104]&gt;0;[.E104]-[.J104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 table:formula="of:=IF([.B104]&gt;0;IF([.B104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104]&gt;0;[.E104]*[.P104]/100;&quot; &quot;)" office:value-type="string" office:string-value=" ">
            <text:p><text:s/></text:p>
          </table:table-cell>
          <table:table-cell table:style-name="ce135"/>
          <table:table-cell table:style-name="ce135" table:formula="of:=IF([.E104]&gt;0;[.E104]-[.Q104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4]&gt;0;[.E104];&quot; &quot;)" office:value-type="string" office:string-value=" ">
            <text:p><text:s/></text:p>
          </table:table-cell>
          <table:table-cell table:style-name="ce108" table:formula="of:=IF([.V104]&gt;0;[.J104];&quot; &quot;)" office:value-type="string" office:string-value=" ">
            <text:p><text:s/></text:p>
          </table:table-cell>
          <table:table-cell table:style-name="ce135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35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5]&gt;0;MIN([.E105]*[.H105];[.G105]);&quot; &quot;)" office:value-type="string" office:string-value=" ">
            <text:p><text:s/></text:p>
          </table:table-cell>
          <table:table-cell table:style-name="ce108" table:formula="of:=IF([.E105]&gt;0;[.F105]+[.I105];&quot; &quot;)" office:value-type="string" office:string-value=" ">
            <text:p><text:s/></text:p>
          </table:table-cell>
          <table:table-cell table:style-name="ce108" table:formula="of:=IF([.E105]&gt;0;[.E105]-[.J105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 table:formula="of:=IF([.B105]&gt;0;IF([.B105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105]&gt;0;[.E105]*[.P105]/100;&quot; &quot;)" office:value-type="string" office:string-value=" ">
            <text:p><text:s/></text:p>
          </table:table-cell>
          <table:table-cell table:style-name="ce135"/>
          <table:table-cell table:style-name="ce135" table:formula="of:=IF([.E105]&gt;0;[.E105]-[.Q105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5]&gt;0;[.E105];&quot; &quot;)" office:value-type="string" office:string-value=" ">
            <text:p><text:s/></text:p>
          </table:table-cell>
          <table:table-cell table:style-name="ce108" table:formula="of:=IF([.V105]&gt;0;[.J105];&quot; &quot;)" office:value-type="string" office:string-value=" ">
            <text:p><text:s/></text:p>
          </table:table-cell>
          <table:table-cell table:style-name="ce135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35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6]&gt;0;MIN([.E106]*[.H106];[.G106]);&quot; &quot;)" office:value-type="string" office:string-value=" ">
            <text:p><text:s/></text:p>
          </table:table-cell>
          <table:table-cell table:style-name="ce108" table:formula="of:=IF([.E106]&gt;0;[.F106]+[.I106];&quot; &quot;)" office:value-type="string" office:string-value=" ">
            <text:p><text:s/></text:p>
          </table:table-cell>
          <table:table-cell table:style-name="ce108" table:formula="of:=IF([.E106]&gt;0;[.E106]-[.J106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 table:formula="of:=IF([.B106]&gt;0;IF([.B106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106]&gt;0;[.E106]*[.P106]/100;&quot; &quot;)" office:value-type="string" office:string-value=" ">
            <text:p><text:s/></text:p>
          </table:table-cell>
          <table:table-cell table:style-name="ce135"/>
          <table:table-cell table:style-name="ce135" table:formula="of:=IF([.E106]&gt;0;[.E106]-[.Q106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6]&gt;0;[.E106];&quot; &quot;)" office:value-type="string" office:string-value=" ">
            <text:p><text:s/></text:p>
          </table:table-cell>
          <table:table-cell table:style-name="ce108" table:formula="of:=IF([.V106]&gt;0;[.J106];&quot; &quot;)" office:value-type="string" office:string-value=" ">
            <text:p><text:s/></text:p>
          </table:table-cell>
          <table:table-cell table:style-name="ce135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35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5">
          <table:table-cell table:style-name="ce43"/>
          <table:table-cell table:style-name="ce58"/>
          <table:table-cell table:style-name="ce81"/>
          <table:table-cell table:style-name="ce98"/>
          <table:table-cell table:style-name="ce106"/>
          <table:table-cell table:number-columns-repeated="2" table:style-name="ce108"/>
          <table:table-cell table:style-name="ce130" table:formula="of:=[.H$96]" office:value-type="percentage" office:value="0.25">
            <text:p>25%</text:p>
          </table:table-cell>
          <table:table-cell table:style-name="ce108" table:formula="of:=IF([.E107]&gt;0;MIN([.E107]*[.H107];[.G107]);&quot; &quot;)" office:value-type="string" office:string-value=" ">
            <text:p><text:s/></text:p>
          </table:table-cell>
          <table:table-cell table:style-name="ce108" table:formula="of:=IF([.E107]&gt;0;[.F107]+[.I107];&quot; &quot;)" office:value-type="string" office:string-value=" ">
            <text:p><text:s/></text:p>
          </table:table-cell>
          <table:table-cell table:style-name="ce108" table:formula="of:=IF([.E107]&gt;0;[.E107]-[.J107];&quot; &quot;)" office:value-type="string" office:string-value=" ">
            <text:p><text:s/></text:p>
          </table:table-cell>
          <table:table-cell table:style-name="ce108"/>
          <table:table-cell table:style-name="ce131" office:value-type="percentage" office:value="0">
            <text:p>0%</text:p>
          </table:table-cell>
          <table:table-cell table:style-name="ce108"/>
          <table:table-cell table:style-name="ce135"/>
          <table:table-cell table:style-name="ce145" table:formula="of:=IF([.B107]&gt;0;IF([.B107]&gt;['file:///C:/Users/Antony/diy/GB%20Accounts/GB%20Accounts%202013/GB%20Accounts%20Company%202013-03-31%20(Mar13)%20OpenOffice/Financialaccounts.ods'#$Admin.$N$11];['file:///C:/Users/Antony/diy/GB%20Accounts/GB%20Accounts%202013/GB%20Accounts%20Company%202013-03-31%20(Mar13)%20OpenOffice/Financialaccounts.ods'#$Admin.$G$7];['file:///C:/Users/Antony/diy/GB%20Accounts/GB%20Accounts%202013/GB%20Accounts%20Company%202013-03-31%20(Mar13)%20OpenOffice/Financialaccounts.ods'#$Admin.$G$5]);['file:///C:/Users/Antony/diy/GB%20Accounts/GB%20Accounts%202013/GB%20Accounts%20Company%202013-03-31%20(Mar13)%20OpenOffice/Financialaccounts.ods'#$Admin.$G$5])" office:value-type="float" office:value="100">
            <text:p>100</text:p>
          </table:table-cell>
          <table:table-cell table:style-name="ce135" table:formula="of:=IF([.E107]&gt;0;[.E107]*[.P107]/100;&quot; &quot;)" office:value-type="string" office:string-value=" ">
            <text:p><text:s/></text:p>
          </table:table-cell>
          <table:table-cell table:style-name="ce135"/>
          <table:table-cell table:style-name="ce135" table:formula="of:=IF([.E107]&gt;0;[.E107]-[.Q107];&quot; &quot;)" office:value-type="string" office:string-value=" ">
            <text:p><text:s/></text:p>
          </table:table-cell>
          <table:table-cell table:style-name="ce135"/>
          <table:table-cell table:style-name="ce58"/>
          <table:table-cell table:style-name="ce106"/>
          <table:table-cell table:style-name="ce108" table:formula="of:=IF([.V107]&gt;0;[.E107];&quot; &quot;)" office:value-type="string" office:string-value=" ">
            <text:p><text:s/></text:p>
          </table:table-cell>
          <table:table-cell table:style-name="ce108" table:formula="of:=IF([.V107]&gt;0;[.J107];&quot; &quot;)" office:value-type="string" office:string-value=" ">
            <text:p><text:s/></text:p>
          </table:table-cell>
          <table:table-cell table:style-name="ce135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35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56"/>
          <table:table-cell table:number-columns-repeated="997"/>
        </table:table-row>
        <table:table-row table:style-name="ro13">
          <table:table-cell table:style-name="ce43"/>
          <table:table-cell table:style-name="ce5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07" table:formula="of:=SUM([.E97:.E107])" office:value-type="float" office:value="0">
            <text:p>0.00 </text:p>
          </table:table-cell>
          <table:table-cell table:style-name="ce124" table:formula="of:=SUM([.F97:.F107])" office:value-type="float" office:value="0">
            <text:p>0.00 </text:p>
          </table:table-cell>
          <table:table-cell table:style-name="ce124" table:formula="of:=SUM([.G97:.G107])" office:value-type="float" office:value="0">
            <text:p>0.00 </text:p>
          </table:table-cell>
          <table:table-cell table:style-name="ce130"/>
          <table:table-cell table:style-name="ce124" table:formula="of:=SUM([.I97:.I107])" office:value-type="float" office:value="0">
            <text:p>0.00 </text:p>
          </table:table-cell>
          <table:table-cell table:style-name="ce124" table:formula="of:=SUM([.J97:.J107])" office:value-type="float" office:value="0">
            <text:p>0.00 </text:p>
          </table:table-cell>
          <table:table-cell table:style-name="ce124" table:formula="of:=SUM([.K97:.K107])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24" table:formula="of:=SUM([.O97:.O107])" office:value-type="float" office:value="0">
            <text:p>0.00 </text:p>
          </table:table-cell>
          <table:table-cell table:style-name="ce93"/>
          <table:table-cell table:style-name="ce124" table:formula="of:=SUM([.Q97:.Q107])" office:value-type="float" office:value="0">
            <text:p>0.00 </text:p>
          </table:table-cell>
          <table:table-cell table:style-name="ce124" table:formula="of:=SUM([.R97:.R107])" office:value-type="float" office:value="0">
            <text:p>0.00 </text:p>
          </table:table-cell>
          <table:table-cell table:style-name="ce124" table:formula="of:=SUM([.S97:.S107])" office:value-type="float" office:value="0">
            <text:p>0.00 </text:p>
          </table:table-cell>
          <table:table-cell table:style-name="ce135"/>
          <table:table-cell table:style-name="ce73"/>
          <table:table-cell table:style-name="ce107" table:formula="of:=SUM([.V97:.V107])" office:value-type="float" office:value="0">
            <text:p>0.00 </text:p>
          </table:table-cell>
          <table:table-cell table:style-name="ce124" table:formula="of:=SUM([.W97:.W107])" office:value-type="float" office:value="0">
            <text:p>0.00 </text:p>
          </table:table-cell>
          <table:table-cell table:style-name="ce124" table:formula="of:=SUM([.X97:.X107])" office:value-type="float" office:value="0">
            <text:p>0.00 </text:p>
          </table:table-cell>
          <table:table-cell table:style-name="ce124" table:formula="of:=SUM([.Y97:.Y107])" office:value-type="float" office:value="0">
            <text:p>0.00 </text:p>
          </table:table-cell>
          <table:table-cell table:style-name="ce124" table:formula="of:=SUM([.Z97:.Z107])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7">
          <table:table-cell table:style-name="ce43"/>
          <table:table-cell table:style-name="ce73"/>
          <table:table-cell table:style-name="ce83"/>
          <table:table-cell table:style-name="ce94"/>
          <table:table-cell table:style-name="ce108" table:number-columns-repeated="3"/>
          <table:table-cell table:style-name="ce130"/>
          <table:table-cell table:style-name="ce108" table:number-columns-repeated="4"/>
          <table:table-cell table:style-name="ce130"/>
          <table:table-cell table:style-name="ce108"/>
          <table:table-cell table:style-name="ce135"/>
          <table:table-cell table:style-name="ce145"/>
          <table:table-cell table:style-name="ce135" table:number-columns-repeated="4"/>
          <table:table-cell table:style-name="ce73"/>
          <table:table-cell table:style-name="ce108"/>
          <table:table-cell table:style-name="ce135" table:number-columns-repeated="4"/>
          <table:table-cell table:style-name="ce156"/>
          <table:table-cell table:number-columns-repeated="997"/>
        </table:table-row>
        <table:table-row table:style-name="ro6">
          <table:table-cell table:style-name="ce43"/>
          <table:table-cell table:style-name="ce56" office:value-type="string" table:number-columns-spanned="2" table:number-rows-spanned="1">
            <text:p>NEW FIXED ASSETS Bought This Year To</text:p>
          </table:table-cell>
          <table:covered-table-cell/>
          <table:table-cell table:style-name="ce99" table:formula="of:=[.F59]" office:value-type="date" office:date-value="2013-03-31">
            <text:p>31-Mar-13</text:p>
          </table:table-cell>
          <table:table-cell table:style-name="ce109" table:formula="of:=[.E64]+[.E75]+[.E83]+[.E94]+[.E108]" office:value-type="float" office:value="0">
            <text:p>0.00 </text:p>
          </table:table-cell>
          <table:table-cell table:style-name="ce109" table:formula="of:=[.F64]+[.F75]+[.F83]+[.F94]+[.F108]" office:value-type="float" office:value="0">
            <text:p>0.00 </text:p>
          </table:table-cell>
          <table:table-cell table:style-name="ce109" table:formula="of:=[.G64]+[.G75]+[.G83]+[.G94]+[.G108]" office:value-type="float" office:value="0">
            <text:p>0.00 </text:p>
          </table:table-cell>
          <table:table-cell table:style-name="ce130"/>
          <table:table-cell table:style-name="ce109" table:formula="of:=[.I64]+[.I75]+[.I83]+[.I94]+[.I108]" office:value-type="float" office:value="0">
            <text:p>0.00 </text:p>
          </table:table-cell>
          <table:table-cell table:style-name="ce109" table:formula="of:=[.J64]+[.J75]+[.J83]+[.J94]+[.J108]" office:value-type="float" office:value="0">
            <text:p>0.00 </text:p>
          </table:table-cell>
          <table:table-cell table:style-name="ce109" table:formula="of:=[.K64]+[.K75]+[.K83]+[.K94]+[.K108]" office:value-type="float" office:value="0">
            <text:p>0.00 </text:p>
          </table:table-cell>
          <table:table-cell table:style-name="ce108"/>
          <table:table-cell table:style-name="ce130"/>
          <table:table-cell table:style-name="ce108"/>
          <table:table-cell table:style-name="ce109" table:formula="of:=[.O64]+[.O75]+[.O83]+[.O94]+[.O108]" office:value-type="float" office:value="0">
            <text:p>0.00 </text:p>
          </table:table-cell>
          <table:table-cell table:style-name="ce93"/>
          <table:table-cell table:style-name="ce109" table:formula="of:=[.Q64]+[.Q75]+[.Q83]+[.Q94]+[.Q108]" office:value-type="float" office:value="0">
            <text:p>0.00 </text:p>
          </table:table-cell>
          <table:table-cell table:style-name="ce109" table:formula="of:=[.R64]+[.R75]+[.R83]+[.R94]+[.R108]" office:value-type="float" office:value="0">
            <text:p>0.00 </text:p>
          </table:table-cell>
          <table:table-cell table:style-name="ce109" table:formula="of:=[.S64]+[.S75]+[.S83]+[.S94]+[.S108]" office:value-type="float" office:value="0">
            <text:p>0.00 </text:p>
          </table:table-cell>
          <table:table-cell table:style-name="ce135"/>
          <table:table-cell table:style-name="ce73"/>
          <table:table-cell table:style-name="ce109" table:formula="of:=[.V64]+[.V75]+[.V83]+[.V94]+[.V108]" office:value-type="float" office:value="0">
            <text:p>0.00 </text:p>
          </table:table-cell>
          <table:table-cell table:style-name="ce109" table:formula="of:=[.W64]+[.W75]+[.W83]+[.W94]+[.W108]" office:value-type="float" office:value="0">
            <text:p>0.00 </text:p>
          </table:table-cell>
          <table:table-cell table:style-name="ce109" table:formula="of:=[.X64]+[.X75]+[.X83]+[.X94]+[.X108]" office:value-type="float" office:value="0">
            <text:p>0.00 </text:p>
          </table:table-cell>
          <table:table-cell table:style-name="ce109" table:formula="of:=[.Y64]+[.Y75]+[.Y83]+[.Y94]+[.Y108]" office:value-type="float" office:value="0">
            <text:p>0.00 </text:p>
          </table:table-cell>
          <table:table-cell table:style-name="ce109" table:formula="of:=[.Z64]+[.Z75]+[.Z83]+[.Z94]+[.Z108]" office:value-type="float" office:value="0">
            <text:p>0.00 </text:p>
          </table:table-cell>
          <table:table-cell table:style-name="ce156"/>
          <table:table-cell table:number-columns-repeated="997"/>
        </table:table-row>
        <table:table-row table:style-name="ro15">
          <table:table-cell table:style-name="ce44"/>
          <table:table-cell table:style-name="ce76"/>
          <table:table-cell table:style-name="ce85"/>
          <table:table-cell table:style-name="ce100"/>
          <table:table-cell table:style-name="ce111" table:number-columns-repeated="3"/>
          <table:table-cell table:style-name="ce134"/>
          <table:table-cell table:style-name="ce111" table:number-columns-repeated="4"/>
          <table:table-cell table:style-name="ce134"/>
          <table:table-cell table:style-name="ce111"/>
          <table:table-cell table:style-name="ce141"/>
          <table:table-cell table:style-name="ce147"/>
          <table:table-cell table:style-name="ce141" table:number-columns-repeated="4"/>
          <table:table-cell table:style-name="ce76"/>
          <table:table-cell table:style-name="ce111" table:number-columns-repeated="3"/>
          <table:table-cell table:style-name="ce141" table:number-columns-repeated="2"/>
          <table:table-cell table:style-name="ce158"/>
          <table:table-cell table:number-columns-repeated="997"/>
        </table:table-row>
        <table:table-row table:style-name="ro16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64"/>
        <table:table-column table:style-name="co17" table:default-cell-style-name="ce164"/>
        <table:table-column table:style-name="co14" table:default-cell-style-name="ce164"/>
        <table:table-column table:style-name="co18" table:default-cell-style-name="ce164"/>
        <table:table-column table:style-name="co19" table:default-cell-style-name="ce164"/>
        <table:table-column table:style-name="co20" table:default-cell-style-name="ce164"/>
        <table:table-column table:style-name="co14" table:number-columns-repeated="3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8" table:number-columns-repeated="2" table:default-cell-style-name="ce164"/>
        <table:table-column table:style-name="co24" table:default-cell-style-name="ce164"/>
        <table:table-column table:style-name="co14" table:number-columns-repeated="1009" table:default-cell-style-name="ce164"/>
        <table:table-row table:style-name="ro7">
          <table:table-cell table:style-name="ce161" table:number-columns-spanned="14" table:number-rows-spanned="1"/>
          <table:covered-table-cell table:number-columns-repeated="13"/>
          <table:table-cell table:style-name="ce192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5"/>
          <table:table-cell table:style-name="ce172"/>
          <table:table-cell table:style-name="ce174"/>
          <table:table-cell table:style-name="ce17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0" table:number-columns-repeated="4"/>
          <table:table-cell table:style-name="ce189"/>
          <table:table-cell table:style-name="ce180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5"/>
          <table:table-cell table:style-name="ce172"/>
          <table:table-cell table:style-name="ce174"/>
          <table:table-cell table:style-name="ce177" table:number-columns-repeated="2"/>
          <table:table-cell table:style-name="ce186" table:number-columns-repeated="2"/>
          <table:table-cell table:style-name="ce180" table:number-columns-repeated="4"/>
          <table:table-cell table:style-name="ce189"/>
          <table:table-cell table:style-name="ce180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6" office:value-type="string">
            <text:p>FIXED ASSET PURCHASES</text:p>
          </table:table-cell>
          <table:table-cell table:style-name="ce172"/>
          <table:table-cell table:style-name="ce174"/>
          <table:table-cell table:style-name="ce179" office:value-type="string">
            <text:p>Original Cost</text:p>
          </table:table-cell>
          <table:table-cell table:style-name="ce180"/>
          <table:table-cell table:style-name="ce187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0"/>
          <table:table-cell table:style-name="ce179" office:value-type="string">
            <text:p>Sales Value</text:p>
          </table:table-cell>
          <table:table-cell table:style-name="ce180"/>
          <table:table-cell table:style-name="ce190" office:value-type="string" table:number-columns-spanned="2" table:number-rows-spanned="12">
            <text:p>Reconciliation totals on Row 15 should be zero. <text:s text:c="30"/>If Row 15 not zero check all Fixed Assets entered on <text:s text:c="6"/>Purchases and Sales Spreadsheets <text:s text:c="10"/>have been recorded on the <text:s text:c="22"/>Fixed Asset Schedule.</text:p>
          </table:table-cell>
          <table:covered-table-cell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5" office:value-type="string">
            <text:p>Fixed Asset Schedule New Additions</text:p>
          </table:table-cell>
          <table:table-cell table:style-name="ce172"/>
          <table:table-cell table:style-name="ce174"/>
          <table:table-cell table:style-name="ce180" table:number-columns-repeated="2"/>
          <table:table-cell table:style-name="ce165" office:value-type="string">
            <text:p>Fixed Asset Schedule Assets Sold</text:p>
          </table:table-cell>
          <table:table-cell table:style-name="ce172"/>
          <table:table-cell table:style-name="ce174"/>
          <table:table-cell table:style-name="ce180" table:number-columns-repeated="3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1" table:formula="of:=[$Schedule.E64]" office:value-type="float" office:value="0">
            <text:p>0.00 </text:p>
          </table:table-cell>
          <table:table-cell table:style-name="ce180"/>
          <table:table-cell table:style-name="ce16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1" table:formula="of:=[$Schedule.V11]+[$Schedule.V64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1" table:formula="of:=[$Schedule.E75]" office:value-type="float" office:value="0">
            <text:p>0.00 </text:p>
          </table:table-cell>
          <table:table-cell table:style-name="ce180"/>
          <table:table-cell table:style-name="ce16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1" table:formula="of:=[$Schedule.V22]+[$Schedule.V75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1" table:formula="of:=[$Schedule.E83]" office:value-type="float" office:value="0">
            <text:p>0.00 </text:p>
          </table:table-cell>
          <table:table-cell table:style-name="ce180"/>
          <table:table-cell table:style-name="ce16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1" table:formula="of:=[$Schedule.V30]+[$Schedule.V83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1" table:formula="of:=[$Schedule.E94]" office:value-type="float" office:value="0">
            <text:p>0.00 </text:p>
          </table:table-cell>
          <table:table-cell table:style-name="ce180"/>
          <table:table-cell table:style-name="ce16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1" table:formula="of:=[$Schedule.V41]+[$Schedule.V94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1" table:formula="of:=[$Schedule.E108]" office:value-type="float" office:value="0">
            <text:p>0.00 </text:p>
          </table:table-cell>
          <table:table-cell table:style-name="ce180"/>
          <table:table-cell table:style-name="ce16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1" table:formula="of:=[$Schedule.V55]+[$Schedule.V108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2" table:formula="of:=SUM([.E6:.E10])" office:value-type="float" office:value="0">
            <text:p>0.00 </text:p>
          </table:table-cell>
          <table:table-cell table:style-name="ce180"/>
          <table:table-cell table:style-name="ce188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2" table:formula="of:=SUM([.K6:.K10])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5"/>
          <table:table-cell table:style-name="ce172"/>
          <table:table-cell table:style-name="ce174"/>
          <table:table-cell table:style-name="ce180" table:number-columns-repeated="2"/>
          <table:table-cell table:style-name="ce165"/>
          <table:table-cell table:style-name="ce172"/>
          <table:table-cell table:style-name="ce174"/>
          <table:table-cell table:style-name="ce180" table:number-columns-repeated="3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2" table:formula="of:=['file:///C:/Users/Antony/diy/GB%20Accounts/GB%20Accounts%202013/GB%20Accounts%20Company%202013-03-31%20(Mar13)%20OpenOffice/Purchases.ods'#$Mar13.$AI$2]" office:value-type="float" office:value="0">
            <text:p>0.00 </text:p>
          </table:table-cell>
          <table:table-cell table:style-name="ce180"/>
          <table:table-cell table:style-name="ce188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2" table:formula="of:=['file:///C:/Users/Antony/diy/GB%20Accounts/GB%20Accounts%202013/GB%20Accounts%20Company%202013-03-31%20(Mar13)%20OpenOffice/Sales.ods'#$Mar13.$U$2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0">
          <table:table-cell table:style-name="ce162"/>
          <table:table-cell table:style-name="ce165"/>
          <table:table-cell table:style-name="ce172"/>
          <table:table-cell table:style-name="ce174"/>
          <table:table-cell table:style-name="ce180" table:number-columns-repeated="2"/>
          <table:table-cell table:style-name="ce165"/>
          <table:table-cell table:style-name="ce172"/>
          <table:table-cell table:style-name="ce174"/>
          <table:table-cell table:style-name="ce180" table:number-columns-repeated="3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11">
          <table:table-cell table:style-name="ce162"/>
          <table:table-cell table:style-name="ce17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3" table:formula="of:=[.E13]-[.E11]" office:value-type="float" office:value="0">
            <text:p>0.00 </text:p>
          </table:table-cell>
          <table:table-cell table:style-name="ce180"/>
          <table:table-cell table:style-name="ce17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3" table:formula="of:=[.K13]-[.K11]" office:value-type="float" office:value="0">
            <text:p>0.00 </text:p>
          </table:table-cell>
          <table:table-cell table:style-name="ce180"/>
          <table:covered-table-cell table:number-columns-repeated="2"/>
          <table:table-cell table:style-name="ce193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7">
          <table:table-cell table:style-name="ce163"/>
          <table:table-cell table:style-name="ce171"/>
          <table:table-cell table:style-name="ce173"/>
          <table:table-cell table:style-name="ce175"/>
          <table:table-cell table:style-name="ce185" table:number-columns-repeated="2"/>
          <table:table-cell table:style-name="ce171"/>
          <table:table-cell table:style-name="ce173"/>
          <table:table-cell table:style-name="ce175"/>
          <table:table-cell table:style-name="ce185" table:number-columns-repeated="3"/>
          <table:table-cell table:style-name="ce191"/>
          <table:table-cell table:style-name="ce185"/>
          <table:table-cell table:style-name="ce194"/>
          <table:table-cell table:style-name="ce139" table:number-columns-repeated="4"/>
          <table:table-cell table:style-name="ce54"/>
          <table:table-cell table:style-name="ce103" table:number-columns-repeated="2"/>
          <table:table-cell table:style-name="ce139" table:number-columns-repeated="2"/>
          <table:table-cell table:style-name="ce41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4">
        <table:table-column table:style-name="co34" table:default-cell-style-name="ce197"/>
        <table:table-column table:style-name="co15" table:default-cell-style-name="ce202"/>
        <table:table-column table:style-name="co35" table:number-columns-repeated="2" table:default-cell-style-name="ce208"/>
        <table:table-column table:style-name="co36" table:default-cell-style-name="ce197"/>
        <table:table-column table:style-name="co30" table:number-columns-repeated="2" table:default-cell-style-name="ce197"/>
        <table:table-column table:style-name="co26" table:default-cell-style-name="ce224"/>
        <table:table-column table:style-name="co30" table:number-columns-repeated="3" table:default-cell-style-name="ce227"/>
        <table:table-column table:style-name="co35" table:default-cell-style-name="ce208"/>
        <table:table-column table:style-name="co34" table:default-cell-style-name="ce197"/>
        <table:table-column table:style-name="co14" table:number-columns-repeated="1011" table:default-cell-style-name="ce197"/>
        <table:table-row table:style-name="ro12">
          <table:table-cell table:style-name="ce195"/>
          <table:table-cell table:style-name="ce198"/>
          <table:table-cell table:style-name="ce205" table:number-columns-repeated="2"/>
          <table:table-cell table:style-name="ce195" table:number-columns-repeated="3"/>
          <table:table-cell table:style-name="ce223"/>
          <table:table-cell table:style-name="ce226" table:number-columns-repeated="3"/>
          <table:table-cell table:style-name="ce205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199"/>
          <table:table-cell table:style-name="ce206" office:value-type="string" table:number-columns-spanned="2" table:number-rows-spanned="1">
            <text:p>YEAR END LONG TERM CREDITORS</text:p>
          </table:table-cell>
          <table:covered-table-cell/>
          <table:table-cell table:style-name="ce211" table:formula="of:=SUM([.E8:.E26])" office:value-type="float" office:value="0">
            <text:p>0.00</text:p>
          </table:table-cell>
          <table:table-cell table:style-name="ce219"/>
          <table:table-cell table:style-name="ce22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145"/>
          <table:table-cell table:style-name="ce195"/>
          <table:table-cell table:number-columns-repeated="1011"/>
        </table:table-row>
        <table:table-row table:style-name="ro17">
          <table:table-cell table:style-name="ce195"/>
          <table:table-cell table:style-name="ce200" office:value-type="string">
            <text:p>New Hire Purchase Agreements</text:p>
          </table:table-cell>
          <table:table-cell table:style-name="ce207"/>
          <table:table-cell table:style-name="ce210"/>
          <table:table-cell table:style-name="ce219" table:number-columns-repeated="2"/>
          <table:covered-table-cell table:number-columns-repeated="5"/>
          <table:table-cell table:style-name="ce145"/>
          <table:table-cell table:style-name="ce195"/>
          <table:table-cell table:number-columns-repeated="1011"/>
        </table:table-row>
        <table:table-row table:style-name="ro7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30"/>
          <table:table-cell table:style-name="ce195"/>
          <table:table-cell table:number-columns-repeated="1011"/>
        </table:table-row>
        <table:table-row table:style-name="ro10">
          <table:table-cell table:style-name="ce196"/>
          <table:table-cell table:style-name="ce45" office:value-type="string" table:number-columns-spanned="1" table:number-rows-spanned="2">
            <text:p>Agreement Date</text:p>
          </table:table-cell>
          <table:table-cell table:style-name="ce87" office:value-type="string" table:number-columns-spanned="1" table:number-rows-spanned="2">
            <text:p>Finance Company</text:p>
          </table:table-cell>
          <table:table-cell table:style-name="ce87" office:value-type="string" table:number-columns-spanned="1" table:number-rows-spanned="2">
            <text:p>Agreement Reference</text:p>
          </table:table-cell>
          <table:table-cell table:style-name="ce220" office:value-type="string" table:number-columns-spanned="1" table:number-rows-spanned="2">
            <text:p>Total Amount Financed excluding Admin &amp; Interest</text:p>
          </table:table-cell>
          <table:table-cell table:style-name="ce220" office:value-type="string" table:number-columns-spanned="1" table:number-rows-spanned="2">
            <text:p>Admin Charges</text:p>
          </table:table-cell>
          <table:table-cell table:style-name="ce220" office:value-type="string" table:number-columns-spanned="1" table:number-rows-spanned="2">
            <text:p>Total Interest Charged</text:p>
          </table:table-cell>
          <table:table-cell table:style-name="ce87" office:value-type="string" table:number-columns-spanned="1" table:number-rows-spanned="2">
            <text:p>Number of Months</text:p>
          </table:table-cell>
          <table:table-cell table:style-name="ce22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87" office:value-type="string" table:number-columns-spanned="1" table:number-rows-spanned="2">
            <text:p>Enter Supplier Name as entered on Purchase Spreadsheet</text:p>
          </table:table-cell>
          <table:table-cell table:style-name="ce196"/>
          <table:table-cell table:style-name="ce231" table:number-columns-repeated="1011"/>
        </table:table-row>
        <table:table-row table:style-name="ro18">
          <table:table-cell table:style-name="ce196"/>
          <table:covered-table-cell table:number-columns-repeated="7"/>
          <table:table-cell table:style-name="ce220" office:value-type="string">
            <text:p>Monthly Payment</text:p>
          </table:table-cell>
          <table:table-cell table:style-name="ce220" office:value-type="string">
            <text:p>Net Capital Repayment</text:p>
          </table:table-cell>
          <table:table-cell table:style-name="ce220" office:value-type="string">
            <text:p>Monthly Interest</text:p>
          </table:table-cell>
          <table:covered-table-cell/>
          <table:table-cell table:style-name="ce196"/>
          <table:table-cell table:style-name="ce231"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number-columns-repeated="3" table:style-name="ce221"/>
          <table:table-cell table:style-name="ce225"/>
          <table:table-cell table:style-name="ce219" table:formula="of:=IF([.E8]&gt;0;([.E8]+[.F8]+[.G8])/[.H8];&quot; &quot;)" office:value-type="string" office:string-value=" ">
            <text:p><text:s/></text:p>
          </table:table-cell>
          <table:table-cell table:style-name="ce219" table:formula="of:=IF([.H8]&gt;0;[.I8]-[.K8];&quot; &quot;)" office:value-type="string" office:string-value=" ">
            <text:p><text:s/></text:p>
          </table:table-cell>
          <table:table-cell table:style-name="ce219" table:formula="of:=IF([.H8]&gt;0;[.G8]/[.H8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10]&gt;0;#REF!/H10,&quot; &quot;))" office:value-type="float" office:value="0">
            <text:p>0.00</text:p>
          </table:table-cell>
          <table:table-cell table:style-name="ce219" table:formula="of:=IF([.H10]&gt;0;[.I10]-[.K10];&quot; &quot;)" office:value-type="string" office:string-value=" ">
            <text:p><text:s/></text:p>
          </table:table-cell>
          <table:table-cell table:style-name="ce219" table:formula="of:=IF([.H10]&gt;0;[.G10]/[.H10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12]&gt;0;#REF!/H12,&quot; &quot;))" office:value-type="float" office:value="0">
            <text:p>0.00</text:p>
          </table:table-cell>
          <table:table-cell table:style-name="ce219" table:formula="of:=IF([.H12]&gt;0;[.I12]-[.K12];&quot; &quot;)" office:value-type="string" office:string-value=" ">
            <text:p><text:s/></text:p>
          </table:table-cell>
          <table:table-cell table:style-name="ce219" table:formula="of:=IF([.H12]&gt;0;[.G12]/[.H12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14]&gt;0;#REF!/H14,&quot; &quot;))" office:value-type="float" office:value="0">
            <text:p>0.00</text:p>
          </table:table-cell>
          <table:table-cell table:style-name="ce219" table:formula="of:=IF([.H14]&gt;0;[.I14]-[.K14];&quot; &quot;)" office:value-type="string" office:string-value=" ">
            <text:p><text:s/></text:p>
          </table:table-cell>
          <table:table-cell table:style-name="ce219" table:formula="of:=IF([.H14]&gt;0;[.G14]/[.H14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16]&gt;0;#REF!/H16,&quot; &quot;))" office:value-type="float" office:value="0">
            <text:p>0.00</text:p>
          </table:table-cell>
          <table:table-cell table:style-name="ce219" table:formula="of:=IF([.H16]&gt;0;[.I16]-[.K16];&quot; &quot;)" office:value-type="string" office:string-value=" ">
            <text:p><text:s/></text:p>
          </table:table-cell>
          <table:table-cell table:style-name="ce219" table:formula="of:=IF([.H16]&gt;0;[.G16]/[.H16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18]&gt;0;#REF!/H18,&quot; &quot;))" office:value-type="float" office:value="0">
            <text:p>0.00</text:p>
          </table:table-cell>
          <table:table-cell table:style-name="ce219" table:formula="of:=IF([.H18]&gt;0;[.I18]-[.K18];&quot; &quot;)" office:value-type="string" office:string-value=" ">
            <text:p><text:s/></text:p>
          </table:table-cell>
          <table:table-cell table:style-name="ce219" table:formula="of:=IF([.H18]&gt;0;[.G18]/[.H18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20]&gt;0;#REF!/H20,&quot; &quot;))" office:value-type="float" office:value="0">
            <text:p>0.00</text:p>
          </table:table-cell>
          <table:table-cell table:style-name="ce219" table:formula="of:=IF([.H20]&gt;0;[.I20]-[.K20];&quot; &quot;)" office:value-type="string" office:string-value=" ">
            <text:p><text:s/></text:p>
          </table:table-cell>
          <table:table-cell table:style-name="ce219" table:formula="of:=IF([.H20]&gt;0;[.G20]/[.H20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22]&gt;0;#REF!/H22,&quot; &quot;))" office:value-type="float" office:value="0">
            <text:p>0.00</text:p>
          </table:table-cell>
          <table:table-cell table:style-name="ce219" table:formula="of:=IF([.H22]&gt;0;[.I22]-[.K22];&quot; &quot;)" office:value-type="string" office:string-value=" ">
            <text:p><text:s/></text:p>
          </table:table-cell>
          <table:table-cell table:style-name="ce219" table:formula="of:=IF([.H22]&gt;0;[.G22]/[.H22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24]&gt;0;#REF!/H24,&quot; &quot;))" office:value-type="float" office:value="0">
            <text:p>0.00</text:p>
          </table:table-cell>
          <table:table-cell table:style-name="ce219" table:formula="of:=IF([.H24]&gt;0;[.I24]-[.K24];&quot; &quot;)" office:value-type="string" office:string-value=" ">
            <text:p><text:s/></text:p>
          </table:table-cell>
          <table:table-cell table:style-name="ce219" table:formula="of:=IF([.H24]&gt;0;[.G24]/[.H24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26]&gt;0;#REF!/H26,&quot; &quot;))" office:value-type="float" office:value="0">
            <text:p>0.00</text:p>
          </table:table-cell>
          <table:table-cell table:style-name="ce219" table:formula="of:=IF([.H26]&gt;0;[.I26]-[.K26];&quot; &quot;)" office:value-type="string" office:string-value=" ">
            <text:p><text:s/></text:p>
          </table:table-cell>
          <table:table-cell table:style-name="ce219" table:formula="of:=IF([.H26]&gt;0;[.G26]/[.H26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9">
          <table:table-cell table:style-name="ce195"/>
          <table:table-cell table:style-name="ce198"/>
          <table:table-cell table:style-name="ce205" table:number-columns-repeated="2"/>
          <table:table-cell table:style-name="ce195" table:number-columns-repeated="3"/>
          <table:table-cell table:style-name="ce223"/>
          <table:table-cell table:style-name="ce226" table:number-columns-repeated="3"/>
          <table:table-cell table:style-name="ce205"/>
          <table:table-cell table:style-name="ce195"/>
          <table:table-cell table:number-columns-repeated="1011"/>
        </table:table-row>
        <table:table-row table:style-name="ro20">
          <table:table-cell table:style-name="ce195"/>
          <table:table-cell table:style-name="ce200" office:value-type="string">
            <text:p>Hire Purchase Agreements existing at start of financial year</text:p>
          </table:table-cell>
          <table:table-cell table:style-name="ce207"/>
          <table:table-cell table:style-name="ce210"/>
          <table:table-cell table:style-name="ce199" table:number-columns-repeated="3"/>
          <table:table-cell table:style-name="ce93" office:value-type="string">
            <text:p>Required to calculate monthly interest liability</text:p>
          </table:table-cell>
          <table:table-cell table:style-name="ce228" table:number-columns-repeated="3"/>
          <table:table-cell table:style-name="ce93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6"/>
          <table:table-cell table:style-name="ce45" office:value-type="string" table:number-columns-spanned="1" table:number-rows-spanned="2">
            <text:p>Agreement Date</text:p>
          </table:table-cell>
          <table:table-cell table:style-name="ce87" office:value-type="string" table:number-columns-spanned="1" table:number-rows-spanned="2">
            <text:p>Finance Company</text:p>
          </table:table-cell>
          <table:table-cell table:style-name="ce87" office:value-type="string" table:number-columns-spanned="1" table:number-rows-spanned="2">
            <text:p>Agreement Reference</text:p>
          </table:table-cell>
          <table:table-cell table:style-name="ce220" office:value-type="string" table:number-columns-spanned="1" table:number-rows-spanned="2">
            <text:p>Total Amount Financed excluding Admin &amp; Interest</text:p>
          </table:table-cell>
          <table:table-cell table:style-name="ce220" office:value-type="string" table:number-columns-spanned="1" table:number-rows-spanned="2">
            <text:p>Admin Charges</text:p>
          </table:table-cell>
          <table:table-cell table:style-name="ce220" office:value-type="string" table:number-columns-spanned="1" table:number-rows-spanned="2">
            <text:p>Total Interest Charged</text:p>
          </table:table-cell>
          <table:table-cell table:style-name="ce87" office:value-type="string" table:number-columns-spanned="1" table:number-rows-spanned="2">
            <text:p>Number of Months</text:p>
          </table:table-cell>
          <table:table-cell table:style-name="ce22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87" office:value-type="string" table:number-columns-spanned="1" table:number-rows-spanned="2">
            <text:p>Enter Supplier Name as entered on Purchase Spreadsheet</text:p>
          </table:table-cell>
          <table:table-cell table:style-name="ce196"/>
          <table:table-cell table:style-name="ce231" table:number-columns-repeated="1011"/>
        </table:table-row>
        <table:table-row table:style-name="ro18">
          <table:table-cell table:style-name="ce196"/>
          <table:covered-table-cell table:number-columns-repeated="7"/>
          <table:table-cell table:style-name="ce220" office:value-type="string">
            <text:p>Monthly Payment</text:p>
          </table:table-cell>
          <table:table-cell table:style-name="ce220" office:value-type="string">
            <text:p>Net Capital Repayment</text:p>
          </table:table-cell>
          <table:table-cell table:style-name="ce220" office:value-type="string">
            <text:p>Monthly Interest</text:p>
          </table:table-cell>
          <table:covered-table-cell/>
          <table:table-cell table:style-name="ce196"/>
          <table:table-cell table:style-name="ce231" table:number-columns-repeated="1011"/>
        </table:table-row>
        <table:table-row table:style-name="ro9">
          <table:table-cell table:style-name="ce196"/>
          <table:table-cell table:style-name="ce204" table:number-columns-repeated="7"/>
          <table:table-cell table:style-name="ce229" table:number-columns-repeated="3"/>
          <table:table-cell table:style-name="ce204"/>
          <table:table-cell table:style-name="ce196"/>
          <table:table-cell table:style-name="ce231"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number-columns-repeated="3" table:style-name="ce221"/>
          <table:table-cell table:style-name="ce225"/>
          <table:table-cell table:style-name="ce219" table:formula="of:=IF([.E34]&gt;0;([.E34]+[.F34]+[.G34])/[.H34];&quot; &quot;)" office:value-type="string" office:string-value=" ">
            <text:p><text:s/></text:p>
          </table:table-cell>
          <table:table-cell table:style-name="ce219" table:formula="of:=IF([.H34]&gt;0;[.I34]-[.K34];&quot; &quot;)" office:value-type="string" office:string-value=" ">
            <text:p><text:s/></text:p>
          </table:table-cell>
          <table:table-cell table:style-name="ce219" table:formula="of:=IF([.H34]&gt;0;[.G34]/[.H34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9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36]&gt;0;#REF!/H36,&quot; &quot;))" office:value-type="float" office:value="0">
            <text:p>0.00</text:p>
          </table:table-cell>
          <table:table-cell table:style-name="ce219" table:formula="of:=IF([.H36]&gt;0;[.I36]-[.K36];&quot; &quot;)" office:value-type="string" office:string-value=" ">
            <text:p><text:s/></text:p>
          </table:table-cell>
          <table:table-cell table:style-name="ce219" table:formula="of:=IF([.H36]&gt;0;[.G36]/[.H36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38]&gt;0;#REF!/H38,&quot; &quot;))" office:value-type="float" office:value="0">
            <text:p>0.00</text:p>
          </table:table-cell>
          <table:table-cell table:style-name="ce219" table:formula="of:=IF([.H38]&gt;0;[.I38]-[.K38];&quot; &quot;)" office:value-type="string" office:string-value=" ">
            <text:p><text:s/></text:p>
          </table:table-cell>
          <table:table-cell table:style-name="ce219" table:formula="of:=IF([.H38]&gt;0;[.G38]/[.H38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40]&gt;0;#REF!/H40,&quot; &quot;))" office:value-type="float" office:value="0">
            <text:p>0.00</text:p>
          </table:table-cell>
          <table:table-cell table:style-name="ce219" table:formula="of:=IF([.H40]&gt;0;[.I40]-[.K40];&quot; &quot;)" office:value-type="string" office:string-value=" ">
            <text:p><text:s/></text:p>
          </table:table-cell>
          <table:table-cell table:style-name="ce219" table:formula="of:=IF([.H40]&gt;0;[.G40]/[.H40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42]&gt;0;#REF!/H42,&quot; &quot;))" office:value-type="float" office:value="0">
            <text:p>0.00</text:p>
          </table:table-cell>
          <table:table-cell table:style-name="ce219" table:formula="of:=IF([.H42]&gt;0;[.I42]-[.K42];&quot; &quot;)" office:value-type="string" office:string-value=" ">
            <text:p><text:s/></text:p>
          </table:table-cell>
          <table:table-cell table:style-name="ce219" table:formula="of:=IF([.H42]&gt;0;[.G42]/[.H42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44]&gt;0;#REF!/H44,&quot; &quot;))" office:value-type="float" office:value="0">
            <text:p>0.00</text:p>
          </table:table-cell>
          <table:table-cell table:style-name="ce219" table:formula="of:=IF([.H44]&gt;0;[.I44]-[.K44];&quot; &quot;)" office:value-type="string" office:string-value=" ">
            <text:p><text:s/></text:p>
          </table:table-cell>
          <table:table-cell table:style-name="ce219" table:formula="of:=IF([.H44]&gt;0;[.G44]/[.H44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46]&gt;0;#REF!/H46,&quot; &quot;))" office:value-type="float" office:value="0">
            <text:p>0.00</text:p>
          </table:table-cell>
          <table:table-cell table:style-name="ce219" table:formula="of:=IF([.H46]&gt;0;[.I46]-[.K46];&quot; &quot;)" office:value-type="string" office:string-value=" ">
            <text:p><text:s/></text:p>
          </table:table-cell>
          <table:table-cell table:style-name="ce219" table:formula="of:=IF([.H46]&gt;0;[.G46]/[.H46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48]&gt;0;#REF!/H48,&quot; &quot;))" office:value-type="float" office:value="0">
            <text:p>0.00</text:p>
          </table:table-cell>
          <table:table-cell table:style-name="ce219" table:formula="of:=IF([.H48]&gt;0;[.I48]-[.K48];&quot; &quot;)" office:value-type="string" office:string-value=" ">
            <text:p><text:s/></text:p>
          </table:table-cell>
          <table:table-cell table:style-name="ce219" table:formula="of:=IF([.H48]&gt;0;[.G48]/[.H48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50]&gt;0;#REF!/H50,&quot; &quot;))" office:value-type="float" office:value="0">
            <text:p>0.00</text:p>
          </table:table-cell>
          <table:table-cell table:style-name="ce219" table:formula="of:=IF([.H50]&gt;0;[.I50]-[.K50];&quot; &quot;)" office:value-type="string" office:string-value=" ">
            <text:p><text:s/></text:p>
          </table:table-cell>
          <table:table-cell table:style-name="ce219" table:formula="of:=IF([.H50]&gt;0;[.G50]/[.H50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0">
          <table:table-cell table:style-name="ce195"/>
          <table:table-cell table:style-name="ce203"/>
          <table:table-cell table:style-name="ce209" table:number-columns-repeated="2"/>
          <table:table-cell table:style-name="ce221" table:number-columns-repeated="2"/>
          <table:table-cell table:style-name="ce221"/>
          <table:table-cell table:style-name="ce225"/>
          <table:table-cell table:style-name="ce219" table:formula="of:=IF([.H52]&gt;0;#REF!/H52,&quot; &quot;))" office:value-type="float" office:value="0">
            <text:p>0.00</text:p>
          </table:table-cell>
          <table:table-cell table:style-name="ce219" table:formula="of:=IF([.H52]&gt;0;[.I52]-[.K52];&quot; &quot;)" office:value-type="string" office:string-value=" ">
            <text:p><text:s/></text:p>
          </table:table-cell>
          <table:table-cell table:style-name="ce219" table:formula="of:=IF([.H52]&gt;0;[.G52]/[.H52];&quot; &quot;)" office:value-type="string" office:string-value=" ">
            <text:p><text:s/></text:p>
          </table:table-cell>
          <table:table-cell table:style-name="ce209"/>
          <table:table-cell table:style-name="ce195"/>
          <table:table-cell table:number-columns-repeated="1011"/>
        </table:table-row>
        <table:table-row table:style-name="ro5">
          <table:table-cell table:style-name="ce195"/>
          <table:table-cell table:style-name="ce201"/>
          <table:table-cell table:style-name="ce207" table:number-columns-repeated="2"/>
          <table:table-cell table:style-name="ce199" table:number-columns-repeated="3"/>
          <table:table-cell table:style-name="ce145"/>
          <table:table-cell table:style-name="ce219" table:number-columns-repeated="3"/>
          <table:table-cell table:style-name="ce207"/>
          <table:table-cell table:style-name="ce195"/>
          <table:table-cell table:number-columns-repeated="1011"/>
        </table:table-row>
        <table:table-row table:style-name="ro12">
          <table:table-cell table:style-name="ce195"/>
          <table:table-cell table:style-name="ce198"/>
          <table:table-cell table:style-name="ce205" table:number-columns-repeated="2"/>
          <table:table-cell table:style-name="ce195" table:number-columns-repeated="3"/>
          <table:table-cell table:style-name="ce223"/>
          <table:table-cell table:style-name="ce226" table:number-columns-repeated="3"/>
          <table:table-cell table:style-name="ce205"/>
          <table:table-cell table:style-name="ce195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3/GB%20Accounts%20Company%202013-03-31%20(Mar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39" office:value-type="float" office:value="41000">
            <text:p>41000</text:p>
          </table:table-cell>
        </table:table-row>
        <table:table-row>
          <table:table-cell table:number-columns-repeated="13"/>
          <table:table-cell table:style-name="ce39" office:value-type="float" office:value="41364">
            <text:p>41364</text:p>
          </table:table-cell>
        </table:table-row>
      </table:table>
      <table:table table:name="'file:///C:/Users/Antony/diy/GB%20Accounts/GB%20Accounts%202013/GB%20Accounts%20Company%202013-03-31%20(Mar13)%20OpenOffice/Purchases.ods'#Mar13" table:print="false" table:style-name="ta_extref">
        <table:table-source xlink:type="simple" xlink:href="../Purchases.ods" table:table-name="Mar13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38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Mar13" table:print="false" table:style-name="ta_extref">
        <table:table-source xlink:type="simple" xlink:href="../Sales.ods" table:table-name="Mar13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38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4">
      <number:number number:decimal-places="0" number:min-integer-digits="1"/>
      <number:text> </number:text>
    </number:number-style>
    <number:number-style style:name="N115P0" style:volatile="true">
      <number:number number:decimal-places="0" number:min-integer-digits="1"/>
      <number:text> </number:text>
    </number:number-style>
    <number:number-style style:name="N115">
      <style:text-properties fo:color="#ff0000"/>
      <number:text>-</number:text>
      <number:number number:decimal-places="0" number:min-integer-digits="1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date-style style:name="N117P0" style:volatile="true">
      <number:day number:style="long"/>
      <number:text>/</number:text>
      <number:month number:style="long"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118">
      <number:currency-symbol>£</number:currency-symbol>
      <number:number number:decimal-places="0" number:min-integer-digits="1" number:grouping="true"/>
    </number:currency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percentage-style style:name="N120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/01/2012</text:date>, <text:time>18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1-27">27/01/2012</text:date> <text:s/><text:time>18:18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1-27">27/01/2012</text:date> <text:s/><text:time>18:18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1-27">27/01/2012</text:date> <text:s/><text:time>18:18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0607 Financial Accounts</dc:title>
    <meta:initial-creator>Terry Cartwright</meta:initial-creator>
    <dc:creator>Antony Cartwright</dc:creator>
    <meta:creation-date>2002-12-30T15:31:19Z</meta:creation-date>
    <dc:date>2012-01-27T18:18:31.44</dc:date>
    <meta:print-date>2007-03-03T22:52:10Z</meta:print-date>
    <meta:editing-duration>PT34S</meta:editing-duration>
    <meta:editing-cycles>1</meta:editing-cycles>
    <meta:document-statistic meta:table-count="3" meta:cell-count="1535" meta:object-count="0"/>
  </office:meta>
</office:document-meta>
</file>